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D9D9D9"/>
      <style:text-properties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Default" style:data-style-name="N0">
      <style:table-cell-properties fo:border="thin solid #000000" style:vertical-align="middle" fo:background-color="#FFFFFF"/>
    </style:style>
    <style:style style:name="ce6" style:family="table-cell" style:parent-style-name="Hyperlink" style:data-style-name="N0">
      <style:table-cell-properties fo:border="thin solid #000000" style:vertical-align="middle" fo:wrap-option="wrap" fo:background-color="#FFFFFF"/>
      <style:text-properties fo:color="#0563C1" style:text-underline-style="solid" style:text-underline-type="single"/>
    </style:style>
    <style:style style:name="ce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8" style:family="table-cell" style:parent-style-name="Default" style:data-style-name="N0">
      <style:table-cell-properties fo:border="thin solid #000000" style:vertical-align="middle" fo:background-color="#FFFFFF" style:repeat-content="false"/>
      <style:paragraph-properties fo:text-align="center"/>
    </style:style>
    <style:style style:name="ce9"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10" style:family="table-cell" style:parent-style-name="Default" style:data-style-name="N0">
      <style:table-cell-properties fo:background-color="#FFFFFF"/>
      <style:text-properties fo:font-size="18pt" style:font-size-asian="18pt" style:font-size-complex="18pt" fo:font-weight="bold" style:font-weight-asian="bold" style:font-weight-complex="bold"/>
    </style:style>
    <style:style style:name="ce11" style:family="table-cell" style:parent-style-name="Default" style:data-style-name="N0">
      <style:table-cell-properties style:vertical-align="automatic" fo:background-color="#FFFFFF"/>
      <style:text-properties fo:color="#FFFFFF"/>
    </style:style>
    <style:style style:name="ce12" style:family="table-cell" style:parent-style-name="Default" style:data-style-name="N0">
      <style:table-cell-properties style:vertical-align="automatic" fo:background-color="#FFFFFF"/>
    </style:style>
    <style:style style:name="ce13" style:family="table-cell" style:parent-style-name="Default" style:data-style-name="N0">
      <style:table-cell-properties style:vertical-align="automatic"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14" style:family="table-cell" style:parent-style-name="Default" style:data-style-name="N36">
      <style:table-cell-properties style:vertical-align="automatic" fo:wrap-option="wrap" fo:background-color="#FFFFFF"/>
    </style:style>
    <style:style style:name="ce15"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16" style:family="table-cell" style:parent-style-name="Default" style:data-style-name="N0">
      <style:table-cell-properties fo:background-color="#FFFFFF"/>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18" style:family="table-cell" style:parent-style-name="Default" style:data-style-name="N0">
      <style:table-cell-properties fo:background-color="#FFFFFF"/>
      <style:text-properties fo:font-size="14pt" style:font-size-asian="14pt" style:font-size-complex="14pt"/>
    </style:style>
    <style:style style:name="ce19"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20" style:family="table-cell" style:parent-style-name="Default" style:data-style-name="N0">
      <style:table-cell-properties style:vertical-align="middle" fo:background-color="#FFFFFF" style:repeat-content="false"/>
      <style:paragraph-properties fo:text-align="end" fo:margin-right="0cm"/>
      <style:text-properties style:font-name="Calibri" style:font-name-asian="Calibri" style:font-name-complex="Calibri" fo:font-size="16pt" style:font-size-asian="16pt" style:font-size-complex="16pt" fo:font-weight="bold" style:font-weight-asian="bold" style:font-weight-complex="bold"/>
    </style:style>
    <style:style style:name="ce21" style:family="table-cell" style:parent-style-name="Default" style:data-style-name="N0">
      <style:table-cell-properties style:vertical-align="middle" fo:background-color="#FFFFFF" style:repeat-content="false"/>
      <style:paragraph-properties fo:text-align="start" fo:margin-left="0cm"/>
      <style:text-properties fo:color="#BFBFBF" style:font-name="Calibri" style:font-name-asian="Calibri" style:font-name-complex="Calibri" fo:font-size="14pt" style:font-size-asian="14pt" style:font-size-complex="14pt"/>
    </style:style>
    <style:style style:name="ce22" style:family="table-cell" style:parent-style-name="Default" style:data-style-name="N0">
      <style:table-cell-properties style:vertical-align="middle" fo:background-color="#FFFFFF"/>
      <style:text-properties style:font-name="Calibri" style:font-name-asian="Calibri" style:font-name-complex="Calibri"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style>
    <style:style style:name="ce24" style:family="table-cell" style:parent-style-name="Default" style:data-style-name="N0">
      <style:table-cell-properties style:vertical-align="automatic" fo:background-color="#FFFFFF"/>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25" style:family="table-cell" style:parent-style-name="Default" style:data-style-name="N0">
      <style:table-cell-properties style:vertical-align="automatic" fo:wrap-option="wrap" fo:background-color="#FFFFFF"/>
    </style:style>
    <style:style style:name="ce26" style:family="table-cell" style:parent-style-name="Default" style:data-style-name="N0">
      <style:table-cell-properties style:vertical-align="middle" fo:wrap-option="wrap" fo:background-color="#FFFFFF"/>
      <style:text-properties fo:color="#BFBFBF" style:font-name="Calibri" style:font-name-asian="Calibri" style:font-name-complex="Calibri" fo:font-size="14pt" style:font-size-asian="14pt" style:font-size-complex="14pt"/>
    </style:style>
    <style:style style:name="ce27" style:family="table-cell" style:parent-style-name="Default" style:data-style-name="N0">
      <style:table-cell-properties style:vertical-align="automatic" fo:background-color="#FFFFFF" style:repeat-content="false"/>
      <style:paragraph-properties fo:text-align="end" fo:margin-right="0cm"/>
      <style:text-properties fo:font-size="14pt" style:font-size-asian="14pt" style:font-size-complex="14pt" fo:font-weight="bold" style:font-weight-asian="bold" style:font-weight-complex="bold"/>
    </style:style>
    <style:style style:name="ce28" style:family="table-cell" style:parent-style-name="Default" style:data-style-name="N36">
      <style:table-cell-properties fo:border="thin solid #000000" style:vertical-align="middle" fo:wrap-option="wrap" fo:background-color="#FFFFFF" style:repeat-content="false"/>
      <style:paragraph-properties fo:text-align="start" fo:margin-left="0cm"/>
    </style:style>
    <style:style style:name="ce2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969696"/>
    </style:style>
    <style:style style:name="ce32"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969696"/>
    </style:style>
    <style:style style:name="ce33"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563C1" style:text-underline-style="solid" style:text-underline-type="single"/>
    </style:style>
    <style:style style:name="ce34"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35" style:family="table-cell" style:parent-style-name="Default" style:data-style-name="N0">
      <style:table-cell-properties fo:border="thin solid #000000" fo:background-color="#FFFFFF"/>
    </style:style>
    <style:style style:name="ce36" style:family="table-cell" style:parent-style-name="Normal_32_7" style:data-style-name="N0">
      <style:table-cell-properties style:vertical-align="automatic" fo:background-color="#FFFFFF"/>
      <style:text-properties fo:font-size="10pt" style:font-size-asian="10pt" style:font-size-complex="10pt"/>
    </style:style>
    <style:style style:name="ce37" style:family="table-cell" style:parent-style-name="Normal_32_7" style:data-style-name="N0">
      <style:table-cell-properties fo:border="thin solid #000000"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8" style:family="table-cell" style:parent-style-name="Normal_32_7" style:data-style-name="N0">
      <style:table-cell-properties fo:border="thin solid #000000" style:vertical-align="top" fo:wrap-option="wrap" fo:background-color="#FFFFFF"/>
      <style:text-properties fo:font-size="10pt" style:font-size-asian="10pt" style:font-size-complex="10pt"/>
    </style:style>
    <style:style style:name="ce39"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40" style:family="table-cell" style:parent-style-name="Normal_32_7" style:data-style-name="N0">
      <style:table-cell-properties fo:border="thin solid #000000" style:vertical-align="automatic" fo:wrap-option="wrap" fo:background-color="#FFFFFF"/>
      <style:text-properties fo:font-size="10pt" style:font-size-asian="10pt" style:font-size-complex="10pt"/>
    </style:style>
    <style:style style:name="ce41" style:family="table-cell" style:parent-style-name="Normal_32_7" style:data-style-name="N0">
      <style:table-cell-properties fo:border="thin solid #000000" style:vertical-align="middle" fo:wrap-option="wrap" fo:background-color="#D9D9D9" style:repeat-content="false"/>
      <style:paragraph-properties fo:text-align="start" fo:margin-left="0cm"/>
      <style:text-properties fo:font-size="10pt" style:font-size-asian="10pt" style:font-size-complex="10pt"/>
    </style:style>
    <style:style style:name="ce4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43" style:family="table-cell" style:parent-style-name="Normal_32_7" style:data-style-name="N0">
      <style:table-cell-properties fo:border="thin solid #000000" style:vertical-align="middle" fo:wrap-option="wrap" fo:background-color="#FFFFFF"/>
      <style:text-properties fo:font-size="10pt" style:font-size-asian="10pt" style:font-size-complex="10pt"/>
    </style:style>
    <style:style style:name="ce44" style:family="table-cell" style:parent-style-name="Normal_32_7" style:data-style-name="N0">
      <style:table-cell-properties style:vertical-align="automatic" fo:wrap-option="wrap" fo:background-color="#FFFFFF"/>
      <style:text-properties fo:font-size="10pt" style:font-size-asian="10pt" style:font-size-complex="10pt"/>
    </style:style>
    <style:style style:name="ce45" style:family="table-cell" style:parent-style-name="Normal_32_7" style:data-style-name="N0">
      <style:table-cell-properties style:vertical-align="middle" fo:background-color="#FFFFFF"/>
      <style:text-properties fo:font-size="10pt" style:font-size-asian="10pt" style:font-size-complex="10pt"/>
    </style:style>
    <style:style style:name="ce46" style:family="table-cell" style:parent-style-name="Normal_32_7"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47" style:family="table-cell" style:parent-style-name="Normal_32_7" style:data-style-name="N0">
      <style:table-cell-properties fo:border-top="thin solid #000000" fo:border-bottom="thin solid #000000" fo:border-left="none" fo:border-right="thin solid #000000" style:vertical-align="middle" fo:wrap-option="wrap" fo:background-color="transparent"/>
      <style:text-properties fo:font-size="12pt" style:font-size-asian="12pt" style:font-size-complex="12pt" fo:font-weight="bold" style:font-weight-asian="bold" style:font-weight-complex="bold"/>
    </style:style>
    <style:style style:name="ce48"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49" style:family="table-cell" style:parent-style-name="Default" style:data-style-name="N0">
      <style:table-cell-properties fo:border-top="thin solid #000000" fo:border-bottom="thin solid #000000" fo:border-left="none" fo:border-right="thin solid #000000" style:vertical-align="middle" fo:background-color="#BFBFBF" style:rotation-angle="90" style:repeat-content="false"/>
      <style:paragraph-properties fo:text-align="center"/>
      <style:text-properties fo:font-size="16pt" style:font-size-asian="16pt" style:font-size-complex="16pt"/>
    </style:style>
    <style:style style:name="ce50"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51" style:family="table-cell" style:parent-style-name="Default" style:data-style-name="N0">
      <style:table-cell-properties fo:border="thin solid #000000" style:vertical-align="middle" fo:wrap-option="wrap" fo:background-color="#BFBFBF" style:rotation-angle="90" style:cell-protect="none" style:repeat-content="false"/>
      <style:paragraph-properties fo:text-align="center"/>
      <style:text-properties fo:font-size="16pt" style:font-size-asian="16pt" style:font-size-complex="16pt"/>
    </style:style>
    <style:style style:name="ce5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53" style:family="table-cell" style:parent-style-name="Default" style:data-style-name="N0">
      <style:table-cell-properties style:vertical-align="middle" fo:background-color="#FFFFFF" style:cell-protect="protected"/>
    </style:style>
    <style:style style:name="ce54" style:family="table-cell" style:parent-style-name="Default" style:data-style-name="N0">
      <style:table-cell-properties style:vertical-align="middle" fo:background-color="#FFFFFF" style:cell-protect="none"/>
    </style:style>
    <style:style style:name="ce5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7"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style>
    <style:style style:name="ce58"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9" style:family="table-cell" style:parent-style-name="Default" style:data-style-name="N0">
      <style:table-cell-properties fo:border="thin solid #000000" style:vertical-align="middle" fo:wrap-option="wrap" style:cell-protect="none"/>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6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6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6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64" style:family="table-cell" style:parent-style-name="Default" style:data-style-name="N37">
      <style:table-cell-properties fo:border="thin solid #000000" style:vertical-align="middle" style:cell-protect="none" style:repeat-content="false"/>
      <style:paragraph-properties fo:text-align="end" fo:margin-right="0cm"/>
    </style:style>
    <style:style style:name="ce65"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66" style:family="table-cell" style:parent-style-name="Default" style:data-style-name="N37">
      <style:table-cell-properties fo:border="thin solid #000000" style:vertical-align="middle" fo:background-color="#FFFFFF" style:cell-protect="none" style:repeat-content="false"/>
      <style:paragraph-properties fo:text-align="end" fo:margin-right="0cm"/>
    </style:style>
    <style:style style:name="ce67" style:family="table-cell" style:parent-style-name="Default" style:data-style-name="N37">
      <style:table-cell-properties fo:border="thin solid #000000" style:vertical-align="middle" fo:background-color="#BFBFBF" style:cell-protect="protected" style:repeat-content="false"/>
      <style:paragraph-properties fo:text-align="end" fo:margin-right="0cm"/>
    </style:style>
    <style:style style:name="ce68" style:family="table-cell" style:parent-style-name="Default" style:data-style-name="N0">
      <style:table-cell-properties fo:border="thin solid #000000" style:vertical-align="middle" fo:background-color="#FFFFFF" style:cell-protect="none"/>
    </style:style>
    <style:style style:name="ce6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cell-protect="none" style:repeat-content="false"/>
      <style:paragraph-properties fo:text-align="start" fo:margin-left="0cm"/>
      <style:text-properties fo:font-size="11pt" style:font-size-asian="11pt" style:font-size-complex="11pt"/>
    </style:style>
    <style:style style:name="ce70" style:family="table-cell" style:parent-style-name="Default" style:data-style-name="N0">
      <style:table-cell-properties style:vertical-align="middle" style:cell-protect="none"/>
    </style:style>
    <style:style style:name="ce71" style:family="table-cell" style:parent-style-name="Default" style:data-style-name="N0">
      <style:table-cell-properties fo:border="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7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3"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74"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5" style:family="table-cell" style:parent-style-name="Normal_32_4" style:data-style-name="N3">
      <style:table-cell-properties style:vertical-align="automatic" fo:background-color="#FFFFFF"/>
      <style:text-properties fo:font-size="10pt" style:font-size-asian="10pt" style:font-size-complex="10pt" fo:font-weight="bold" style:font-weight-asian="bold" style:font-weight-complex="bold"/>
    </style:style>
    <style:style style:name="ce76" style:family="table-cell" style:parent-style-name="Normal_32_4" style:data-style-name="N0">
      <style:table-cell-properties fo:border="thin solid #000000" style:vertical-align="middle" fo:background-color="#A9D08E"/>
      <style:text-properties fo:font-size="12pt" style:font-size-asian="12pt" style:font-size-complex="12pt"/>
    </style:style>
    <style:style style:name="ce77" style:family="table-cell" style:parent-style-name="Normal_32_4" style:data-style-name="N0">
      <style:table-cell-properties fo:border="thin solid #000000" style:vertical-align="middle" fo:wrap-option="wrap" fo:background-color="#A9D08E"/>
      <style:text-properties fo:font-size="12pt" style:font-size-asian="12pt" style:font-size-complex="12pt"/>
    </style:style>
    <style:style style:name="ce78" style:family="table-cell" style:parent-style-name="Normal_32_4"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79" style:family="table-cell" style:parent-style-name="Normal_32_4" style:data-style-name="N3">
      <style:table-cell-properties style:vertical-align="automatic" fo:background-color="#FFFFFF"/>
      <style:text-properties fo:font-size="10pt" style:font-size-asian="10pt" style:font-size-complex="10pt"/>
    </style:style>
    <style:style style:name="ce80" style:family="table-cell" style:parent-style-name="Normal_32_4" style:data-style-name="N0">
      <style:table-cell-properties fo:border="thin solid #000000" style:vertical-align="automatic" fo:background-color="#FFFFFF"/>
      <style:text-properties fo:font-size="10pt" style:font-size-asian="10pt" style:font-size-complex="10pt"/>
    </style:style>
    <style:style style:name="ce81" style:family="table-cell" style:parent-style-name="Normal_32_4" style:data-style-name="N0">
      <style:table-cell-properties style:vertical-align="automatic" fo:background-color="#FFFFFF"/>
      <style:text-properties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09020833333333cm" style:use-optimal-column-width="true"/>
    </style:style>
    <style:style style:name="co2" style:family="table-column">
      <style:table-column-properties fo:break-before="auto" style:column-width="3.86291666666667cm" style:use-optimal-column-width="true"/>
    </style:style>
    <style:style style:name="co3" style:family="table-column">
      <style:table-column-properties fo:break-before="auto" style:column-width="11.2977083333333cm"/>
    </style:style>
    <style:style style:name="co4" style:family="table-column">
      <style:table-column-properties fo:break-before="auto" style:column-width="4.49791666666667cm"/>
    </style:style>
    <style:style style:name="co5" style:family="table-column">
      <style:table-column-properties fo:break-before="auto" style:column-width="2.06375cm"/>
    </style:style>
    <style:style style:name="co6" style:family="table-column">
      <style:table-column-properties fo:break-before="auto" style:column-width="0.211666666666667cm"/>
    </style:style>
    <style:style style:name="co7" style:family="table-column">
      <style:table-column-properties fo:break-before="auto" style:column-width="11.0595833333333cm"/>
    </style:style>
    <style:style style:name="co8" style:family="table-column">
      <style:table-column-properties fo:break-before="auto" style:column-width="4.39208333333333cm"/>
    </style:style>
    <style:style style:name="co9" style:family="table-column">
      <style:table-column-properties fo:break-before="auto" style:column-width="1.42875cm"/>
    </style:style>
    <style:style style:name="co10" style:family="table-column">
      <style:table-column-properties fo:break-before="auto" style:column-width="0.423333333333333cm"/>
    </style:style>
    <style:style style:name="co11" style:family="table-column">
      <style:table-column-properties fo:break-before="auto" style:column-width="2.301875cm"/>
    </style:style>
    <style:style style:name="co12" style:family="table-column">
      <style:table-column-properties fo:break-before="auto" style:column-width="2.38125cm"/>
    </style:style>
    <style:style style:name="co13" style:family="table-column">
      <style:table-column-properties fo:break-before="auto" style:column-width="2.91041666666667cm"/>
    </style:style>
    <style:style style:name="co14" style:family="table-column">
      <style:table-column-properties fo:break-before="auto" style:column-width="3.06916666666667cm" style:use-optimal-column-width="true"/>
    </style:style>
    <style:style style:name="co15" style:family="table-column">
      <style:table-column-properties fo:break-before="auto" style:column-width="14.6579166666667cm"/>
    </style:style>
    <style:style style:name="co16" style:family="table-column">
      <style:table-column-properties fo:break-before="auto" style:column-width="5.476875cm"/>
    </style:style>
    <style:style style:name="co17" style:family="table-column">
      <style:table-column-properties fo:break-before="auto" style:column-width="3.51895833333333cm"/>
    </style:style>
    <style:style style:name="co18" style:family="table-column">
      <style:table-column-properties fo:break-before="auto" style:column-width="3.04270833333333cm"/>
    </style:style>
    <style:style style:name="co19" style:family="table-column">
      <style:table-column-properties fo:break-before="auto" style:column-width="2.24895833333333cm"/>
    </style:style>
    <style:style style:name="co20" style:family="table-column">
      <style:table-column-properties fo:break-before="auto" style:column-width="2.143125cm"/>
    </style:style>
    <style:style style:name="co21" style:family="table-column">
      <style:table-column-properties fo:break-before="auto" style:column-width="2.35479166666667cm"/>
    </style:style>
    <style:style style:name="co22" style:family="table-column">
      <style:table-column-properties fo:break-before="auto" style:column-width="2.59291666666667cm"/>
    </style:style>
    <style:style style:name="co23" style:family="table-column">
      <style:table-column-properties fo:break-before="auto" style:column-width="3.62479166666667cm"/>
    </style:style>
    <style:style style:name="co24" style:family="table-column">
      <style:table-column-properties fo:break-before="auto" style:column-width="4.10104166666667cm"/>
    </style:style>
    <style:style style:name="co25" style:family="table-column">
      <style:table-column-properties fo:break-before="auto" style:column-width="4.841875cm"/>
    </style:style>
    <style:style style:name="co26" style:family="table-column">
      <style:table-column-properties fo:break-before="auto" style:column-width="4.18041666666667cm"/>
    </style:style>
    <style:style style:name="co27" style:family="table-column">
      <style:table-column-properties fo:break-before="auto" style:column-width="3.22791666666667cm"/>
    </style:style>
    <style:style style:name="co28" style:family="table-column">
      <style:table-column-properties fo:break-before="auto" style:column-width="1.00541666666667cm"/>
    </style:style>
    <style:style style:name="co29" style:family="table-column">
      <style:table-column-properties fo:break-before="auto" style:column-width="10.5833333333333cm"/>
    </style:style>
    <style:style style:name="co30" style:family="table-column">
      <style:table-column-properties fo:break-before="auto" style:column-width="11.1654166666667cm"/>
    </style:style>
    <style:style style:name="co31" style:family="table-column">
      <style:table-column-properties fo:break-before="auto" style:column-width="7.72583333333333cm"/>
    </style:style>
    <style:style style:name="ro1" style:family="table-row">
      <style:table-row-properties style:row-height="47.2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3.25pt" style:use-optimal-row-height="true" fo:break-before="auto"/>
    </style:style>
    <style:style style:name="ro8" style:family="table-row">
      <style:table-row-properties style:row-height="5.2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21pt" style:use-optimal-row-height="true" fo:break-before="auto"/>
    </style:style>
    <style:style style:name="ro11" style:family="table-row">
      <style:table-row-properties style:row-height="6.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55.5pt" style:use-optimal-row-height="false" fo:break-before="auto"/>
    </style:style>
    <style:style style:name="ro20" style:family="table-row">
      <style:table-row-properties style:row-height="52.5pt" style:use-optimal-row-height="false" fo:break-before="auto"/>
    </style:style>
    <style:style style:name="ro21" style:family="table-row">
      <style:table-row-properties style:row-height="51pt" style:use-optimal-row-height="true" fo:break-before="auto"/>
    </style:style>
    <style:style style:name="ro22" style:family="table-row">
      <style:table-row-properties style:row-height="49.5pt" style:use-optimal-row-height="false" fo:break-before="auto"/>
    </style:style>
    <style:style style:name="ro23" style:family="table-row">
      <style:table-row-properties style:row-height="54pt" style:use-optimal-row-height="false" fo:break-before="auto"/>
    </style:style>
    <style:style style:name="ro24" style:family="table-row">
      <style:table-row-properties style:row-height="12.75pt" style:use-optimal-row-height="false" fo:break-before="auto"/>
    </style:style>
    <style:style style:name="ro25" style:family="table-row">
      <style:table-row-properties style:row-height="25.5pt" style:use-optimal-row-height="true" fo:break-before="auto"/>
    </style:style>
    <style:style style:name="ro26" style:family="table-row">
      <style:table-row-properties style:row-height="58.5pt" style:use-optimal-row-height="false" fo:break-before="auto"/>
    </style:style>
    <style:style style:name="ro27" style:family="table-row">
      <style:table-row-properties style:row-height="63.75pt" style:use-optimal-row-height="true" fo:break-before="auto"/>
    </style:style>
    <style:style style:name="ro28" style:family="table-row">
      <style:table-row-properties style:row-height="68.25pt" style:use-optimal-row-height="false" fo:break-before="auto"/>
    </style:style>
    <style:style style:name="ro29" style:family="table-row">
      <style:table-row-properties style:row-height="60.75pt" style:use-optimal-row-height="false" fo:break-before="auto"/>
    </style:style>
    <style:style style:name="ro30" style:family="table-row">
      <style:table-row-properties style:row-height="12.75pt" style:use-optimal-row-height="true" fo:break-before="auto"/>
    </style:style>
    <style:style style:name="ro31" style:family="table-row">
      <style:table-row-properties style:row-height="35.25pt" style:use-optimal-row-height="false" fo:break-before="auto"/>
    </style:style>
    <style:style style:name="ro32" style:family="table-row">
      <style:table-row-properties style:row-height="45pt" style:use-optimal-row-height="false" fo:break-before="auto"/>
    </style:style>
    <style:style style:name="ro33" style:family="table-row">
      <style:table-row-properties style:row-height="54.75pt" style:use-optimal-row-height="false" fo:break-before="auto"/>
    </style:style>
    <style:style style:name="ro34" style:family="table-row">
      <style:table-row-properties style:row-height="42pt" style:use-optimal-row-height="false" fo:break-before="auto"/>
    </style:style>
    <style:style style:name="ro35" style:family="table-row">
      <style:table-row-properties style:row-height="29.25pt" style:use-optimal-row-height="false" fo:break-before="auto"/>
    </style:style>
    <style:style style:name="ro36" style:family="table-row">
      <style:table-row-properties style:row-height="13.15pt" style:use-optimal-row-height="true" fo:break-before="auto"/>
    </style:style>
    <style:style style:name="ro37" style:family="table-row">
      <style:table-row-properties style:row-height="7.5pt" style:use-optimal-row-height="false" fo:break-before="auto"/>
    </style:style>
    <style:style style:name="ro38" style:family="table-row">
      <style:table-row-properties style:row-height="113.25pt" style:use-optimal-row-height="false" fo:break-before="auto"/>
    </style:style>
    <style:style style:name="ro39" style:family="table-row">
      <style:table-row-properties style:row-height="53.25pt" style:use-optimal-row-height="false" fo:break-before="auto"/>
    </style:style>
    <style:style style:name="ro40" style:family="table-row">
      <style:table-row-properties style:row-height="57.75pt" style:use-optimal-row-height="false" fo:break-before="auto"/>
    </style:style>
    <style:style style:name="ro41"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style:style style:name="ce8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map style:condition="of:is-true-formula(AND(NOT(ISBLANK([.F13]));ISBLANK([.E13])))" style:apply-style-name="cf1" style:base-cell-address="Data_sheet.E13"/>
    </style:style>
    <style:style style:name="ce8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8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8]));ISBLANK([.D8])))" style:apply-style-name="cf1" style:base-cell-address="Data_sheet.D8"/>
    </style:style>
    <style:style style:name="ce8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8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5]));ISBLANK([.E15])))" style:apply-style-name="cf1" style:base-cell-address="Data_sheet.E15"/>
      <style:map style:condition="of:is-true-formula(AND(NOT(ISBLANK([.E8]));ISBLANK([.D8])))" style:apply-style-name="cf1" style:base-cell-address="Data_sheet.D8"/>
    </style:style>
    <style:style style:name="ce8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5]));ISBLANK([.D15])))" style:apply-style-name="cf1" style:base-cell-address="Data_sheet.D15"/>
      <style:map style:condition="of:is-true-formula(AND(NOT(ISBLANK([.E15]));ISBLANK([.D15])))" style:apply-style-name="cf1" style:base-cell-address="Data_sheet.D15"/>
    </style:style>
    <style:style style:name="ce8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6]));ISBLANK([.D16])))" style:apply-style-name="cf1" style:base-cell-address="Data_sheet.D16"/>
      <style:map style:condition="of:is-true-formula(AND(NOT(ISBLANK([.E16]));ISBLANK([.D16])))" style:apply-style-name="cf1" style:base-cell-address="Data_sheet.D16"/>
    </style:style>
    <style:style style:name="ce8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6]));ISBLANK([.E16])))" style:apply-style-name="cf1" style:base-cell-address="Data_sheet.E16"/>
      <style:map style:condition="of:is-true-formula(AND(NOT(ISBLANK([.F16]));ISBLANK([.E16])))" style:apply-style-name="cf1" style:base-cell-address="Data_sheet.E16"/>
    </style:style>
    <style:style style:name="ce9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7]));ISBLANK([.E17])))" style:apply-style-name="cf1" style:base-cell-address="Data_sheet.E17"/>
      <style:map style:condition="of:is-true-formula(AND(NOT(ISBLANK([.F17]));ISBLANK([.E17])))" style:apply-style-name="cf1" style:base-cell-address="Data_sheet.E17"/>
    </style:style>
    <style:style style:name="ce9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7]));ISBLANK([.D17])))" style:apply-style-name="cf1" style:base-cell-address="Data_sheet.D17"/>
      <style:map style:condition="of:is-true-formula(AND(NOT(ISBLANK([.E17]));ISBLANK([.D17])))" style:apply-style-name="cf1" style:base-cell-address="Data_sheet.D17"/>
    </style:style>
    <style:style style:name="ce9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C17]));ISBLANK([.D17])))" style:apply-style-name="cf1" style:base-cell-address="Data_sheet.D17"/>
      <style:map style:condition="of:is-true-formula(AND(NOT(ISBLANK([.E7]));ISBLANK([.D7])))" style:apply-style-name="cf1" style:base-cell-address="Data_sheet.D7"/>
    </style:style>
    <style:style style:name="ce93" style:family="table-cell" style:parent-style-name="Default" style:data-style-name="N0">
      <style:table-cell-properties fo:border="thin solid #000000" style:vertical-align="middle" fo:wrap-option="wrap" style:cell-protect="none"/>
      <style:map style:condition="of:is-true-formula(AND(NOT(ISBLANK([.$A7]));ISBLANK([.B7])))" style:apply-style-name="cf1" style:base-cell-address="Data_sheet.B7"/>
    </style:style>
    <style:style style:name="ce94" style:family="table-cell" style:parent-style-name="Default" style:data-style-name="N0">
      <style:table-cell-properties fo:border="thin solid #000000" style:vertical-align="middle" fo:wrap-option="wrap" style:cell-protect="none"/>
      <style:map style:condition="of:is-true-formula(AND(NOT(ISBLANK([.A7]));ISBLANK([.C7])))" style:apply-style-name="cf1" style:base-cell-address="Data_sheet.C7"/>
    </style:style>
    <style:style style:name="ce9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17]));ISBLANK([.E17])))" style:apply-style-name="cf1" style:base-cell-address="Data_sheet.E17"/>
      <style:map style:condition="of:is-true-formula(AND(NOT(ISBLANK([.F17]));ISBLANK([.E17])))" style:apply-style-name="cf1" style:base-cell-address="Data_sheet.E17"/>
    </style:style>
    <style:style style:name="ce9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9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9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9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10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10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10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10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name="ce10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10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10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10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10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10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11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11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11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name="ce11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11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map style:condition="of:is-true-formula(AND(NOT(ISBLANK([.F13]));ISBLANK([.E13])))" style:apply-style-name="cf1" style:base-cell-address="Data_sheet.E13"/>
    </style:style>
    <style:style style:name="ce11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map style:condition="of:is-true-formula(AND(NOT(ISBLANK([.F13]));ISBLANK([.E13])))" style:apply-style-name="cf1" style:base-cell-address="Data_sheet.E13"/>
    </style:style>
    <style:style style:name="ce11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map style:condition="of:is-true-formula(AND(NOT(ISBLANK([.F13]));ISBLANK([.E13])))" style:apply-style-name="cf1" style:base-cell-address="Data_sheet.E13"/>
    </style:style>
    <style:style style:name="ce11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map style:condition="of:is-true-formula(AND(NOT(ISBLANK([.F13]));ISBLANK([.E13])))" style:apply-style-name="cf1" style:base-cell-address="Data_sheet.E13"/>
    </style:style>
    <style:style style:name="ce11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map style:condition="of:is-true-formula(AND(NOT(ISBLANK([.F13]));ISBLANK([.E13])))" style:apply-style-name="cf1" style:base-cell-address="Data_sheet.E13"/>
    </style:style>
    <style:style style:name="ce11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map style:condition="of:is-true-formula(AND(NOT(ISBLANK([.F13]));ISBLANK([.E13])))" style:apply-style-name="cf1" style:base-cell-address="Data_sheet.E13"/>
    </style:style>
    <style:style style:name="ce12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map style:condition="of:is-true-formula(AND(NOT(ISBLANK([.F13]));ISBLANK([.E13])))" style:apply-style-name="cf1" style:base-cell-address="Data_sheet.E13"/>
    </style:style>
    <style:style style:name="ce12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map style:condition="of:is-true-formula(AND(NOT(ISBLANK([.F13]));ISBLANK([.E13])))" style:apply-style-name="cf1" style:base-cell-address="Data_sheet.E13"/>
    </style:style>
    <style:style style:name="ce12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map style:condition="of:is-true-formula(AND(NOT(ISBLANK([.F13]));ISBLANK([.E13])))" style:apply-style-name="cf1" style:base-cell-address="Data_sheet.E13"/>
    </style:style>
    <style:style style:name="ce12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map style:condition="of:is-true-formula(AND(NOT(ISBLANK([.F13]));ISBLANK([.E13])))" style:apply-style-name="cf1" style:base-cell-address="Data_sheet.E13"/>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stroke="solid" svg:stroke-color="#000000" draw:auto-grow-width="false" draw:auto-grow-height="false"/>
    </style:style>
    <style:style style:family="graphic" style:name="a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quot;Yes_No&quot;))" table:base-cell-address="Cover_sheet.C5">
          <table:help-message table:display="true"/>
          <table:error-message table:display="true"/>
        </table:content-validation>
        <table:content-validation table:name="val2" table:condition="of:cell-content-is-in-list(INDIRECT(&quot;Month&quot;))" table:base-cell-address="Cover_sheet.M3">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 table:name="val4" table:condition="of:is-true-formula([.D7]&gt;=[.E7])" table:base-cell-address="Data_sheet.D7">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5" table:condition="of:is-true-formula([.E7]&lt;=[.D7])" table:base-cell-address="Data_sheet.E7">
          <table:help-message table:display="true"/>
          <table:error-message table:title="FTE" table:display="true">
            <text:p>The value entered in the FTE field must be less than or equal to the value entered in the headcount field.</text:p>
          </table:error-message>
        </table:content-validation>
        <table:content-validation table:name="val6" table:condition="of:cell-content-is-in-list(['file://dom1/data/HQ/102PF/Shared/Group_LCDSSD3/HRD/Business%20Performance%20Team/009%20-%20Cabinet%20Office%20Monthly%20WFMI/10.%2018-19%20Submissions/07.%20October/Rtn%20to%20Cabinet%20Office/20180930%20COWFMI%20(WEB%20publish).xlsx'#Drop_down_lists.#REF!])" table:base-cell-address="Data_sheet.C7">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 table:name="val7" table:condition="of:cell-content-is-in-list(['file://dom1/data/HQ/102PF/Shared/Group_LCDSSD3/HRD/Business%20Performance%20Team/009%20-%20Cabinet%20Office%20Monthly%20WFMI/10.%2018-19%20Submissions/07.%20October/Rtn%20to%20Cabinet%20Office/20180930%20COWFMI%20(WEB%20publish).xlsx'#Drop_down_lists.#REF!])" table:base-cell-address="Data_sheet.A7">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8">
          <table:help-message table:display="true"/>
          <table:error-message table:display="true"/>
        </table:content-validation>
        <table:content-validation table:name="val9" table:condition="of:cell-content-is-decimal-number() and cell-content()&gt;=0">
          <table:help-message table:display="true"/>
          <table:error-message table:display="true"/>
        </table:content-validation>
        <table:content-validation table:name="val10" table:condition="of:cell-content-is-in-list(INDIRECT(&quot;Organisation_Type&quot;))" table:base-cell-address="Data_sheet.B7">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11">
          <table:help-message table:display="true"/>
          <table:error-message table:display="true">
            <text:p>FTE cannot be greater than Headcount</text:p>
            <text:p/>
          </table:error-message>
        </table:content-validation>
      </table:content-validations>
      <table:table table:name="Content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6380" table:default-cell-style-name="ce4"/>
        <table:table-row table:style-name="ro1">
          <table:table-cell office:value-type="string" table:style-name="ce2">
            <text:p>Sheet no.</text:p>
          </table:table-cell>
          <table:table-cell office:value-type="string" table:style-name="ce2">
            <text:p>Sheet title</text:p>
          </table:table-cell>
          <table:table-cell office:value-type="string" table:style-name="ce3">
            <text:p>Detail</text:p>
          </table:table-cell>
          <table:table-cell office:value-type="string" table:style-name="ce3">
            <text:p>Sheet to be returned to Cabinet Office by main department</text:p>
          </table:table-cell>
          <table:table-cell table:number-columns-repeated="16380"/>
        </table:table-row>
        <table:table-row table:style-name="ro2">
          <table:table-cell office:value-type="float" office:value="1" table:style-name="ce5">
            <text:p>1</text:p>
          </table:table-cell>
          <table:table-cell office:value-type="string" table:style-name="ce6">
            <text:p><text:a xlink:href="#Contents.A1">Contents</text:a></text:p>
          </table:table-cell>
          <table:table-cell office:value-type="string" table:style-name="ce7">
            <text:p>Provides summary detail of contents of workbook and each separate sheet.</text:p>
          </table:table-cell>
          <table:table-cell office:value-type="string" table:style-name="ce8">
            <text:p>No</text:p>
          </table:table-cell>
          <table:table-cell table:number-columns-repeated="16380"/>
        </table:table-row>
        <table:table-row table:style-name="ro3">
          <table:table-cell office:value-type="float" office:value="2" table:style-name="ce5">
            <text:p>2</text:p>
          </table:table-cell>
          <table:table-cell office:value-type="string" table:style-name="ce6">
            <text:p><text:a xlink:href="#'Cover sheet'.A1">Cover sheet</text:a></text:p>
          </table:table-cell>
          <table:table-cell office:value-type="string" table:style-name="ce7">
            <text:p>Requests main department contact information and confirmation of coverage and sign-off. Additional comments can also be provided on this sheet.<text:s/></text:p>
            <text:p>To be completed by main department when returning the summary template to Cabinet Office</text:p>
          </table:table-cell>
          <table:table-cell office:value-type="string" table:style-name="ce8">
            <text:p>YES</text:p>
          </table:table-cell>
          <table:table-cell table:number-columns-repeated="16380"/>
        </table:table-row>
        <table:table-row table:style-name="ro2">
          <table:table-cell office:value-type="float" office:value="3" table:style-name="ce5">
            <text:p>3</text:p>
          </table:table-cell>
          <table:table-cell office:value-type="string" table:style-name="ce6">
            <text:p><text:a xlink:href="#'Data fields'.A1">Data fields</text:a></text:p>
          </table:table-cell>
          <table:table-cell office:value-type="string" table:style-name="ce7">
            <text:p>Provides detailed descriptions on the information required for each field in the data sheet.</text:p>
          </table:table-cell>
          <table:table-cell office:value-type="string" table:style-name="ce8">
            <text:p>No</text:p>
          </table:table-cell>
          <table:table-cell table:number-columns-repeated="16380"/>
        </table:table-row>
        <table:table-row table:style-name="ro4">
          <table:table-cell office:value-type="float" office:value="4" table:style-name="ce5">
            <text:p>4</text:p>
          </table:table-cell>
          <table:table-cell office:value-type="string" table:style-name="ce6">
            <text:p><text:a xlink:href="#'Data sheet'.A1">Data sheet</text:a></text:p>
          </table:table-cell>
          <table:table-cell office:value-type="string" table:style-name="ce9">
            <text:p>To be populated with the management information relating to this exercise.<text:s/></text:p>
            <text:p>A row of information to be completed by all organisations and to be sent back to the main department. The main department will collate responses for all their organisations and send one summary return to Cabinet Office that will contain a separate row of information for each organisation.</text:p>
          </table:table-cell>
          <table:table-cell office:value-type="string" table:style-name="ce8">
            <text:p>YES</text:p>
          </table:table-cell>
          <table:table-cell table:number-columns-repeated="16380"/>
        </table:table-row>
        <table:table-row table:style-name="ro5">
          <table:table-cell office:value-type="float" office:value="5" table:style-name="ce5">
            <text:p>5</text:p>
          </table:table-cell>
          <table:table-cell office:value-type="string" table:style-name="ce6">
            <text:p><text:a xlink:href="#'List of organisations'.A1">List of organisations</text:a></text:p>
          </table:table-cell>
          <table:table-cell office:value-type="string" table:style-name="ce7">
            <text:p>Provides an up-to-date list (as at 31 October 2016) of all organisations in scope for this exercise</text:p>
          </table:table-cell>
          <table:table-cell office:value-type="string" table:style-name="ce8">
            <text:p>No</text:p>
          </table:table-cell>
          <table:table-cell table:number-columns-repeated="16380"/>
        </table:table-row>
        <table:table-row table:number-rows-repeated="1048570" table:style-name="ro6">
          <table:table-cell table:number-columns-repeated="16384"/>
        </table:table-row>
      </table:table>
      <table:table table:name="Cover_sheet" table:style-name="ta2">
        <table:table-column table:style-name="co6" table:default-cell-style-name="ce4"/>
        <table:table-column table:style-name="co7" table:default-cell-style-name="ce4"/>
        <table:table-column table:style-name="co5"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5" table:number-columns-repeated="16377" table:default-cell-style-name="ce4"/>
        <table:table-row table:style-name="ro7">
          <table:table-cell/>
          <table:table-cell office:value-type="string" table:style-name="ce10">
            <text:p>Main departments must return this 'Cover sheet' together with their fully completed 'Data sheet'</text:p>
          </table:table-cell>
          <table:table-cell table:number-columns-repeated="9" table:style-name="ce4"/>
          <table:table-cell table:style-name="ce11"/>
          <table:table-cell table:number-columns-repeated="16372"/>
        </table:table-row>
        <table:table-row table:style-name="ro8">
          <table:table-cell/>
          <table:table-cell table:number-columns-repeated="6"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0" svg:x="3.48958333333333in" svg:y="0.5in" svg:width="2.16666666666667in" svg:height="0.5625in">
              <dc:creator>ccabmstopher</dc:creator>
              <text:p><text:span text:style-name="T2">This is the month to which the attached data refers.<text:s/></text:span></text:p>
            </office:annotation>
            <text:p>Reference month:</text:p>
          </table:table-cell>
          <table:table-cell office:value-type="date" office:date-value="2018-09-01T00:00:00" table:number-columns-spanned="2" table:number-rows-spanned="1" table:style-name="ce28">
            <text:p>September 2018</text:p>
          </table:table-cell>
          <table:covered-table-cell/>
          <table:table-cell table:style-name="ce14"/>
          <table:table-cell table:number-columns-repeated="3" table:style-name="ce4"/>
          <table:table-cell table:number-columns-repeated="3" table:style-name="ce12"/>
          <table:table-cell table:style-name="ce4"/>
          <table:table-cell table:content-validation-name="val2" table:style-name="ce4"/>
          <table:table-cell table:number-columns-repeated="16371"/>
        </table:table-row>
        <table:table-row table:style-name="ro8">
          <table:table-cell/>
          <table:table-cell table:style-name="ce15"/>
          <table:table-cell table:number-columns-repeated="2" table:style-name="ce16"/>
          <table:table-cell table:number-columns-repeated="3"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1" svg:x="4.58333333333333in" svg:y="1.1875in" svg:width="3.67708333333333in" svg:height="3.625in">
              <dc:creator>ccabmstopher</dc:creator>
              <text:p><text:span text:style-name="T2">It is important that we receive returns for all your department's agencies, NDPBs and other relevant arms length bodies. A list of all the organisations that we are expecting returns from is shown in the 'List of Organisations' sheet, together with their main/parent/sponsoring department.</text:span><text:span text:style-name="T2"/></text:p>
              <text:p><text:span text:style-name="T2"/></text:p>
              <text:p><text:span text:style-name="T2">Please indicate whether all returns for your department are included in the attached template. Where one or more organisation's information is missing, please select 'No' and provide information in the additional commentary box below.</text:span></text:p>
            </office:annotation>
            <text:p>All organisations' information received?:</text:p>
          </table:table-cell>
          <table:table-cell office:value-type="string" table:number-columns-spanned="2" table:number-rows-spanned="1" table:content-validation-name="val1" table:style-name="ce29">
            <text:p>No - please add a comment</text:p>
          </table:table-cell>
          <table:covered-table-cell/>
          <table:table-cell table:content-validation-name="val1" table:style-name="ce17"/>
          <table:table-cell table:number-columns-repeated="2" table:style-name="ce4"/>
          <table:table-cell table:number-columns-repeated="4" table:style-name="ce12"/>
          <table:table-cell table:number-columns-repeated="16373" table:style-name="ce4"/>
        </table:table-row>
        <table:table-row table:style-name="ro8">
          <table:table-cell/>
          <table:table-cell table:style-name="ce16"/>
          <table:table-cell table:number-columns-repeated="5" table:style-name="ce4"/>
          <table:table-cell table:number-columns-repeated="4" table:style-name="ce12"/>
          <table:table-cell table:number-columns-repeated="16373" table:style-name="ce4"/>
        </table:table-row>
        <table:table-row table:style-name="ro10">
          <table:table-cell/>
          <table:table-cell table:style-name="ce18"/>
          <table:table-cell office:value-type="string" table:number-columns-spanned="3" table:number-rows-spanned="1" table:style-name="ce30">
            <text:p>Department contact details</text:p>
          </table:table-cell>
          <table:covered-table-cell table:number-columns-repeated="2"/>
          <table:table-cell table:number-columns-repeated="2" table:style-name="ce19"/>
          <table:table-cell table:number-columns-repeated="4" table:style-name="ce18"/>
          <table:table-cell table:number-columns-repeated="16373" table:style-name="ce4"/>
        </table:table-row>
        <table:table-row table:style-name="ro11">
          <table:table-cell/>
          <table:table-cell table:number-columns-repeated="10" table:style-name="ce18"/>
          <table:table-cell table:number-columns-repeated="16373" table:style-name="ce4"/>
        </table:table-row>
        <table:table-row table:style-name="ro9">
          <table:table-cell/>
          <table:table-cell office:value-type="string" table:style-name="ce20">
            <office:annotation draw:style-name="a2" svg:x="4.54166666666667in" svg:y="1.80208333333333in" svg:width="2.82291666666667in" svg:height="0.270833333333333in">
              <dc:creator>ccabmstopher</dc:creator>
              <text:p><text:span text:style-name="T2">Enter the name of your department</text:span></text:p>
            </office:annotation>
            <text:p>Department:</text:p>
          </table:table-cell>
          <table:table-cell office:value-type="string" table:number-columns-spanned="9" table:number-rows-spanned="1" table:style-name="ce29">
            <text:p>Ministry of Justice</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3" svg:x="3.44791666666667in" svg:y="2.07291666666667in" svg:width="2.82291666666667in" svg:height="0.770833333333333in">
              <dc:creator>ccabmstopher</dc:creator>
              <text:p><text:span text:style-name="T2">Please enter the name of the person we can contact at your department in the event of a query.</text:span></text:p>
            </office:annotation>
            <text:p>Contact name:</text:p>
          </table:table-cell>
          <table:table-cell office:value-type="string" table:number-columns-spanned="9" table:number-rows-spanned="1" table:style-name="ce31">
            <text:p>Andrew Wilson</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4" svg:x="3.44791666666667in" svg:y="2.52083333333333in" svg:width="2.86458333333333in" svg:height="0.645833333333333in">
              <dc:creator>ccabmstopher</dc:creator>
              <text:p><text:span text:style-name="T2">Please enter the phone number of the contact name entered above</text:span></text:p>
            </office:annotation>
            <text:p>Phone number:</text:p>
          </table:table-cell>
          <table:table-cell office:value-type="string" table:number-columns-spanned="9" table:number-rows-spanned="1" table:style-name="ce32">
            <text:p>07891342971</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5" svg:x="3.44791666666667in" svg:y="2.95833333333333in" svg:width="2.86458333333333in" svg:height="0.520833333333333in">
              <dc:creator>ccabmstopher</dc:creator>
              <text:p><text:span text:style-name="T2">Please enter the email address of the contact name entered above.</text:span></text:p>
            </office:annotation>
            <text:p>Email address:</text:p>
          </table:table-cell>
          <table:table-cell office:value-type="string" table:number-columns-spanned="9" table:number-rows-spanned="1" table:style-name="ce33">
            <text:p><text:a xlink:href="mailto:Andrew.Wilson2@Justice.gsi.gov.uk">Andrew.Wilson2@Justice.gsi.gov.uk</text:a></text:p>
          </table:table-cell>
          <table:covered-table-cell table:number-columns-repeated="8"/>
          <table:table-cell table:number-columns-repeated="16373" table:style-name="ce4"/>
        </table:table-row>
        <table:table-row table:style-name="ro8">
          <table:table-cell/>
          <table:table-cell table:style-name="ce22"/>
          <table:table-cell table:number-columns-repeated="4" table:style-name="ce23"/>
          <table:table-cell table:number-columns-repeated="5" table:style-name="ce18"/>
          <table:table-cell table:number-columns-repeated="16373" table:style-name="ce4"/>
        </table:table-row>
        <table:table-row table:style-name="ro10">
          <table:table-cell/>
          <table:table-cell table:style-name="ce4"/>
          <table:table-cell office:value-type="string" table:style-name="ce24">
            <text:p>Sign off</text:p>
          </table:table-cell>
          <table:table-cell table:number-columns-repeated="2" table:style-name="ce24"/>
          <table:table-cell table:number-columns-repeated="16379" table:style-name="ce4"/>
        </table:table-row>
        <table:table-row table:style-name="ro12">
          <table:table-cell/>
          <table:table-cell table:style-name="ce4"/>
          <table:table-cell table:number-columns-repeated="3" table:style-name="ce24"/>
          <table:table-cell table:number-columns-repeated="16379" table:style-name="ce4"/>
        </table:table-row>
        <table:table-row table:style-name="ro9">
          <table:table-cell/>
          <table:table-cell office:value-type="string" table:style-name="ce20">
            <office:annotation draw:style-name="a6" svg:x="4.54166666666667in" svg:y="3.75in" svg:width="3.59375in" svg:height="1.4375in">
              <dc:creator>ccabmstopher</dc:creator>
              <text:p><text:span text:style-name="T2">Given that in due course these returns will be published, we expect that departments and organisations will obtain sign-off by a senior leader. <text:s/>Please provide details in the boxes below.</text:span><text:span text:style-name="T2"/></text:p>
              <text:p><text:span text:style-name="T2"/></text:p>
              <text:p/>
            </office:annotation>
            <text:p>Return signed off at senior level?</text:p>
          </table:table-cell>
          <table:table-cell office:value-type="string" table:number-columns-spanned="2" table:number-rows-spanned="1" table:content-validation-name="val1" table:style-name="ce29">
            <text:p>Yes</text:p>
          </table:table-cell>
          <table:covered-table-cell/>
          <table:table-cell table:style-name="ce25"/>
          <table:table-cell table:number-columns-repeated="6" table:style-name="ce26"/>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3">
          <table:table-cell/>
          <table:table-cell office:value-type="string" table:style-name="ce20">
            <office:annotation draw:style-name="a7" svg:x="4.54166666666667in" svg:y="3.91666666666667in" svg:width="3.59375in" svg:height="1.39583333333333in">
              <dc:creator>ccabmstopher</dc:creator>
              <text:p><text:span text:style-name="T2">Please enter the name and position/job title of the senior leader signing-off this template.</text:span><text:span text:style-name="T2"/></text:p>
              <text:p><text:span text:style-name="T2"/></text:p>
              <text:p/>
            </office:annotation>
            <text:p>Name:</text:p>
          </table:table-cell>
          <table:table-cell office:value-type="string" table:number-columns-spanned="4" table:number-rows-spanned="1" table:style-name="ce29">
            <text:p>Jon Roberts</text:p>
          </table:table-cell>
          <table:covered-table-cell table:number-columns-repeated="3"/>
          <table:table-cell office:value-type="string" table:style-name="ce27">
            <text:p>Position:</text:p>
          </table:table-cell>
          <table:table-cell office:value-type="string" table:number-columns-spanned="4" table:number-rows-spanned="1" table:style-name="ce29">
            <text:p>ASD Deputy Director</text:p>
          </table:table-cell>
          <table:covered-table-cell table:number-columns-repeated="3"/>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4">
          <table:table-cell/>
          <table:table-cell office:value-type="string" table:number-columns-spanned="1" table:number-rows-spanned="16" table:style-name="ce34">
            <office:annotation draw:style-name="a8" svg:x="4.54166666666667in" svg:y="4.72916666666667in" svg:width="2.94791666666667in" svg:height="1.95833333333333in">
              <dc:creator>ccabmstopher</dc:creator>
              <text:p><text:span text:style-name="T2">Please enter additional clarifying comments in this box. If necessary, a separate sheet may be supplied.</text:span></text:p>
            </office:annotation>
            <text:p>Additional commentary:</text:p>
            <text:p><text:span text:style-name="T4">(to include comments where organisations<text:s/></text:span><text:span text:style-name="T4"/></text:p>
            <text:p><text:span text:style-name="T4">have not returned information)</text:span></text:p>
          </table:table-cell>
          <table:table-cell table:number-columns-spanned="9" table:number-rows-spanned="16" table:style-name="ce35"/>
          <table:covered-table-cell table:number-columns-repeated="8"/>
          <table:table-cell table:number-columns-repeated="16373"/>
        </table:table-row>
        <table:table-row table:number-rows-repeated="15" table:style-name="ro15">
          <table:table-cell/>
          <table:covered-table-cell/>
          <table:covered-table-cell/>
          <table:covered-table-cell table:number-columns-repeated="8"/>
          <table:table-cell table:number-columns-repeated="16373"/>
        </table:table-row>
        <table:table-row table:number-rows-repeated="1048538" table:style-name="ro6">
          <table:table-cell table:number-columns-repeated="16384"/>
        </table:table-row>
      </table:table>
      <table:table table:name="Data_fields" table:style-name="ta3">
        <table:table-column table:style-name="co12" table:default-cell-style-name="ce36"/>
        <table:table-column table:style-name="co13" table:default-cell-style-name="ce44"/>
        <table:table-column table:style-name="co14" table:default-cell-style-name="ce36"/>
        <table:table-column table:style-name="co15" table:default-cell-style-name="ce45"/>
        <table:table-column table:style-name="co5" table:number-columns-repeated="16380" table:default-cell-style-name="ce36"/>
        <table:table-row table:style-name="ro16">
          <table:table-cell office:value-type="string" table:number-columns-spanned="4" table:number-rows-spanned="1" table:style-name="ce46">
            <text:p>This sheet contains details of what information is required in each data field<text:s/></text:p>
          </table:table-cell>
          <table:covered-table-cell table:number-columns-repeated="3"/>
          <table:table-cell table:number-columns-repeated="16380"/>
        </table:table-row>
        <table:table-row table:style-name="ro17">
          <table:table-cell office:value-type="string" table:number-columns-spanned="3" table:number-rows-spanned="1" table:style-name="ce47">
            <text:p>Field</text:p>
          </table:table-cell>
          <table:covered-table-cell table:number-columns-repeated="2"/>
          <table:table-cell office:value-type="string" table:style-name="ce37">
            <text:p>Information required</text:p>
          </table:table-cell>
          <table:table-cell table:number-columns-repeated="16380"/>
        </table:table-row>
        <table:table-row table:style-name="ro18">
          <table:table-cell office:value-type="string" table:number-columns-spanned="3" table:number-rows-spanned="1" table:content-validation-name="val3" table:style-name="ce48">
            <text:p>Organisation name</text:p>
          </table:table-cell>
          <table:covered-table-cell table:number-columns-repeated="2"/>
          <table:table-cell office:value-type="string" table:style-name="ce38">
            <text:p>Select from the dropdown list. If your organisation is not shown, please select 'OTHER' and enter full details in the 'NOTE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NOTE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0"/>
        </table:table-row>
        <table:table-row table:style-name="ro19">
          <table:table-cell office:value-type="string" table:number-columns-spanned="3" table:number-rows-spanned="1" table:content-validation-name="val3" table:style-name="ce48">
            <text:p><text:a xlink:href="#'Cover sheet'.A1">Organisation<text:s/><text:line-break/>type</text:a></text:p>
          </table:table-cell>
          <table:covered-table-cell table:number-columns-repeated="2"/>
          <table:table-cell office:value-type="string" table:style-name="ce38">
            <text:p>Select from the dropdown list. If your organisation type is not shown, please select 'OTHER' and enter full details in the 'Notes' field. NB: Where your organisation is known both as an executive agency and say, a trading fund, public corporation, or regulator etc, then please select executive agency and add further details in the 'NOTES' field as appropriate.</text:p>
          </table:table-cell>
          <table:table-cell table:number-columns-repeated="16380"/>
        </table:table-row>
        <table:table-row table:style-name="ro20">
          <table:table-cell office:value-type="string" table:number-columns-spanned="3" table:number-rows-spanned="1" table:content-validation-name="val3" table:style-name="ce48">
            <text:p><text:a xlink:href="#Contents.A1">Main, parent or<text:s/><text:line-break/>sponsoring department:<text:s/></text:a></text:p>
          </table:table-cell>
          <table:covered-table-cell table:number-columns-repeated="2"/>
          <table:table-cell office:value-type="string" table:style-name="ce38">
            <text:p>Please use the drop down list to select the name of your organisation's Main/Parent/Sponsoring department. If your Main/Parent/Sponsoring department is not listed or incorrectly identified, please select 'OTHER' from the drop down list and provide details in the 'NOTES' field.</text:p>
          </table:table-cell>
          <table:table-cell table:number-columns-repeated="16380"/>
        </table:table-row>
        <table:table-row table:style-name="ro21">
          <table:table-cell office:value-type="string" table:number-columns-spanned="1" table:number-rows-spanned="14" table:style-name="ce49">
            <text:p>Payroll staff</text:p>
          </table:table-cell>
          <table:table-cell office:value-type="string" table:number-columns-spanned="1" table:number-rows-spanned="2" table:style-name="ce50">
            <text:p>AA/AO</text:p>
          </table:table-cell>
          <table:table-cell office:value-type="string" table:style-name="ce39">
            <text:p>Headcount</text:p>
          </table:table-cell>
          <table:table-cell office:value-type="string" table:style-name="ce40">
            <text:p>Please enter the number of payroll AO/AA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AO/AA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EO</text:p>
          </table:table-cell>
          <table:table-cell office:value-type="string" table:style-name="ce39">
            <text:p>Headcount</text:p>
          </table:table-cell>
          <table:table-cell office:value-type="string" table:style-name="ce40">
            <text:p>Please enter the number of payroll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50">
            <text:p>SEO/HEO</text:p>
          </table:table-cell>
          <table:table-cell office:value-type="string" table:style-name="ce39">
            <text:p>Headcount</text:p>
          </table:table-cell>
          <table:table-cell office:value-type="string" table:style-name="ce40">
            <text:p>Please enter the number of payroll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3">
          <table:covered-table-cell/>
          <table:table-cell office:value-type="string" table:number-columns-spanned="1" table:number-rows-spanned="2" table:style-name="ce50">
            <text:p>Grade 6/7</text:p>
          </table:table-cell>
          <table:table-cell office:value-type="string" table:style-name="ce39">
            <text:p>Headcount</text:p>
          </table:table-cell>
          <table:table-cell office:value-type="string" table:style-name="ce40">
            <text:p>Please enter the number of payroll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SCS level</text:p>
          </table:table-cell>
          <table:table-cell office:value-type="string" table:style-name="ce39">
            <text:p>Headcount</text:p>
          </table:table-cell>
          <table:table-cell office:value-type="string" table:style-name="ce40">
            <text:p>Please enter the number of payroll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Other, unknown, or unspecified</text:p>
          </table:table-cell>
          <table:table-cell office:value-type="string" table:style-name="ce39">
            <text:p>Headcount</text:p>
          </table:table-cell>
          <table:table-cell office:value-type="string" table:style-name="ce40">
            <text:p>Please enter the number of payroll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4">
          <table:covered-table-cell/>
          <table:table-cell office:value-type="string" table:number-columns-spanned="1" table:number-rows-spanned="2" table:content-validation-name="val3" table:style-name="ce50">
            <text:p>Total</text:p>
            <text:p>Employees</text:p>
          </table:table-cell>
          <table:table-cell office:value-type="string" table:style-name="ce39">
            <text:p>Headcount</text:p>
          </table:table-cell>
          <table:table-cell office:value-type="string" table:style-name="ce41">
            <text:p>These cells have formula - please do not enter data</text:p>
          </table:table-cell>
          <table:table-cell table:number-columns-repeated="16380"/>
        </table:table-row>
        <table:table-row table:style-name="ro25">
          <table:covered-table-cell/>
          <table:covered-table-cell/>
          <table:table-cell office:value-type="string" table:style-name="ce39">
            <text:p>Full-time<text:s/></text:p>
            <text:p>equivalent</text:p>
          </table:table-cell>
          <table:table-cell office:value-type="string" table:style-name="ce41">
            <text:p>These cells have formula - please do not enter data</text:p>
          </table:table-cell>
          <table:table-cell table:number-columns-repeated="16380"/>
        </table:table-row>
        <table:table-row table:style-name="ro26">
          <table:table-cell office:value-type="string" table:number-columns-spanned="1" table:number-rows-spanned="10" table:content-validation-name="val3" table:style-name="ce51">
            <text:p>Number of non-payroll staff<text:s/></text:p>
            <text:p>(contingent labour and consultants/consultancy)</text:p>
          </table:table-cell>
          <table:table-cell office:value-type="string" table:number-columns-spanned="1" table:number-rows-spanned="2" table:style-name="ce50">
            <text:p>Agency staff<text:s/></text:p>
            <text:p>(clerical/admin)</text:p>
          </table:table-cell>
          <table:table-cell office:value-type="string" table:style-name="ce39">
            <text:p>Headcount</text:p>
          </table:table-cell>
          <table:table-cell office:value-type="string" table:style-name="ce42">
            <text:p>Please enter the number of non-payroll agency (clerical/admin) staff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covered-table-cell/>
          <table:table-cell office:value-type="string" table:style-name="ce39">
            <text:p>Full-time<text:s/></text:p>
            <text:p>equivalent</text:p>
          </table:table-cell>
          <table:table-cell office:value-type="string" table:style-name="ce42">
            <text:p>Please enter the FTE number of non-payroll agency (clerical/admin) staff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Interim managers</text:p>
          </table:table-cell>
          <table:table-cell office:value-type="string" table:style-name="ce39">
            <text:p>Headcount</text:p>
          </table:table-cell>
          <table:table-cell office:value-type="string" table:style-name="ce42">
            <text:p>Please enter the number of interim manage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39">
            <text:p>Full-time<text:s/></text:p>
            <text:p>equivalent</text:p>
          </table:table-cell>
          <table:table-cell office:value-type="string" table:style-name="ce42">
            <text:p>Please enter the FTE number of interim manage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Specialist Contractors</text:p>
          </table:table-cell>
          <table:table-cell office:value-type="string" table:style-name="ce39">
            <text:p>Headcount</text:p>
          </table:table-cell>
          <table:table-cell office:value-type="string" table:style-name="ce42">
            <text:p>Please enter the number of specialist contracto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39">
            <text:p>Full-time<text:s/></text:p>
            <text:p>equivalent</text:p>
          </table:table-cell>
          <table:table-cell office:value-type="string" table:style-name="ce42">
            <text:p>Please enter the FTE number of specialist contracto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Consultants/</text:p>
            <text:p>consultancy</text:p>
          </table:table-cell>
          <table:table-cell office:value-type="string" table:style-name="ce39">
            <text:p>Headcount</text:p>
          </table:table-cell>
          <table:table-cell office:value-type="string" table:style-name="ce42">
            <text:p>Please enter the number of consultant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39">
            <text:p>Full-time<text:s/></text:p>
            <text:p>equivalent</text:p>
          </table:table-cell>
          <table:table-cell office:value-type="string" table:style-name="ce42">
            <text:p>Please enter the FTE number of consultant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0">
          <table:covered-table-cell/>
          <table:table-cell office:value-type="string" table:number-columns-spanned="1" table:number-rows-spanned="2" table:style-name="ce50">
            <text:p>Total</text:p>
          </table:table-cell>
          <table:table-cell office:value-type="string" table:style-name="ce39">
            <text:p>Headcount</text:p>
          </table:table-cell>
          <table:table-cell office:value-type="string" table:style-name="ce41">
            <text:p>These cells have formulae - please do not enter data</text:p>
          </table:table-cell>
          <table:table-cell table:number-columns-repeated="16380"/>
        </table:table-row>
        <table:table-row table:style-name="ro25">
          <table:covered-table-cell/>
          <table:covered-table-cell/>
          <table:table-cell office:value-type="string"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1">
          <table:table-cell office:value-type="string" table:number-columns-spanned="2" table:number-rows-spanned="2" table:content-validation-name="val3" table:style-name="ce50">
            <text:p>Grand Total<text:s/></text:p>
            <text:p>(workforce numbers)</text:p>
          </table:table-cell>
          <table:covered-table-cell/>
          <table:table-cell office:value-type="string" table:content-validation-name="val3" table:style-name="ce39">
            <text:p>Headcount</text:p>
          </table:table-cell>
          <table:table-cell office:value-type="string" table:style-name="ce41">
            <text:p>These cells have formulae - please do not enter data</text:p>
          </table:table-cell>
          <table:table-cell table:number-columns-repeated="16380"/>
        </table:table-row>
        <table:table-row table:style-name="ro31">
          <table:covered-table-cell/>
          <table:covered-table-cell/>
          <table:table-cell office:value-type="string" table:content-validation-name="val3"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2">
          <table:table-cell office:value-type="string" table:number-columns-spanned="1" table:number-rows-spanned="7" table:style-name="ce50">
            <text:p>Payroll staff costs</text:p>
          </table:table-cell>
          <table:table-cell office:value-type="string" table:number-columns-spanned="2" table:number-rows-spanned="1" table:style-name="ce50">
            <text:p>Salary</text:p>
          </table:table-cell>
          <table:covered-table-cell/>
          <table:table-cell office:value-type="string" table:number-columns-spanned="1" table:number-rows-spanned="6" table:style-name="ce52">
            <text:p>Please refer to the HMT Guidance provided separately. NB: Whilst the basic methodology is the same as that used for the HMT remit process - we are asking for paybill information broken down by the same elements - there are some differences:</text:p>
            <text:p>• Frequency – we are asking for monthly information</text:p>
            <text:p>• Detail – we require organisational level detail (not just an aggregate picture)</text:p>
            <text:p>• Scope – we include the Senior Civil Service</text:p>
            <text:p>Organisations should of course ensure that information supplied for both collections aligns as appropriate bearing in mind the differences noted above.</text:p>
            <text:p/>
          </table:table-cell>
          <table:table-cell table:number-columns-repeated="16380"/>
        </table:table-row>
        <table:table-row table:style-name="ro32">
          <table:covered-table-cell/>
          <table:table-cell office:value-type="string" table:number-columns-spanned="2" table:number-rows-spanned="1" table:style-name="ce50">
            <text:p>Allowance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Non-consolidated performance payment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Overtime</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Employer pension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50">
            <text:p>Employer national insurance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50">
            <text:p>Total Pay Bill of Payroll Staff</text:p>
          </table:table-cell>
          <table:covered-table-cell/>
          <table:table-cell office:value-type="string" table:style-name="ce41">
            <text:p>These cells have formulae - please do not enter data</text:p>
          </table:table-cell>
          <table:table-cell table:number-columns-repeated="16380"/>
        </table:table-row>
        <table:table-row table:style-name="ro33">
          <table:table-cell office:value-type="string" table:number-columns-spanned="1" table:number-rows-spanned="3" table:style-name="ce50">
            <text:p>Non-Payroll staff (contingent labour/consultancy) costs</text:p>
          </table:table-cell>
          <table:table-cell office:value-type="string" table:number-columns-spanned="2" table:number-rows-spanned="1" table:style-name="ce48">
            <text:p>Total monthly cost of contingent labour: agency (clerical and admin) staff, interim managers and specialist contractors</text:p>
          </table:table-cell>
          <table:covered-table-cell/>
          <table:table-cell office:value-type="string" table:style-name="ce43">
            <text:p>Please provide the monthly spend for your agency staff, interim managers and specialist contractors.</text:p>
          </table:table-cell>
          <table:table-cell table:number-columns-repeated="16380"/>
        </table:table-row>
        <table:table-row table:style-name="ro34">
          <table:covered-table-cell/>
          <table:table-cell office:value-type="string" table:number-columns-spanned="2" table:number-rows-spanned="1" table:style-name="ce48">
            <text:p>Total monthly cost of consultants/</text:p>
            <text:p>consultancy</text:p>
          </table:table-cell>
          <table:covered-table-cell/>
          <table:table-cell office:value-type="string" table:style-name="ce43">
            <text:p>Please provide the monthly spend for your consultants/consultancy services. This figure should align with the information provided to Cabinet Office colleagues who are collecting disaggregated consultancy (by category) spend each month.</text:p>
          </table:table-cell>
          <table:table-cell table:number-columns-repeated="16380"/>
        </table:table-row>
        <table:table-row table:style-name="ro34">
          <table:covered-table-cell/>
          <table:table-cell office:value-type="string" table:number-columns-spanned="2" table:number-rows-spanned="1" table:style-name="ce48">
            <text:p>Total non-payroll (CCL) staff costs</text:p>
          </table:table-cell>
          <table:covered-table-cell/>
          <table:table-cell office:value-type="string" table:style-name="ce41">
            <text:p>These cells have formulae - please do not enter data</text:p>
          </table:table-cell>
          <table:table-cell table:number-columns-repeated="16380"/>
        </table:table-row>
        <table:table-row table:style-name="ro35">
          <table:table-cell office:value-type="string" table:number-columns-spanned="3" table:number-rows-spanned="1" table:style-name="ce48">
            <text:p>Grand Total paybill/staffing (payroll and non-payroll) costs</text:p>
          </table:table-cell>
          <table:covered-table-cell table:number-columns-repeated="2"/>
          <table:table-cell office:value-type="string" table:style-name="ce41">
            <text:p>These cells have formulae - please do not enter data</text:p>
          </table:table-cell>
          <table:table-cell table:number-columns-repeated="16380"/>
        </table:table-row>
        <table:table-row table:style-name="ro34">
          <table:table-cell office:value-type="string" table:number-columns-spanned="3" table:number-rows-spanned="1" table:content-validation-name="val3" table:style-name="ce48">
            <text:p>Comments</text:p>
            <text:p>(NB: These will be published alongside your row of data)</text:p>
          </table:table-cell>
          <table:covered-table-cell table:number-columns-repeated="2"/>
          <table:table-cell office:value-type="string" table:style-name="ce43">
            <text:p>Please enter any clarifying notes that you<text:s/><text:span text:style-name="T5">wish to include alongside your published data</text:span></text:p>
          </table:table-cell>
          <table:table-cell table:number-columns-repeated="16380"/>
        </table:table-row>
        <table:table-row table:style-name="ro9">
          <table:table-cell office:value-type="string" table:number-columns-spanned="3" table:number-rows-spanned="1" table:content-validation-name="val3" table:style-name="ce48">
            <text:p>Notes for Cabinet Office</text:p>
            <text:p>(Not for publication)</text:p>
          </table:table-cell>
          <table:covered-table-cell table:number-columns-repeated="2"/>
          <table:table-cell office:value-type="string" table:style-name="ce43">
            <text:p>Please enter notes for Cabinet Office in respect of the data supplied (will not be published).</text:p>
          </table:table-cell>
          <table:table-cell table:number-columns-repeated="16380"/>
        </table:table-row>
        <table:table-row table:number-rows-repeated="1048532" table:style-name="ro36">
          <table:table-cell table:number-columns-repeated="16384"/>
        </table:table-row>
      </table:table>
      <table:table table:name="Data_sheet" table:style-name="ta4">
        <table:table-column table:style-name="co16" table:default-cell-style-name="ce70"/>
        <table:table-column table:style-name="co17" table:default-cell-style-name="ce70"/>
        <table:table-column table:style-name="co18" table:default-cell-style-name="ce70"/>
        <table:table-column table:style-name="co19" table:number-columns-repeated="12" table:default-cell-style-name="ce70"/>
        <table:table-column table:style-name="co20" table:number-columns-repeated="2" table:default-cell-style-name="ce54"/>
        <table:table-column table:style-name="co19" table:number-columns-repeated="6" table:default-cell-style-name="ce54"/>
        <table:table-column table:style-name="co21" table:number-columns-repeated="2" table:default-cell-style-name="ce54"/>
        <table:table-column table:style-name="co19" table:number-columns-repeated="2" table:default-cell-style-name="ce54"/>
        <table:table-column table:style-name="co22" table:number-columns-repeated="2" table:default-cell-style-name="ce54"/>
        <table:table-column table:style-name="co23" table:number-columns-repeated="7" table:default-cell-style-name="ce54"/>
        <table:table-column table:style-name="co24" table:number-columns-repeated="3" table:default-cell-style-name="ce54"/>
        <table:table-column table:style-name="co25" table:default-cell-style-name="ce54"/>
        <table:table-column table:style-name="co26" table:default-cell-style-name="ce54"/>
        <table:table-column table:style-name="co27" table:default-cell-style-name="ce54"/>
        <table:table-column table:style-name="co5" table:number-columns-repeated="16342" table:default-cell-style-name="ce54"/>
        <table:table-row table:style-name="ro37">
          <table:table-cell table:number-columns-repeated="42"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8">
          <table:table-cell office:value-type="string" table:number-columns-spanned="8" table:number-rows-spanned="1" table:style-name="ce71">
            <text:p>Please read the additional data fields descriptions<text:s/><text:span text:style-name="T6">before</text:span><text:s/>entering information into this template. Completed templates must be returned to your organisation's main, parent or sponsoring department. They will provide one return to Cabinet Office capturing information for all their relevant organisations.</text:p>
            <text:p>(NB: This data sheet is password protected. Contact Cabinet Office if you require the password.</text:p>
          </table:table-cell>
          <table:covered-table-cell table:number-columns-repeated="7"/>
          <table:table-cell table:style-name="ce53">
            <draw:custom-shape svg:x="0.41667in" svg:y="0.24306in" svg:width="2.27757in" svg:height="1.16898in" draw:z-index="1" draw:id="id0" draw:style-name="a11" draw:name="Right Arrow 1">
              <svg:title/>
              <svg:desc/>
              <text:p text:style-name="a10" text:class-names="" text:cond-style-name=""><text:span text:style-name="a9" text:class-names="">Please scroll along for additional fields</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605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table:table-cell>
          <table:table-cell table:number-columns-repeated="33"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7">
          <table:table-cell table:number-columns-repeated="42"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15">
          <table:table-cell office:value-type="string" table:number-columns-spanned="1" table:number-rows-spanned="3" table:content-validation-name="val11" table:style-name="ce72">
            <office:annotation draw:style-name="a12" svg:x="0.833333333333333in" svg:y="0.90625in" svg:width="1.15625in" svg:height="0.875in">
              <dc:creator>ccabmstopher</dc:creator>
              <text:p><text:span text:style-name="T7">Included in this template is an up-to-date list (as of 31 October 2016) of all organisations that are in scope for this exercise.</text:span><text:span text:style-name="T7"/></text:p>
              <text:p><text:span text:style-name="T7"/></text:p>
              <text:p><text:span text:style-name="T7">Use the drop down list to select your organisation.</text:span></text:p>
            </office:annotation>
            <text:p>Organisation name</text:p>
          </table:table-cell>
          <table:table-cell office:value-type="string" table:number-columns-spanned="1" table:number-rows-spanned="3" table:content-validation-name="val11" table:style-name="ce72">
            <office:annotation draw:style-name="a13" svg:x="1.44791666666667in" svg:y="0.90625in" svg:width="1.13541666666667in" svg:height="1.01041666666667in">
              <dc:creator>ccabmstopher</dc:creator>
              <text:p><text:span text:style-name="T7">Included in this template is an up-to-date list (as of 31 October 2016) of all organisations together with their appropriate organisation type.</text:span><text:span text:style-name="T7"/></text:p>
              <text:p><text:span text:style-name="T7"/></text:p>
              <text:p><text:span text:style-name="T7">Use the drop down list to select your organisation type.</text:span></text:p>
            </office:annotation>
            <text:p>Organisation<text:s/></text:p>
            <text:p>type</text:p>
          </table:table-cell>
          <table:table-cell office:value-type="string" table:number-columns-spanned="1" table:number-rows-spanned="3" table:content-validation-name="val11" table:style-name="ce72">
            <office:annotation draw:style-name="a14" svg:x="2.16666666666667in" svg:y="0.90625in" svg:width="1.875in" svg:height="1.01041666666667in">
              <dc:creator>ccabmstopher</dc:creator>
              <text:p><text:span text:style-name="T7">Included in this template is an up-to-date list (as of 31 October 2016) of all organisations together with their appropriate main/parent/sponsoring department.</text:span><text:span text:style-name="T7"/></text:p>
              <text:p><text:span text:style-name="T7"/></text:p>
              <text:p><text:span text:style-name="T7">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72">
            <office:annotation draw:style-name="a15" svg:x="8.90625in" svg:y="0.90625in" svg:width="1.3125in" svg:height="2.0625in">
              <dc:creator>ccabmstopher</dc:creator>
              <text:p><text:span text:style-name="T8">Payroll staff</text:span><text:span text:style-name="T7"><text:s/>– the number of headcount and full-time equivalent payroll staff is required, disaggregated by standard Civil Service grades/responsibility levels.<text:s text:c="2"/></text:span><text:span text:style-name="T7"/></text:p>
              <text:p><text:span text:style-name="T7"/></text:p>
              <text:p><text:span text:style-name="T7">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7"/></text:p>
              <text:p><text:span text:style-name="T7"/></text:p>
              <text:p><text:span text:style-name="T7">Payroll staff in post numbers should be reported in line with the ONS standard headcount methodology <text:s/>(supplied separately).</text:span><text:span text:style-name="T9"/></text:p>
              <text:p/>
            </office:annotation>
            <text:p>Payroll staff</text:p>
          </table:table-cell>
          <table:covered-table-cell table:number-columns-repeated="13"/>
          <table:table-cell office:value-type="string" table:number-columns-spanned="10" table:number-rows-spanned="1" table:content-validation-name="val11" table:style-name="ce73">
            <office:annotation draw:style-name="a16" svg:x="13.7916666666667in" svg:y="0.90625in" svg:width="2.07291666666667in" svg:height="2.11458333333333in">
              <dc:creator>ccabmstopher</dc:creator>
              <text:p><text:span text:style-name="T10">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10"/></text:p>
              <text:p><text:span text:style-name="T10"/></text:p>
              <text:p><text:span text:style-name="T10">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9"/></text:p>
              <text:p><text:span text:style-name="T9"/></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11" table:style-name="ce74">
            <text:p>Grand Total<text:s/></text:p>
            <text:p>(workforce numbers)</text:p>
          </table:table-cell>
          <table:covered-table-cell/>
          <table:table-cell office:value-type="string" table:number-columns-spanned="7" table:number-rows-spanned="1" table:style-name="ce73">
            <office:annotation draw:style-name="a17" svg:x="20.3854166666667in" svg:y="0.90625in" svg:width="1.23958333333333in" svg:height="1.10416666666667in">
              <dc:creator>ccabmstopher</dc:creator>
              <text:p><text:span text:style-name="T10">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73">
            <text:p>Non-Payroll staff (contingent labour/consultancy) costs</text:p>
          </table:table-cell>
          <table:covered-table-cell table:number-columns-repeated="2"/>
          <table:table-cell office:value-type="string" table:number-columns-spanned="1" table:number-rows-spanned="3" table:style-name="ce74">
            <text:p>Grand Total paybill/staffing (payroll and non-payroll) costs</text:p>
          </table:table-cell>
          <table:table-cell office:value-type="string" table:number-columns-spanned="1" table:number-rows-spanned="3" table:content-validation-name="val11" table:style-name="ce72">
            <text:p>Comments</text:p>
            <text:p><text:span text:style-name="T1">(NB: These will be published alongside your row of information)</text:span></text:p>
          </table:table-cell>
          <table:table-cell office:value-type="string" table:number-columns-spanned="1" table:number-rows-spanned="3" table:content-validation-name="val11" table:style-name="ce72">
            <text:p>Notes for Cabinet Office</text:p>
            <text:p><text:span text:style-name="T1">(Not for publication)</text:span></text:p>
          </table: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9">
          <table:covered-table-cell/>
          <table:covered-table-cell/>
          <table:covered-table-cell/>
          <table:table-cell office:value-type="string" table:number-columns-spanned="2" table:number-rows-spanned="1" table:style-name="ce72">
            <office:annotation draw:style-name="a18" svg:x="3.13541666666667in" svg:y="1.01041666666667in" svg:width="1.19791666666667in" svg:height="0.510416666666667in">
              <dc:creator>ccabmstopher</dc:creator>
              <text:p><text:span text:style-name="T10">Please enter the number of administrative officers/assistants (or equivalents) on your payroll</text:span><text:span text:style-name="T9"/></text:p>
              <text:p/>
            </office:annotation>
            <text:p>AO/AA</text:p>
          </table:table-cell>
          <table:covered-table-cell/>
          <table:table-cell office:value-type="string" table:number-columns-spanned="2" table:number-rows-spanned="1" table:style-name="ce72">
            <office:annotation draw:style-name="a19" svg:x="4.10416666666667in" svg:y="1.01041666666667in" svg:width="1.19791666666667in" svg:height="0.510416666666667in">
              <dc:creator>ccabmstopher</dc:creator>
              <text:p><text:span text:style-name="T10">Please enter the number of executive officers (or equivalents) on your payroll</text:span><text:span text:style-name="T9"/></text:p>
              <text:p/>
            </office:annotation>
            <text:p>EO</text:p>
          </table:table-cell>
          <table:covered-table-cell/>
          <table:table-cell office:value-type="string" table:number-columns-spanned="2" table:number-rows-spanned="1" table:style-name="ce72">
            <office:annotation draw:style-name="a20" svg:x="5.09375in" svg:y="1.14583333333333in" svg:width="1.20833333333333in" svg:height="0.489583333333333in">
              <dc:creator>ccabmstopher</dc:creator>
              <text:p><text:span text:style-name="T10">Please enter the number of senior/higher executive officers (or equivalents) on your payroll</text:span><text:span text:style-name="T9"/></text:p>
              <text:p/>
            </office:annotation>
            <text:p>SEO/HEO</text:p>
          </table:table-cell>
          <table:covered-table-cell/>
          <table:table-cell office:value-type="string" table:number-columns-spanned="2" table:number-rows-spanned="1" table:style-name="ce72">
            <office:annotation draw:style-name="a21" svg:x="6.04166666666667in" svg:y="1.01041666666667in" svg:width="1.19791666666667in" svg:height="0.510416666666667in">
              <dc:creator>ccabmstopher</dc:creator>
              <text:p><text:span text:style-name="T10">Please enter the number of grade 6/7 staff (or equivalents) on your payroll</text:span><text:span text:style-name="T9"/></text:p>
              <text:p/>
            </office:annotation>
            <text:p>Grade 6/7</text:p>
          </table:table-cell>
          <table:covered-table-cell/>
          <table:table-cell office:value-type="string" table:number-columns-spanned="2" table:number-rows-spanned="1" table:style-name="ce72">
            <office:annotation draw:style-name="a22" svg:x="7in" svg:y="1.01041666666667in" svg:width="1.19791666666667in" svg:height="0.510416666666667in">
              <dc:creator>ccabmstopher</dc:creator>
              <text:p><text:span text:style-name="T10">Please enter the number of Senior Civil Servants (or equivalents) on your payroll</text:span><text:span text:style-name="T9"/></text:p>
              <text:p/>
            </office:annotation>
            <text:p>SCS</text:p>
          </table:table-cell>
          <table:covered-table-cell/>
          <table:table-cell office:value-type="string" table:number-columns-spanned="2" table:number-rows-spanned="1" table:style-name="ce72">
            <office:annotation draw:style-name="a23" svg:x="7.96875in" svg:y="1.01041666666667in" svg:width="1.08333333333333in" svg:height="0.3125in">
              <dc:creator>ccabmstopher</dc:creator>
              <text:p><text:span text:style-name="T10">See comment on Payroll staff cell above</text:span><text:span text:style-name="T9"/></text:p>
              <text:p/>
            </office:annotation>
            <text:p>Other, unknown, or unspecified</text:p>
          </table:table-cell>
          <table:covered-table-cell/>
          <table:table-cell office:value-type="string" table:number-columns-spanned="2" table:number-rows-spanned="1" table:content-validation-name="val11" table:style-name="ce72">
            <text:p>Total</text:p>
            <text:p>Employees</text:p>
          </table:table-cell>
          <table:covered-table-cell/>
          <table:table-cell office:value-type="string" table:number-columns-spanned="2" table:number-rows-spanned="1" table:style-name="ce72">
            <office:annotation draw:style-name="a24" svg:x="9.875in" svg:y="1.01041666666667in" svg:width="2.36458333333333in" svg:height="1.45833333333333in">
              <dc:creator>ccabmstopher</dc:creator>
              <text:p><text:span text:style-name="T11">Agency staff (clearical and admin)</text:span><text:span text:style-name="T10"/></text:p>
              <text:p><text:span text:style-name="T10">Admin &amp; Clerical agency staff are normally lower grade individuals who are actually filling in for a role within the organisational structure and are ideally used on a short term basis.<text:s text:c="6"/></text:span><text:span text:style-name="T10"/></text:p>
              <text:p><text:span text:style-name="T10"> normally engaged on an ad hoc or temporary basis to fulfil requirements within established posts.</text:span><text:span text:style-name="T10"/></text:p>
              <text:p><text:span text:style-name="T10"> involves providing cover (e.g. for a vacancy, holiday or sickness) or additional resource (e.g. for a seasonal peak in workload).<text:s text:c="7"/></text:span><text:span text:style-name="T10"/></text:p>
              <text:p><text:span text:style-name="T10"> may be undertaking operational or professional roles.</text:span><text:span text:style-name="T10"/></text:p>
              <text:p/>
            </office:annotation>
            <text:p>Agency staff<text:s/></text:p>
            <text:p>(clerical/admin)</text:p>
          </table:table-cell>
          <table:covered-table-cell/>
          <table:table-cell office:value-type="string" table:number-columns-spanned="2" table:number-rows-spanned="1" table:style-name="ce73">
            <office:annotation draw:style-name="a25" svg:x="10.8333333333333in" svg:y="1.01041666666667in" svg:width="1.97916666666667in" svg:height="2.375in">
              <dc:creator>ccabmstopher</dc:creator>
              <text:p><text:span text:style-name="T11">Interim managers</text:span><text:span text:style-name="T9"/></text:p>
              <text:p><text:span text:style-name="T10">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span text:style-name="T10"/></text:p>
              <text:p><text:span text:style-name="T10"> may involve providing cover (e.g. for a vacancy, holiday or sickness) or additional resource (e.g. for a new team until someone is recruited, or a seasonal peak in workload).<text:s/></text:span><text:span text:style-name="T10"/></text:p>
              <text:p><text:span text:style-name="T10"> may include Professional Interim Staff (e.g. senior qualified professionals in areas such as legal, finance, audit) and Interim Managers (including up to the most senior levels of the organisation).</text:span><text:span text:style-name="T10"/></text:p>
              <text:p><text:span text:style-name="T10"> likely to include a degree of organisational involvement (e.g. managing staff, representation at meetings)</text:span><text:span text:style-name="T10"/></text:p>
              <text:p><text:span text:style-name="T10"> typically engaged through an agency although in some cases may be engaged directly<text:s text:c="2"/></text:span><text:span text:style-name="T9"><text:s text:c="3"/></text:span></text:p>
            </office:annotation>
            <text:p>Interim managers</text:p>
          </table:table-cell>
          <table:covered-table-cell/>
          <table:table-cell office:value-type="string" table:number-columns-spanned="2" table:number-rows-spanned="1" table:style-name="ce73">
            <office:annotation draw:style-name="a26" svg:x="11.8020833333333in" svg:y="1.01041666666667in" svg:width="1.82291666666667in" svg:height="2.83333333333333in">
              <dc:creator>ccabmstopher</dc:creator>
              <text:p><text:span text:style-name="T11">Specialist Contractors</text:span><text:span text:style-name="T11"/></text:p>
              <text:p><text:span text:style-name="T10">Specialists are normally middle to senior grades, used to provide expertise that is not available in-house, fulfilling functional or senior positions within the organisational structure and ideally engaged on a short term basis.</text:span><text:span text:style-name="T10"/></text:p>
              <text:p><text:span text:style-name="T10"> may include sub-categories of Finance, HR, IT, Legal, Logistics, Marketing, Medical, Procurement, Estates, Technical and Other.</text:span><text:span text:style-name="T10"/></text:p>
              <text:p><text:span text:style-name="T10"> not staff substitution; specialists are used to provide additional resource, skills and expertise, not to cover vacancies etc.</text:span><text:span text:style-name="T10"/></text:p>
              <text:p><text:span text:style-name="T10"> should not include management functions or similar organisational involvement.</text:span><text:span text:style-name="T10"/></text:p>
              <text:p><text:span text:style-name="T10"> usually involved in a defined package of work or project rather than covering a day-to-day workload or defined job/ role.<text:s text:c="11"/></text:span><text:span text:style-name="T10"/></text:p>
              <text:p><text:span text:style-name="T10"> in some instances, may include a degree of organisational involvement (e.g. managing staff, representation at meetings)</text:span><text:span text:style-name="T10"/></text:p>
              <text:p><text:span text:style-name="T10"> not always provided through an agency.</text:span><text:span text:style-name="T11"/></text:p>
              <text:p><text:span text:style-name="T9"/></text:p>
              <text:p/>
            </office:annotation>
            <text:p>Specialist Contractors</text:p>
          </table:table-cell>
          <table:covered-table-cell/>
          <table:table-cell office:value-type="string" table:number-columns-spanned="2" table:number-rows-spanned="1" table:style-name="ce73">
            <office:annotation draw:style-name="a27" svg:x="12.8229166666667in" svg:y="1.01041666666667in" svg:width="1.83333333333333in" svg:height="1.84375in">
              <dc:creator>ccabmstopher</dc:creator>
              <text:p><text:span text:style-name="T11">Consultants/consultancy</text:span><text:span text:style-name="T11"/></text:p>
              <text:p><text:span text:style-name="T10">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span text:style-name="T10"/></text:p>
              <text:p><text:span text:style-name="T10"/></text:p>
              <text:p><text:span text:style-name="T10">(see separate guidance for the various categories of consultancy)</text:span><text:span text:style-name="T10"/></text:p>
              <text:p><text:span text:style-name="T9"/></text:p>
              <text:p/>
            </office:annotation>
            <text:p>Consultants/consultancy</text:p>
          </table:table-cell>
          <table:covered-table-cell/>
          <table:table-cell office:value-type="string" table:number-columns-spanned="2" table:number-rows-spanned="1" table:style-name="ce72">
            <text:p>Total</text:p>
          </table:table-cell>
          <table:covered-table-cell/>
          <table:covered-table-cell/>
          <table:covered-table-cell/>
          <table:table-cell office:value-type="string" table:number-columns-spanned="1" table:number-rows-spanned="2" table:style-name="ce72">
            <office:annotation draw:style-name="a28" svg:x="15.6875in" svg:y="1.01041666666667in" svg:width="0.895833333333333in" svg:height="0.604166666666667in">
              <dc:creator>ccabmstopher</dc:creator>
              <text:p><text:span text:style-name="T10">Please refer to the HMT guidance provided separately</text:span><text:span text:style-name="T9"/></text:p>
              <text:p/>
            </office:annotation>
            <text:p>Salary</text:p>
          </table:table-cell>
          <table:table-cell office:value-type="string" table:number-columns-spanned="1" table:number-rows-spanned="2" table:style-name="ce72">
            <office:annotation draw:style-name="a29" svg:x="16.46875in" svg:y="1.01041666666667in" svg:width="0.895833333333333in" svg:height="0.604166666666667in">
              <dc:creator>ccabmstopher</dc:creator>
              <text:p><text:span text:style-name="T10">Please refer to the HMT guidance provided separately</text:span><text:span text:style-name="T9"/></text:p>
              <text:p/>
            </office:annotation>
            <text:p>Allowances</text:p>
          </table:table-cell>
          <table:table-cell office:value-type="string" table:number-columns-spanned="1" table:number-rows-spanned="2" table:style-name="ce72">
            <office:annotation draw:style-name="a30" svg:x="17.25in" svg:y="1.01041666666667in" svg:width="0.895833333333333in" svg:height="0.604166666666667in">
              <dc:creator>ccabmstopher</dc:creator>
              <text:p><text:span text:style-name="T10">Please refer to the HMT guidance provided separately</text:span><text:span text:style-name="T9"/></text:p>
              <text:p/>
            </office:annotation>
            <text:p>Non-consolidated performance payments</text:p>
          </table:table-cell>
          <table:table-cell office:value-type="string" table:number-columns-spanned="1" table:number-rows-spanned="2" table:style-name="ce72">
            <office:annotation draw:style-name="a31" svg:x="18.0416666666667in" svg:y="1.01041666666667in" svg:width="0.895833333333333in" svg:height="0.604166666666667in">
              <dc:creator>ccabmstopher</dc:creator>
              <text:p><text:span text:style-name="T10">Please refer to the HMT guidance provided separately</text:span><text:span text:style-name="T9"/></text:p>
              <text:p/>
            </office:annotation>
            <text:p>Overtime</text:p>
          </table:table-cell>
          <table:table-cell office:value-type="string" table:number-columns-spanned="1" table:number-rows-spanned="2" table:style-name="ce72">
            <office:annotation draw:style-name="a32" svg:x="18.8229166666667in" svg:y="1.01041666666667in" svg:width="0.895833333333333in" svg:height="0.604166666666667in">
              <dc:creator>ccabmstopher</dc:creator>
              <text:p><text:span text:style-name="T10">Please refer to the HMT guidance provided separately</text:span><text:span text:style-name="T9"/></text:p>
              <text:p/>
            </office:annotation>
            <text:p>Employer pension contributions</text:p>
          </table:table-cell>
          <table:table-cell office:value-type="string" table:number-columns-spanned="1" table:number-rows-spanned="2" table:style-name="ce72">
            <office:annotation draw:style-name="a33" svg:x="19.6041666666667in" svg:y="1.01041666666667in" svg:width="0.895833333333333in" svg:height="0.604166666666667in">
              <dc:creator>ccabmstopher</dc:creator>
              <text:p><text:span text:style-name="T10">Please refer to the HMT guidance provided separately</text:span><text:span text:style-name="T9"/></text:p>
              <text:p/>
            </office:annotation>
            <text:p>Employer national insurance contributions</text:p>
          </table:table-cell>
          <table:table-cell office:value-type="string" table:number-columns-spanned="1" table:number-rows-spanned="2" table:style-name="ce72">
            <text:p>Total paybill for payroll staff</text:p>
          </table:table-cell>
          <table:table-cell office:value-type="string" table:number-columns-spanned="1" table:number-rows-spanned="2" table:style-name="ce72">
            <text:p>Total monthly cost of contingent labour: agency (clerical and admin) staff, interim managers and specialist contractors</text:p>
          </table:table-cell>
          <table:table-cell office:value-type="string" table:number-columns-spanned="1" table:number-rows-spanned="2" table:style-name="ce72">
            <text:p>Total monthly cost of consultants/</text:p>
            <text:p>consultancy</text:p>
          </table:table-cell>
          <table:table-cell office:value-type="string" table:number-columns-spanned="1" table:number-rows-spanned="2" table:style-name="ce72">
            <text:p>Total non-payroll (CCL) staff costs</text:p>
          </table:table-cell>
          <table:covered-table-cell/>
          <table:covered-table-cell/>
          <table:covered-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0">
          <table:covered-table-cell/>
          <table:covered-table-cell/>
          <table:covered-table-cell/>
          <table:table-cell office:value-type="string" table:style-name="ce55">
            <office:annotation draw:style-name="a34" svg:x="2.65625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5" svg:x="3.13541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6" svg:x="3.625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7" svg:x="4.10416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8" svg:x="4.58333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9" svg:x="5.07291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0" svg:x="5.55208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1" svg:x="6.04166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2" svg:x="6.52083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3" svg:x="7in" svg:y="1.41666666666667in" svg:width="1.44791666666667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4" svg:x="7.48958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5" svg:x="7.96875in" svg:y="1.41666666666667in" svg:width="1.4895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6" svg:x="8.4375in" svg:y="1.41666666666667in" svg:width="1.42708333333333in" svg:height="0.82291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7" svg:x="8.90625in" svg:y="1.41666666666667in" svg:width="1.44791666666667in" svg:height="0.82291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Full-time<text:s/></text:p>
            <text:p>equivalent</text:p>
          </table:table-cell>
          <table:table-cell office:value-type="string" table:style-name="ce56">
            <office:annotation draw:style-name="a48" svg:x="9.38541666666667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49" svg:x="9.875in" svg:y="1.41666666666667in" svg:width="1.26041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0" svg:x="10.3541666666667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1" svg:x="10.8333333333333in" svg:y="1.41666666666667in" svg:width="1.26041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2" svg:x="11.3229166666667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3" svg:x="11.8020833333333in" svg:y="1.41666666666667in" svg:width="1.25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4" svg:x="12.3125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5" svg:x="12.8229166666667in" svg:y="1.41666666666667in" svg:width="1.26041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6" svg:x="13.3020833333333in" svg:y="1.41666666666667in" svg:width="1.375in" svg:height="0.583333333333333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style-name="ce56">
            <office:annotation draw:style-name="a57" svg:x="13.7916666666667in" svg:y="1.41666666666667in" svg:width="1.21875in" svg:height="0.63541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table-cell office:value-type="string" table:content-validation-name="val11" table:style-name="ce57">
            <office:annotation draw:style-name="a58" svg:x="14.34375in" svg:y="1.41666666666667in" svg:width="1.36458333333333in" svg:height="0.583333333333333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content-validation-name="val11" table:style-name="ce58">
            <office:annotation draw:style-name="a59" svg:x="14.90625in" svg:y="1.41666666666667in" svg:width="1.21875in" svg:height="0.63541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Ministry of Justice</text:p>
          </table:table-cell>
          <table:table-cell office:value-type="string" table:content-validation-name="val10" table:style-name="ce93">
            <text:p>Ministerial Department</text:p>
          </table:table-cell>
          <table:table-cell office:value-type="string" table:content-validation-name="val6" table:style-name="ce94">
            <text:p>Ministry of Justice</text:p>
          </table:table-cell>
          <table:table-cell office:value-type="float" office:value="259" table:content-validation-name="val4" table:style-name="ce83">
            <text:p>259</text:p>
          </table:table-cell>
          <table:table-cell office:value-type="float" office:value="247.28537999999998" table:content-validation-name="val5" table:style-name="ce85">
            <text:p>247.28538</text:p>
          </table:table-cell>
          <table:table-cell office:value-type="float" office:value="684" table:content-validation-name="val4" table:style-name="ce106">
            <text:p>684</text:p>
          </table:table-cell>
          <table:table-cell office:value-type="float" office:value="666.35656000000006" table:content-validation-name="val5" table:style-name="ce107">
            <text:p>666.35656</text:p>
          </table:table-cell>
          <table:table-cell office:value-type="float" office:value="1815" table:content-validation-name="val4" table:style-name="ce104">
            <text:p>1815</text:p>
          </table:table-cell>
          <table:table-cell office:value-type="float" office:value="1767.2687100000001" table:content-validation-name="val5" table:style-name="ce105">
            <text:p>1767.26871</text:p>
          </table:table-cell>
          <table:table-cell office:value-type="float" office:value="992" table:content-validation-name="val4" table:style-name="ce108">
            <text:p>992</text:p>
          </table:table-cell>
          <table:table-cell office:value-type="float" office:value="963.4239" table:content-validation-name="val5" table:style-name="ce109">
            <text:p>963.4239</text:p>
          </table:table-cell>
          <table:table-cell office:value-type="float" office:value="133" table:content-validation-name="val4" table:style-name="ce110">
            <text:p>133</text:p>
          </table:table-cell>
          <table:table-cell office:value-type="float" office:value="128.34038999999999" table:content-validation-name="val5" table:style-name="ce113">
            <text:p>128.34039</text:p>
          </table:table-cell>
          <table:table-cell office:value-type="float" office:value="13" table:content-validation-name="val4" table:style-name="ce112">
            <text:p>13</text:p>
          </table:table-cell>
          <table:table-cell office:value-type="float" office:value="13" table:content-validation-name="val5" table:style-name="ce111">
            <text:p>13</text:p>
          </table:table-cell>
          <table:table-cell office:value-type="float" office:value="3896" table:formula="of:=SUM([.D7];[.F7];[.H7];[.J7];[.L7];[.N7])" table:content-validation-name="val11" table:style-name="ce61">
            <text:p>3,896</text:p>
          </table:table-cell>
          <table:table-cell office:value-type="float" office:value="3785.6749399999994" table:formula="of:=SUM([.E7];[.G7];[.I7];[.K7];[.M7];[.O7])" table:content-validation-name="val11" table:style-name="ce61">
            <text:p>3,786</text:p>
          </table:table-cell>
          <table:table-cell office:value-type="float" office:value="67" table:content-validation-name="val4" table:style-name="ce98">
            <text:p>67</text:p>
          </table:table-cell>
          <table:table-cell office:value-type="float" office:value="66" table:content-validation-name="val5" table:style-name="ce96">
            <text:p>66</text:p>
          </table:table-cell>
          <table:table-cell office:value-type="float" office:value="8" table:content-validation-name="val4" table:style-name="ce97">
            <text:p>8</text:p>
          </table:table-cell>
          <table:table-cell office:value-type="float" office:value="8" table:content-validation-name="val5" table:style-name="ce99">
            <text:p>8</text:p>
          </table:table-cell>
          <table:table-cell office:value-type="float" office:value="377" table:content-validation-name="val4" table:style-name="ce100">
            <text:p>377</text:p>
          </table:table-cell>
          <table:table-cell office:value-type="float" office:value="366" table:content-validation-name="val5" table:style-name="ce101">
            <text:p>366</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452" table:formula="of:=SUM([.R7];[.T7];[.V7];[.X7];)" table:style-name="ce62">
            <text:p>452</text:p>
          </table:table-cell>
          <table:table-cell office:value-type="float" office:value="440" table:formula="of:=SUM([.S7];[.U7];[.W7];[.Y7])" table:style-name="ce62">
            <text:p>440</text:p>
          </table:table-cell>
          <table:table-cell office:value-type="float" office:value="4348" table:formula="of:=[.P7]+[.Z7]" table:content-validation-name="val11" table:style-name="ce63">
            <text:p>4,348</text:p>
          </table:table-cell>
          <table:table-cell office:value-type="float" office:value="4225.674939999999" table:formula="of:=[.Q7]+[.AA7]" table:content-validation-name="val11" table:style-name="ce63">
            <text:p>4,226</text:p>
          </table:table-cell>
          <table:table-cell office:value-type="currency" office:value="11139611.385" table:content-validation-name="val9" table:style-name="ce64">
            <text:p>£11,139,611.39</text:p>
          </table:table-cell>
          <table:table-cell office:value-type="currency" office:value="383097.5" table:content-validation-name="val9" table:style-name="ce64">
            <text:p>£383,097.50</text:p>
          </table:table-cell>
          <table:table-cell office:value-type="currency" office:value="-17839.48" table:content-validation-name="val8" table:style-name="ce64">
            <text:p>-£17,839.48</text:p>
          </table:table-cell>
          <table:table-cell office:value-type="currency" office:value="49077.939999999995" table:content-validation-name="val9" table:style-name="ce64">
            <text:p>£49,077.94</text:p>
          </table:table-cell>
          <table:table-cell office:value-type="currency" office:value="2507020.2349999999" table:content-validation-name="val9" table:style-name="ce64">
            <text:p>£2,507,020.24</text:p>
          </table:table-cell>
          <table:table-cell office:value-type="currency" office:value="1328426.375" table:content-validation-name="val9" table:style-name="ce64">
            <text:p>£1,328,426.38</text:p>
          </table:table-cell>
          <table:table-cell office:value-type="currency" office:value="15389393.954999998" table:formula="of:=SUM([.AD7:.AI7])" table:style-name="ce65">
            <text:p>£15,389,393.96</text:p>
          </table:table-cell>
          <table:table-cell office:value-type="currency" office:value="6514997.4899999993" table:content-validation-name="val9" table:style-name="ce66">
            <text:p>£6,514,997.49</text:p>
          </table:table-cell>
          <table:table-cell office:value-type="currency" office:value="51041.820000000007" table:content-validation-name="val9" table:style-name="ce66">
            <text:p>£51,041.82</text:p>
          </table:table-cell>
          <table:table-cell office:value-type="currency" office:value="6566039.3099999996" table:formula="of:=SUM([.AK7:.AL7])" table:style-name="ce67">
            <text:p>£6,566,039.31</text:p>
          </table:table-cell>
          <table:table-cell office:value-type="currency" office:value="21955433.264999997" table:formula="of:=SUM([.AM7];[.AJ7])" table:style-name="ce65">
            <text:p>£21,955,433.27</text:p>
          </table:table-cell>
          <table:table-cell table:content-validation-name="val11" table:style-name="ce68"/>
          <table:table-cell table:content-validation-name="val11" table:style-name="ce69"/>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Criminal Injuries Compensation Authority</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138" table:content-validation-name="val4" table:style-name="ce84">
            <text:p>138</text:p>
          </table:table-cell>
          <table:table-cell office:value-type="float" office:value="125.94003000000004" table:content-validation-name="val5" table:style-name="ce85">
            <text:p>125.94003</text:p>
          </table:table-cell>
          <table:table-cell office:value-type="float" office:value="84" table:content-validation-name="val4" table:style-name="ce106">
            <text:p>84</text:p>
          </table:table-cell>
          <table:table-cell office:value-type="float" office:value="80.072439999999986" table:content-validation-name="val5" table:style-name="ce107">
            <text:p>80.07244</text:p>
          </table:table-cell>
          <table:table-cell office:value-type="float" office:value="75" table:content-validation-name="val4" table:style-name="ce104">
            <text:p>75</text:p>
          </table:table-cell>
          <table:table-cell office:value-type="float" office:value="73.048639999999992" table:content-validation-name="val5" table:style-name="ce105">
            <text:p>73.04864</text:p>
          </table:table-cell>
          <table:table-cell office:value-type="float" office:value="13" table:content-validation-name="val4" table:style-name="ce108">
            <text:p>13</text:p>
          </table:table-cell>
          <table:table-cell office:value-type="float" office:value="10.37837" table:content-validation-name="val5" table:style-name="ce109">
            <text:p>10.37837</text:p>
          </table:table-cell>
          <table:table-cell office:value-type="float" office:value="1" table:content-validation-name="val4" table:style-name="ce110">
            <text:p>1</text:p>
          </table:table-cell>
          <table:table-cell office:value-type="float" office:value="1" table:content-validation-name="val5" table:style-name="ce113">
            <text:p>1</text:p>
          </table:table-cell>
          <table:table-cell office:value-type="float" office:value="0" table:content-validation-name="val4" table:style-name="ce112">
            <text:p>0</text:p>
          </table:table-cell>
          <table:table-cell office:value-type="float" office:value="0" table:content-validation-name="val5" table:style-name="ce111">
            <text:p>0</text:p>
          </table:table-cell>
          <table:table-cell office:value-type="float" office:value="311" table:formula="of:=SUM([.D8];[.F8];[.H8];[.J8];[.L8];[.N8])" table:content-validation-name="val11" table:style-name="ce61">
            <text:p>311</text:p>
          </table:table-cell>
          <table:table-cell office:value-type="float" office:value="290.43948" table:formula="of:=SUM([.E8];[.G8];[.I8];[.K8];[.M8];[.O8])" table:content-validation-name="val11" table:style-name="ce61">
            <text:p>290</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8];[.T8];[.V8];[.X8];)" table:style-name="ce62">
            <text:p>0</text:p>
          </table:table-cell>
          <table:table-cell office:value-type="float" office:value="0" table:formula="of:=SUM([.S8];[.U8];[.W8];[.Y8])" table:style-name="ce62">
            <text:p>0</text:p>
          </table:table-cell>
          <table:table-cell office:value-type="float" office:value="311" table:formula="of:=[.P8]+[.Z8]" table:content-validation-name="val11" table:style-name="ce63">
            <text:p>311</text:p>
          </table:table-cell>
          <table:table-cell office:value-type="float" office:value="290.43948" table:formula="of:=[.Q8]+[.AA8]" table:content-validation-name="val11" table:style-name="ce63">
            <text:p>290</text:p>
          </table:table-cell>
          <table:table-cell office:value-type="currency" office:value="587173.18999999994" table:content-validation-name="val9" table:style-name="ce64">
            <text:p>£587,173.19</text:p>
          </table:table-cell>
          <table:table-cell office:value-type="currency" office:value="7042.49" table:content-validation-name="val9" table:style-name="ce64">
            <text:p>£7,042.49</text:p>
          </table:table-cell>
          <table:table-cell office:value-type="currency" office:value="4400" table:content-validation-name="val9" table:style-name="ce64">
            <text:p>£4,400.00</text:p>
          </table:table-cell>
          <table:table-cell office:value-type="currency" office:value="1448.29" table:content-validation-name="val9" table:style-name="ce64">
            <text:p>£1,448.29</text:p>
          </table:table-cell>
          <table:table-cell office:value-type="currency" office:value="121450.98" table:content-validation-name="val9" table:style-name="ce64">
            <text:p>£121,450.98</text:p>
          </table:table-cell>
          <table:table-cell office:value-type="currency" office:value="53298.46" table:content-validation-name="val9" table:style-name="ce64">
            <text:p>£53,298.46</text:p>
          </table:table-cell>
          <table:table-cell office:value-type="currency" office:value="774813.40999999992" table:formula="of:=SUM([.AD8:.AI8])" table:style-name="ce65">
            <text:p>£774,813.41</text:p>
          </table:table-cell>
          <table:table-cell office:value-type="currency" office:value="0" table:content-validation-name="val9" table:style-name="ce66">
            <text:p>£0.00</text:p>
          </table:table-cell>
          <table:table-cell office:value-type="currency" office:value="0" table:content-validation-name="val9" table:style-name="ce66">
            <text:p>£0.00</text:p>
          </table:table-cell>
          <table:table-cell office:value-type="currency" office:value="0" table:formula="of:=SUM([.AK8:.AL8])" table:style-name="ce67">
            <text:p>£0.00</text:p>
          </table:table-cell>
          <table:table-cell office:value-type="currency" office:value="774813.40999999992" table:formula="of:=SUM([.AM8];[.AJ8])" table:style-name="ce65">
            <text:p>£774,813.41</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HM Courts and Tribunals Service</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10440" table:content-validation-name="val4" table:style-name="ce84">
            <text:p>10440</text:p>
          </table:table-cell>
          <table:table-cell office:value-type="float" office:value="9061.5669600000729" table:content-validation-name="val5" table:style-name="ce85">
            <text:p>9061.56696</text:p>
          </table:table-cell>
          <table:table-cell office:value-type="float" office:value="2525" table:content-validation-name="val4" table:style-name="ce106">
            <text:p>2525</text:p>
          </table:table-cell>
          <table:table-cell office:value-type="float" office:value="2358.6297399999926" table:content-validation-name="val5" table:style-name="ce107">
            <text:p>2358.62974</text:p>
          </table:table-cell>
          <table:table-cell office:value-type="float" office:value="2401" table:content-validation-name="val4" table:style-name="ce104">
            <text:p>2401</text:p>
          </table:table-cell>
          <table:table-cell office:value-type="float" office:value="2237.7008599999895" table:content-validation-name="val5" table:style-name="ce105">
            <text:p>2237.70086</text:p>
          </table:table-cell>
          <table:table-cell office:value-type="float" office:value="547" table:content-validation-name="val4" table:style-name="ce108">
            <text:p>547</text:p>
          </table:table-cell>
          <table:table-cell office:value-type="float" office:value="534.48936000000026" table:content-validation-name="val5" table:style-name="ce109">
            <text:p>534.48936</text:p>
          </table:table-cell>
          <table:table-cell office:value-type="float" office:value="78" table:content-validation-name="val4" table:style-name="ce110">
            <text:p>78</text:p>
          </table:table-cell>
          <table:table-cell office:value-type="float" office:value="76.457210000000003" table:content-validation-name="val5" table:style-name="ce113">
            <text:p>76.45721</text:p>
          </table:table-cell>
          <table:table-cell office:value-type="float" office:value="1" table:content-validation-name="val4" table:style-name="ce112">
            <text:p>1</text:p>
          </table:table-cell>
          <table:table-cell office:value-type="float" office:value="0.86485999999999996" table:content-validation-name="val5" table:style-name="ce111">
            <text:p>0.86486</text:p>
          </table:table-cell>
          <table:table-cell office:value-type="float" office:value="15992" table:formula="of:=SUM([.D9];[.F9];[.H9];[.J9];[.L9];[.N9])" table:content-validation-name="val11" table:style-name="ce61">
            <text:p>15,992</text:p>
          </table:table-cell>
          <table:table-cell office:value-type="float" office:value="14269.708990000056" table:formula="of:=SUM([.E9];[.G9];[.I9];[.K9];[.M9];[.O9])" table:content-validation-name="val11" table:style-name="ce61">
            <text:p>14,270</text:p>
          </table:table-cell>
          <table:table-cell table:content-validation-name="val4" table:style-name="ce98"/>
          <table:table-cell office:value-type="float" office:value="1840.56" table:content-validation-name="val5" table:style-name="ce96">
            <text:p>1840.56</text:p>
          </table:table-cell>
          <table:table-cell table:content-validation-name="val4" table:style-name="ce97"/>
          <table:table-cell office:value-type="float" office:value="1" table:content-validation-name="val5" table:style-name="ce99">
            <text:p>1</text:p>
          </table:table-cell>
          <table:table-cell table:content-validation-name="val4" table:style-name="ce100"/>
          <table:table-cell office:value-type="float" office:value="50.86" table:content-validation-name="val5" table:style-name="ce101">
            <text:p>50.86</text:p>
          </table:table-cell>
          <table:table-cell table:content-validation-name="val4" table:style-name="ce102"/>
          <table:table-cell table:content-validation-name="val5" table:style-name="ce103"/>
          <table:table-cell office:value-type="float" office:value="0" table:formula="of:=SUM([.R9];[.T9];[.V9];[.X9];)" table:style-name="ce62">
            <text:p>0</text:p>
          </table:table-cell>
          <table:table-cell office:value-type="float" office:value="1892.4199999999998" table:formula="of:=SUM([.S9];[.U9];[.W9];[.Y9])" table:style-name="ce62">
            <text:p>1892.42</text:p>
          </table:table-cell>
          <table:table-cell office:value-type="float" office:value="15992" table:formula="of:=[.P9]+[.Z9]" table:content-validation-name="val11" table:style-name="ce63">
            <text:p>15,992</text:p>
          </table:table-cell>
          <table:table-cell office:value-type="float" office:value="16162.128990000056" table:formula="of:=[.Q9]+[.AA9]" table:content-validation-name="val11" table:style-name="ce63">
            <text:p>16,162</text:p>
          </table:table-cell>
          <table:table-cell office:value-type="currency" office:value="28763452.179999996" table:content-validation-name="val9" table:style-name="ce64">
            <text:p>£28,763,452.18</text:p>
          </table:table-cell>
          <table:table-cell office:value-type="currency" office:value="385454.88999999996" table:content-validation-name="val9" table:style-name="ce64">
            <text:p>£385,454.89</text:p>
          </table:table-cell>
          <table:table-cell office:value-type="currency" office:value="159963.20000000001" table:content-validation-name="val9" table:style-name="ce64">
            <text:p>£159,963.20</text:p>
          </table:table-cell>
          <table:table-cell office:value-type="currency" office:value="476163.65999999992" table:content-validation-name="val9" table:style-name="ce64">
            <text:p>£476,163.66</text:p>
          </table:table-cell>
          <table:table-cell office:value-type="currency" office:value="6010881.3900000006" table:content-validation-name="val9" table:style-name="ce64">
            <text:p>£6,010,881.39</text:p>
          </table:table-cell>
          <table:table-cell office:value-type="currency" office:value="2724627.85" table:content-validation-name="val9" table:style-name="ce64">
            <text:p>£2,724,627.85</text:p>
          </table:table-cell>
          <table:table-cell office:value-type="currency" office:value="38520543.169999994" table:formula="of:=SUM([.AD9:.AI9])" table:style-name="ce65">
            <text:p>£38,520,543.17</text:p>
          </table:table-cell>
          <table:table-cell office:value-type="currency" office:value="6231194.9799999986" table:content-validation-name="val9" table:style-name="ce66">
            <text:p>£6,231,194.98</text:p>
          </table:table-cell>
          <table:table-cell office:value-type="currency" office:value="-2780843.28" table:content-validation-name="val9" table:style-name="ce66">
            <text:p>-£2,780,843.28</text:p>
          </table:table-cell>
          <table:table-cell office:value-type="currency" office:value="3450351.6999999988" table:formula="of:=SUM([.AK9:.AL9])" table:style-name="ce67">
            <text:p>£3,450,351.70</text:p>
          </table:table-cell>
          <table:table-cell office:value-type="currency" office:value="41970894.86999999" table:formula="of:=SUM([.AM9];[.AJ9])" table:style-name="ce65">
            <text:p>£41,970,894.87</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Legal Aid Agency</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512" table:content-validation-name="val4" table:style-name="ce84">
            <text:p>512</text:p>
          </table:table-cell>
          <table:table-cell office:value-type="float" office:value="478.84589" table:content-validation-name="val5" table:style-name="ce85">
            <text:p>478.84589</text:p>
          </table:table-cell>
          <table:table-cell office:value-type="float" office:value="342" table:content-validation-name="val4" table:style-name="ce106">
            <text:p>342</text:p>
          </table:table-cell>
          <table:table-cell office:value-type="float" office:value="321.1725100000001" table:content-validation-name="val5" table:style-name="ce107">
            <text:p>321.17251</text:p>
          </table:table-cell>
          <table:table-cell office:value-type="float" office:value="299" table:content-validation-name="val4" table:style-name="ce104">
            <text:p>299</text:p>
          </table:table-cell>
          <table:table-cell office:value-type="float" office:value="288.41022999999996" table:content-validation-name="val5" table:style-name="ce105">
            <text:p>288.41023</text:p>
          </table:table-cell>
          <table:table-cell office:value-type="float" office:value="88" table:content-validation-name="val4" table:style-name="ce108">
            <text:p>88</text:p>
          </table:table-cell>
          <table:table-cell office:value-type="float" office:value="87.451949999999997" table:content-validation-name="val5" table:style-name="ce109">
            <text:p>87.45195</text:p>
          </table:table-cell>
          <table:table-cell office:value-type="float" office:value="14" table:content-validation-name="val4" table:style-name="ce110">
            <text:p>14</text:p>
          </table:table-cell>
          <table:table-cell office:value-type="float" office:value="12.83334" table:content-validation-name="val5" table:style-name="ce113">
            <text:p>12.83334</text:p>
          </table:table-cell>
          <table:table-cell office:value-type="float" office:value="0" table:content-validation-name="val4" table:style-name="ce112">
            <text:p>0</text:p>
          </table:table-cell>
          <table:table-cell office:value-type="float" office:value="0" table:content-validation-name="val5" table:style-name="ce111">
            <text:p>0</text:p>
          </table:table-cell>
          <table:table-cell office:value-type="float" office:value="1255" table:formula="of:=SUM([.D10];[.F10];[.H10];[.J10];[.L10];[.N10])" table:content-validation-name="val11" table:style-name="ce61">
            <text:p>1,255</text:p>
          </table:table-cell>
          <table:table-cell office:value-type="float" office:value="1188.7139199999999" table:formula="of:=SUM([.E10];[.G10];[.I10];[.K10];[.M10];[.O10])" table:content-validation-name="val11" table:style-name="ce61">
            <text:p>1,189</text:p>
          </table:table-cell>
          <table:table-cell office:value-type="float" office:value="18" table:content-validation-name="val4" table:style-name="ce98">
            <text:p>18</text:p>
          </table:table-cell>
          <table:table-cell office:value-type="float" office:value="17.95" table:content-validation-name="val5" table:style-name="ce96">
            <text:p>17.95</text:p>
          </table:table-cell>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18" table:formula="of:=SUM([.R10];[.T10];[.V10];[.X10];)" table:style-name="ce62">
            <text:p>18</text:p>
          </table:table-cell>
          <table:table-cell office:value-type="float" office:value="17.95" table:formula="of:=SUM([.S10];[.U10];[.W10];[.Y10])" table:style-name="ce62">
            <text:p>17.95</text:p>
          </table:table-cell>
          <table:table-cell office:value-type="float" office:value="1273" table:formula="of:=[.P10]+[.Z10]" table:content-validation-name="val11" table:style-name="ce63">
            <text:p>1,273</text:p>
          </table:table-cell>
          <table:table-cell office:value-type="float" office:value="1206.66392" table:formula="of:=[.Q10]+[.AA10]" table:content-validation-name="val11" table:style-name="ce63">
            <text:p>1,207</text:p>
          </table:table-cell>
          <table:table-cell office:value-type="currency" office:value="2830925.9599999995" table:content-validation-name="val9" table:style-name="ce64">
            <text:p>£2,830,925.96</text:p>
          </table:table-cell>
          <table:table-cell office:value-type="currency" office:value="14130.71" table:content-validation-name="val9" table:style-name="ce64">
            <text:p>£14,130.71</text:p>
          </table:table-cell>
          <table:table-cell office:value-type="currency" office:value="41570" table:content-validation-name="val9" table:style-name="ce64">
            <text:p>£41,570.00</text:p>
          </table:table-cell>
          <table:table-cell office:value-type="currency" office:value="106337.51999999999" table:content-validation-name="val9" table:style-name="ce64">
            <text:p>£106,337.52</text:p>
          </table:table-cell>
          <table:table-cell office:value-type="currency" office:value="541308.47000000009" table:content-validation-name="val9" table:style-name="ce64">
            <text:p>£541,308.47</text:p>
          </table:table-cell>
          <table:table-cell office:value-type="currency" office:value="266276.73000000004" table:content-validation-name="val9" table:style-name="ce64">
            <text:p>£266,276.73</text:p>
          </table:table-cell>
          <table:table-cell office:value-type="currency" office:value="3800549.3899999997" table:formula="of:=SUM([.AD10:.AI10])" table:style-name="ce65">
            <text:p>£3,800,549.39</text:p>
          </table:table-cell>
          <table:table-cell office:value-type="currency" office:value="100956.11" table:content-validation-name="val9" table:style-name="ce66">
            <text:p>£100,956.11</text:p>
          </table:table-cell>
          <table:table-cell table:content-validation-name="val9" table:style-name="ce66"/>
          <table:table-cell office:value-type="currency" office:value="100956.11" table:formula="of:=SUM([.AK10:.AL10])" table:style-name="ce67">
            <text:p>£100,956.11</text:p>
          </table:table-cell>
          <table:table-cell office:value-type="currency" office:value="3901505.4999999995" table:formula="of:=SUM([.AM10];[.AJ10])" table:style-name="ce65">
            <text:p>£3,901,505.5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National Offender Management Service</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28374" table:content-validation-name="val4" table:style-name="ce84">
            <text:p>28374</text:p>
          </table:table-cell>
          <table:table-cell office:value-type="float" office:value="27055.281720000272" table:content-validation-name="val5" table:style-name="ce85">
            <text:p>27055.28172</text:p>
          </table:table-cell>
          <table:table-cell office:value-type="float" office:value="6235" table:content-validation-name="val4" table:style-name="ce106">
            <text:p>6235</text:p>
          </table:table-cell>
          <table:table-cell office:value-type="float" office:value="5984.9931800000068" table:content-validation-name="val5" table:style-name="ce107">
            <text:p>5984.99318</text:p>
          </table:table-cell>
          <table:table-cell office:value-type="float" office:value="5789" table:content-validation-name="val4" table:style-name="ce104">
            <text:p>5789</text:p>
          </table:table-cell>
          <table:table-cell office:value-type="float" office:value="5527.1139700000131" table:content-validation-name="val5" table:style-name="ce105">
            <text:p>5527.11397</text:p>
          </table:table-cell>
          <table:table-cell office:value-type="float" office:value="652" table:content-validation-name="val4" table:style-name="ce108">
            <text:p>652</text:p>
          </table:table-cell>
          <table:table-cell office:value-type="float" office:value="637.72014999999976" table:content-validation-name="val5" table:style-name="ce109">
            <text:p>637.72015</text:p>
          </table:table-cell>
          <table:table-cell office:value-type="float" office:value="63" table:content-validation-name="val4" table:style-name="ce110">
            <text:p>63</text:p>
          </table:table-cell>
          <table:table-cell office:value-type="float" office:value="62.423859999999998" table:content-validation-name="val5" table:style-name="ce113">
            <text:p>62.42386</text:p>
          </table:table-cell>
          <table:table-cell office:value-type="float" office:value="10616" table:content-validation-name="val4" table:style-name="ce112">
            <text:p>10616</text:p>
          </table:table-cell>
          <table:table-cell office:value-type="float" office:value="9769.6768100000045" table:content-validation-name="val5" table:style-name="ce111">
            <text:p>9769.67681</text:p>
          </table:table-cell>
          <table:table-cell office:value-type="float" office:value="51729" table:formula="of:=SUM([.D11];[.F11];[.H11];[.J11];[.L11];[.N11])" table:content-validation-name="val11" table:style-name="ce61">
            <text:p>51,729</text:p>
          </table:table-cell>
          <table:table-cell office:value-type="float" office:value="49037.209690000302" table:formula="of:=SUM([.E11];[.G11];[.I11];[.K11];[.M11];[.O11])" table:content-validation-name="val11" table:style-name="ce61">
            <text:p>49,037</text:p>
          </table:table-cell>
          <table:table-cell office:value-type="float" office:value="1481.0399999999995" table:content-validation-name="val4" table:style-name="ce98">
            <text:p>1481.04</text:p>
          </table:table-cell>
          <table:table-cell office:value-type="float" office:value="1481.0399999999995" table:content-validation-name="val5" table:style-name="ce96">
            <text:p>1481.04</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2.25" table:content-validation-name="val4" table:style-name="ce100">
            <text:p>2.25</text:p>
          </table:table-cell>
          <table:table-cell office:value-type="float" office:value="2.25" table:content-validation-name="val5" table:style-name="ce101">
            <text:p>2.25</text:p>
          </table:table-cell>
          <table:table-cell office:value-type="float" office:value="2" table:content-validation-name="val4" table:style-name="ce102">
            <text:p>2</text:p>
          </table:table-cell>
          <table:table-cell office:value-type="float" office:value="2" table:content-validation-name="val5" table:style-name="ce103">
            <text:p>2</text:p>
          </table:table-cell>
          <table:table-cell office:value-type="float" office:value="1485.2899999999995" table:formula="of:=SUM([.R11];[.T11];[.V11];[.X11];)" table:style-name="ce62">
            <text:p>1485.29</text:p>
          </table:table-cell>
          <table:table-cell office:value-type="float" office:value="1485.2899999999995" table:formula="of:=SUM([.S11];[.U11];[.W11];[.Y11])" table:style-name="ce62">
            <text:p>1485.29</text:p>
          </table:table-cell>
          <table:table-cell office:value-type="float" office:value="53214.29" table:formula="of:=[.P11]+[.Z11]" table:content-validation-name="val11" table:style-name="ce63">
            <text:p>53,214</text:p>
          </table:table-cell>
          <table:table-cell office:value-type="float" office:value="50522.499690000303" table:formula="of:=[.Q11]+[.AA11]" table:content-validation-name="val11" table:style-name="ce63">
            <text:p>50,522</text:p>
          </table:table-cell>
          <table:table-cell office:value-type="currency" office:value="125956984" table:content-validation-name="val9" table:style-name="ce64">
            <text:p>£125,956,984.00</text:p>
          </table:table-cell>
          <table:table-cell table:content-validation-name="val9" table:style-name="ce64"/>
          <table:table-cell table:content-validation-name="val9" table:style-name="ce64"/>
          <table:table-cell office:value-type="currency" office:value="1395351" table:content-validation-name="val9" table:style-name="ce64">
            <text:p>£1,395,351.00</text:p>
          </table:table-cell>
          <table:table-cell office:value-type="currency" office:value="26972365" table:content-validation-name="val9" table:style-name="ce64">
            <text:p>£26,972,365.00</text:p>
          </table:table-cell>
          <table:table-cell office:value-type="currency" office:value="13722184" table:content-validation-name="val9" table:style-name="ce64">
            <text:p>£13,722,184.00</text:p>
          </table:table-cell>
          <table:table-cell office:value-type="currency" office:value="168046884" table:formula="of:=SUM([.AD11:.AI11])" table:style-name="ce65">
            <text:p>£168,046,884.00</text:p>
          </table:table-cell>
          <table:table-cell office:value-type="currency" office:value="4523255" table:content-validation-name="val9" table:style-name="ce66">
            <text:p>£4,523,255.00</text:p>
          </table:table-cell>
          <table:table-cell office:value-type="currency" office:value="192294" table:content-validation-name="val9" table:style-name="ce66">
            <text:p>£192,294.00</text:p>
          </table:table-cell>
          <table:table-cell office:value-type="currency" office:value="4715549" table:formula="of:=SUM([.AK11:.AL11])" table:style-name="ce67">
            <text:p>£4,715,549.00</text:p>
          </table:table-cell>
          <table:table-cell office:value-type="currency" office:value="172762433" table:formula="of:=SUM([.AM11];[.AJ11])" table:style-name="ce65">
            <text:p>£172,762,433.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The Office of the Public Guardian</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797" table:content-validation-name="val4" table:style-name="ce84">
            <text:p>797</text:p>
          </table:table-cell>
          <table:table-cell office:value-type="float" office:value="724.04542999999785" table:content-validation-name="val5" table:style-name="ce85">
            <text:p>724.04543</text:p>
          </table:table-cell>
          <table:table-cell office:value-type="float" office:value="312" table:content-validation-name="val4" table:style-name="ce106">
            <text:p>312</text:p>
          </table:table-cell>
          <table:table-cell office:value-type="float" office:value="296.82297000000005" table:content-validation-name="val5" table:style-name="ce107">
            <text:p>296.82297</text:p>
          </table:table-cell>
          <table:table-cell office:value-type="float" office:value="140" table:content-validation-name="val4" table:style-name="ce104">
            <text:p>140</text:p>
          </table:table-cell>
          <table:table-cell office:value-type="float" office:value="136.10132999999999" table:content-validation-name="val5" table:style-name="ce105">
            <text:p>136.10133</text:p>
          </table:table-cell>
          <table:table-cell office:value-type="float" office:value="19" table:content-validation-name="val4" table:style-name="ce108">
            <text:p>19</text:p>
          </table:table-cell>
          <table:table-cell office:value-type="float" office:value="19" table:content-validation-name="val5" table:style-name="ce109">
            <text:p>19</text:p>
          </table:table-cell>
          <table:table-cell office:value-type="float" office:value="4" table:content-validation-name="val4" table:style-name="ce110">
            <text:p>4</text:p>
          </table:table-cell>
          <table:table-cell office:value-type="float" office:value="4" table:content-validation-name="val5" table:style-name="ce113">
            <text:p>4</text:p>
          </table:table-cell>
          <table:table-cell office:value-type="float" office:value="1" table:content-validation-name="val4" table:style-name="ce112">
            <text:p>1</text:p>
          </table:table-cell>
          <table:table-cell office:value-type="float" office:value="1" table:content-validation-name="val5" table:style-name="ce111">
            <text:p>1</text:p>
          </table:table-cell>
          <table:table-cell office:value-type="float" office:value="1273" table:formula="of:=SUM([.D12];[.F12];[.H12];[.J12];[.L12];[.N12])" table:content-validation-name="val11" table:style-name="ce61">
            <text:p>1,273</text:p>
          </table:table-cell>
          <table:table-cell office:value-type="float" office:value="1180.969729999998" table:formula="of:=SUM([.E12];[.G12];[.I12];[.K12];[.M12];[.O12])" table:content-validation-name="val11" table:style-name="ce61">
            <text:p>1,181</text:p>
          </table:table-cell>
          <table:table-cell office:value-type="float" office:value="238" table:content-validation-name="val4" table:style-name="ce98">
            <text:p>238</text:p>
          </table:table-cell>
          <table:table-cell office:value-type="float" office:value="185.23" table:content-validation-name="val5" table:style-name="ce96">
            <text:p>185.23</text:p>
          </table:table-cell>
          <table:table-cell table:content-validation-name="val4" table:style-name="ce97"/>
          <table:table-cell table:content-validation-name="val5" table:style-name="ce99"/>
          <table:table-cell office:value-type="float" office:value="6" table:content-validation-name="val4" table:style-name="ce100">
            <text:p>6</text:p>
          </table:table-cell>
          <table:table-cell office:value-type="float" office:value="5.2" table:content-validation-name="val5" table:style-name="ce101">
            <text:p>5.2</text:p>
          </table:table-cell>
          <table:table-cell table:content-validation-name="val4" table:style-name="ce102"/>
          <table:table-cell table:content-validation-name="val5" table:style-name="ce103"/>
          <table:table-cell office:value-type="float" office:value="244" table:formula="of:=SUM([.R12];[.T12];[.V12];[.X12];)" table:style-name="ce62">
            <text:p>244</text:p>
          </table:table-cell>
          <table:table-cell office:value-type="float" office:value="190.42999999999998" table:formula="of:=SUM([.S12];[.U12];[.W12];[.Y12])" table:style-name="ce62">
            <text:p>190.43</text:p>
          </table:table-cell>
          <table:table-cell office:value-type="float" office:value="1517" table:formula="of:=[.P12]+[.Z12]" table:content-validation-name="val11" table:style-name="ce63">
            <text:p>1,517</text:p>
          </table:table-cell>
          <table:table-cell office:value-type="float" office:value="1371.399729999998" table:formula="of:=[.Q12]+[.AA12]" table:content-validation-name="val11" table:style-name="ce63">
            <text:p>1,371</text:p>
          </table:table-cell>
          <table:table-cell office:value-type="currency" office:value="2018028.09" table:content-validation-name="val9" table:style-name="ce64">
            <text:p>£2,018,028.09</text:p>
          </table:table-cell>
          <table:table-cell office:value-type="currency" office:value="24307.31" table:content-validation-name="val9" table:style-name="ce64">
            <text:p>£24,307.31</text:p>
          </table:table-cell>
          <table:table-cell office:value-type="currency" office:value="5600" table:content-validation-name="val9" table:style-name="ce64">
            <text:p>£5,600.00</text:p>
          </table:table-cell>
          <table:table-cell office:value-type="currency" office:value="196439.27" table:content-validation-name="val9" table:style-name="ce64">
            <text:p>£196,439.27</text:p>
          </table:table-cell>
          <table:table-cell office:value-type="currency" office:value="394809.08" table:content-validation-name="val9" table:style-name="ce64">
            <text:p>£394,809.08</text:p>
          </table:table-cell>
          <table:table-cell office:value-type="currency" office:value="191103.1" table:content-validation-name="val9" table:style-name="ce64">
            <text:p>£191,103.10</text:p>
          </table:table-cell>
          <table:table-cell office:value-type="currency" office:value="2830286.85" table:formula="of:=SUM([.AD12:.AI12])" table:style-name="ce65">
            <text:p>£2,830,286.85</text:p>
          </table:table-cell>
          <table:table-cell office:value-type="currency" office:value="565965.67000000004" table:content-validation-name="val9" table:style-name="ce66">
            <text:p>£565,965.67</text:p>
          </table:table-cell>
          <table:table-cell table:content-validation-name="val9" table:style-name="ce66"/>
          <table:table-cell office:value-type="currency" office:value="565965.67000000004" table:formula="of:=SUM([.AK12:.AL12])" table:style-name="ce67">
            <text:p>£565,965.67</text:p>
          </table:table-cell>
          <table:table-cell office:value-type="currency" office:value="3396252.52" table:formula="of:=SUM([.AM12];[.AJ12])" table:style-name="ce65">
            <text:p>£3,396,252.52</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Children and Family Court Advisory and Support Services</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table:content-validation-name="val4" table:style-name="ce83"/>
          <table:table-cell table:content-validation-name="val5" table:style-name="ce82"/>
          <table:table-cell table:content-validation-name="val4" table:style-name="ce117"/>
          <table:table-cell table:content-validation-name="val5" table:style-name="ce116"/>
          <table:table-cell table:content-validation-name="val4" table:style-name="ce114"/>
          <table:table-cell table:content-validation-name="val5" table:style-name="ce115"/>
          <table:table-cell table:content-validation-name="val4" table:style-name="ce118"/>
          <table:table-cell table:content-validation-name="val5" table:style-name="ce120"/>
          <table:table-cell table:content-validation-name="val4" table:style-name="ce119"/>
          <table:table-cell table:content-validation-name="val5" table:style-name="ce121"/>
          <table:table-cell office:value-type="float" office:value="1955" table:content-validation-name="val4" table:style-name="ce122">
            <text:p>1955</text:p>
          </table:table-cell>
          <table:table-cell office:value-type="float" office:value="1778.7570334620286" table:content-validation-name="val5" table:style-name="ce123">
            <text:p>1778.757033</text:p>
          </table:table-cell>
          <table:table-cell office:value-type="float" office:value="1955" table:formula="of:=SUM([.D13];[.F13];[.H13];[.J13];[.L13];[.N13])" table:content-validation-name="val11" table:style-name="ce61">
            <text:p>1,955</text:p>
          </table:table-cell>
          <table:table-cell office:value-type="float" office:value="1778.7570334620286" table:formula="of:=SUM([.E13];[.G13];[.I13];[.K13];[.M13];[.O13])" table:content-validation-name="val11" table:style-name="ce61">
            <text:p>1,779</text:p>
          </table:table-cell>
          <table:table-cell office:value-type="float" office:value="56" table:content-validation-name="val4" table:style-name="ce98">
            <text:p>56</text:p>
          </table:table-cell>
          <table:table-cell office:value-type="float" office:value="56" table:content-validation-name="val5" table:style-name="ce96">
            <text:p>56</text:p>
          </table:table-cell>
          <table:table-cell office:value-type="float" office:value="1" table:content-validation-name="val4" table:style-name="ce97">
            <text:p>1</text:p>
          </table:table-cell>
          <table:table-cell office:value-type="float" office:value="1" table:content-validation-name="val5" table:style-name="ce99">
            <text:p>1</text:p>
          </table:table-cell>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57" table:formula="of:=SUM([.R13];[.T13];[.V13];[.X13];)" table:style-name="ce62">
            <text:p>57</text:p>
          </table:table-cell>
          <table:table-cell office:value-type="float" office:value="57" table:formula="of:=SUM([.S13];[.U13];[.W13];[.Y13])" table:style-name="ce62">
            <text:p>57</text:p>
          </table:table-cell>
          <table:table-cell office:value-type="float" office:value="2012" table:formula="of:=[.P13]+[.Z13]" table:content-validation-name="val11" table:style-name="ce63">
            <text:p>2,012</text:p>
          </table:table-cell>
          <table:table-cell office:value-type="float" office:value="1835.7570334620286" table:formula="of:=[.Q13]+[.AA13]" table:content-validation-name="val11" table:style-name="ce63">
            <text:p>1,836</text:p>
          </table:table-cell>
          <table:table-cell office:value-type="currency" office:value="5734518.7899999972" table:content-validation-name="val9" table:style-name="ce64">
            <text:p>£5,734,518.79</text:p>
          </table:table-cell>
          <table:table-cell office:value-type="currency" office:value="88417.449999999983" table:content-validation-name="val9" table:style-name="ce64">
            <text:p>£88,417.45</text:p>
          </table:table-cell>
          <table:table-cell office:value-type="currency" office:value="0" table:content-validation-name="val9" table:style-name="ce64">
            <text:p>£0.00</text:p>
          </table:table-cell>
          <table:table-cell office:value-type="currency" office:value="23508.639999999999" table:content-validation-name="val9" table:style-name="ce64">
            <text:p>£23,508.64</text:p>
          </table:table-cell>
          <table:table-cell office:value-type="currency" office:value="1163544.1400000004" table:content-validation-name="val9" table:style-name="ce64">
            <text:p>£1,163,544.14</text:p>
          </table:table-cell>
          <table:table-cell office:value-type="currency" office:value="642732.83999999985" table:content-validation-name="val9" table:style-name="ce64">
            <text:p>£642,732.84</text:p>
          </table:table-cell>
          <table:table-cell office:value-type="currency" office:value="7652721.8599999975" table:formula="of:=SUM([.AD13:.AI13])" table:style-name="ce65">
            <text:p>£7,652,721.86</text:p>
          </table:table-cell>
          <table:table-cell office:value-type="currency" office:value="523090.44999999995" table:content-validation-name="val9" table:style-name="ce66">
            <text:p>£523,090.45</text:p>
          </table:table-cell>
          <table:table-cell table:content-validation-name="val9" table:style-name="ce66"/>
          <table:table-cell office:value-type="currency" office:value="523090.44999999995" table:formula="of:=SUM([.AK13:.AL13])" table:style-name="ce67">
            <text:p>£523,090.45</text:p>
          </table:table-cell>
          <table:table-cell office:value-type="currency" office:value="8175812.3099999977" table:formula="of:=SUM([.AM13];[.AJ13])" table:style-name="ce65">
            <text:p>£8,175,812.31</text:p>
          </table:table-cell>
          <table:table-cell office:value-type="string" table:content-validation-name="val11" table:style-name="ce68">
            <text:p>Agency staff include Practitioners as well as Admin/Clerical</text:p>
          </table:table-cell>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Criminal Cases Review Commission</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table:content-validation-name="val4" table:style-name="ce83"/>
          <table:table-cell table:content-validation-name="val5" table:style-name="ce82"/>
          <table:table-cell table:content-validation-name="val4" table:style-name="ce117"/>
          <table:table-cell table:content-validation-name="val5" table:style-name="ce116"/>
          <table:table-cell table:content-validation-name="val4" table:style-name="ce114"/>
          <table:table-cell table:content-validation-name="val5" table:style-name="ce115"/>
          <table:table-cell table:content-validation-name="val4" table:style-name="ce118"/>
          <table:table-cell table:content-validation-name="val5" table:style-name="ce120"/>
          <table:table-cell table:content-validation-name="val4" table:style-name="ce119"/>
          <table:table-cell table:content-validation-name="val5" table:style-name="ce121"/>
          <table:table-cell office:value-type="float" office:value="81" table:content-validation-name="val4" table:style-name="ce122">
            <text:p>81</text:p>
          </table:table-cell>
          <table:table-cell office:value-type="float" office:value="75.83" table:content-validation-name="val5" table:style-name="ce123">
            <text:p>75.83</text:p>
          </table:table-cell>
          <table:table-cell office:value-type="float" office:value="81" table:formula="of:=SUM([.D14];[.F14];[.H14];[.J14];[.L14];[.N14])" table:content-validation-name="val11" table:style-name="ce61">
            <text:p>81</text:p>
          </table:table-cell>
          <table:table-cell office:value-type="float" office:value="75.83" table:formula="of:=SUM([.E14];[.G14];[.I14];[.K14];[.M14];[.O14])" table:content-validation-name="val11" table:style-name="ce61">
            <text:p>76</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14];[.T14];[.V14];[.X14];)" table:style-name="ce62">
            <text:p>0</text:p>
          </table:table-cell>
          <table:table-cell office:value-type="float" office:value="0" table:formula="of:=SUM([.S14];[.U14];[.W14];[.Y14])" table:style-name="ce62">
            <text:p>0</text:p>
          </table:table-cell>
          <table:table-cell office:value-type="float" office:value="81" table:formula="of:=[.P14]+[.Z14]" table:content-validation-name="val11" table:style-name="ce63">
            <text:p>81</text:p>
          </table:table-cell>
          <table:table-cell office:value-type="float" office:value="75.83" table:formula="of:=[.Q14]+[.AA14]" table:content-validation-name="val11" table:style-name="ce63">
            <text:p>76</text:p>
          </table:table-cell>
          <table:table-cell office:value-type="currency" office:value="221180.81" table:content-validation-name="val9" table:style-name="ce64">
            <text:p>£221,180.81</text:p>
          </table:table-cell>
          <table:table-cell office:value-type="currency" office:value="66.680000000000007" table:content-validation-name="val9" table:style-name="ce64">
            <text:p>£66.68</text:p>
          </table:table-cell>
          <table:table-cell table:content-validation-name="val9" table:style-name="ce64"/>
          <table:table-cell office:value-type="currency" office:value="159.82" table:content-validation-name="val9" table:style-name="ce64">
            <text:p>£159.82</text:p>
          </table:table-cell>
          <table:table-cell office:value-type="currency" office:value="44819.68" table:content-validation-name="val9" table:style-name="ce64">
            <text:p>£44,819.68</text:p>
          </table:table-cell>
          <table:table-cell office:value-type="currency" office:value="22540.799999999999" table:content-validation-name="val9" table:style-name="ce64">
            <text:p>£22,540.80</text:p>
          </table:table-cell>
          <table:table-cell office:value-type="currency" office:value="288767.78999999998" table:formula="of:=SUM([.AD14:.AI14])" table:style-name="ce65">
            <text:p>£288,767.79</text:p>
          </table:table-cell>
          <table:table-cell office:value-type="currency" office:value="0" table:content-validation-name="val9" table:style-name="ce66">
            <text:p>£0.00</text:p>
          </table:table-cell>
          <table:table-cell table:content-validation-name="val9" table:style-name="ce66"/>
          <table:table-cell office:value-type="currency" office:value="0" table:formula="of:=SUM([.AK14:.AL14])" table:style-name="ce67">
            <text:p>£0.00</text:p>
          </table:table-cell>
          <table:table-cell office:value-type="currency" office:value="288767.78999999998" table:formula="of:=SUM([.AM14];[.AJ14])" table:style-name="ce65">
            <text:p>£288,767.79</text:p>
          </table:table-cell>
          <table:table-cell office:value-type="string" table:content-validation-name="val11" table:style-name="ce68">
            <text:p>This data does not include Commissioners and Non-Executive Directors as they are office holders and not employees.</text:p>
            <text:p>The Commission employees are not Civil Servants and therefore Civil Service grades are not applied to their roles.</text:p>
          </table:table-cell>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Judicial Appointments Commission</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3" table:content-validation-name="val4" table:style-name="ce87">
            <text:p>3</text:p>
          </table:table-cell>
          <table:table-cell office:value-type="float" office:value="2.8" table:content-validation-name="val5" table:style-name="ce86">
            <text:p>2.8</text:p>
          </table:table-cell>
          <table:table-cell office:value-type="float" office:value="14" table:content-validation-name="val4" table:style-name="ce87">
            <text:p>14</text:p>
          </table:table-cell>
          <table:table-cell office:value-type="float" office:value="14" table:content-validation-name="val5" table:style-name="ce86">
            <text:p>14</text:p>
          </table:table-cell>
          <table:table-cell office:value-type="float" office:value="38" table:content-validation-name="val4" table:style-name="ce87">
            <text:p>38</text:p>
          </table:table-cell>
          <table:table-cell office:value-type="float" office:value="37.4" table:content-validation-name="val5" table:style-name="ce86">
            <text:p>37.4</text:p>
          </table:table-cell>
          <table:table-cell office:value-type="float" office:value="9" table:content-validation-name="val4" table:style-name="ce87">
            <text:p>9</text:p>
          </table:table-cell>
          <table:table-cell office:value-type="float" office:value="6.6" table:content-validation-name="val5" table:style-name="ce86">
            <text:p>6.6</text:p>
          </table:table-cell>
          <table:table-cell office:value-type="float" office:value="1" table:content-validation-name="val4" table:style-name="ce87">
            <text:p>1</text:p>
          </table:table-cell>
          <table:table-cell office:value-type="float" office:value="1" table:content-validation-name="val5" table:style-name="ce86">
            <text:p>1</text:p>
          </table:table-cell>
          <table:table-cell office:value-type="float" office:value="1" table:content-validation-name="val4" table:style-name="ce87">
            <text:p>1</text:p>
          </table:table-cell>
          <table:table-cell office:value-type="float" office:value="0.4" table:content-validation-name="val5" table:style-name="ce86">
            <text:p>0.4</text:p>
          </table:table-cell>
          <table:table-cell office:value-type="float" office:value="66" table:formula="of:=SUM([.D15];[.F15];[.H15];[.J15];[.L15];[.N15])" table:content-validation-name="val11" table:style-name="ce61">
            <text:p>66</text:p>
          </table:table-cell>
          <table:table-cell office:value-type="float" office:value="62.2" table:formula="of:=SUM([.E15];[.G15];[.I15];[.K15];[.M15];[.O15])" table:content-validation-name="val11" table:style-name="ce61">
            <text:p>62</text:p>
          </table:table-cell>
          <table:table-cell office:value-type="float" office:value="6" table:content-validation-name="val4" table:style-name="ce98">
            <text:p>6</text:p>
          </table:table-cell>
          <table:table-cell office:value-type="float" office:value="6" table:content-validation-name="val5" table:style-name="ce96">
            <text:p>6</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2" table:content-validation-name="val4" table:style-name="ce102">
            <text:p>2</text:p>
          </table:table-cell>
          <table:table-cell office:value-type="float" office:value="1.1000000000000001" table:content-validation-name="val5" table:style-name="ce103">
            <text:p>1.1</text:p>
          </table:table-cell>
          <table:table-cell office:value-type="float" office:value="8" table:formula="of:=SUM([.R15];[.T15];[.V15];[.X15];)" table:style-name="ce62">
            <text:p>8</text:p>
          </table:table-cell>
          <table:table-cell office:value-type="float" office:value="7.1" table:formula="of:=SUM([.S15];[.U15];[.W15];[.Y15])" table:style-name="ce62">
            <text:p>7.1</text:p>
          </table:table-cell>
          <table:table-cell office:value-type="float" office:value="74" table:formula="of:=[.P15]+[.Z15]" table:content-validation-name="val11" table:style-name="ce63">
            <text:p>74</text:p>
          </table:table-cell>
          <table:table-cell office:value-type="float" office:value="69.3" table:formula="of:=[.Q15]+[.AA15]" table:content-validation-name="val11" table:style-name="ce63">
            <text:p>69</text:p>
          </table:table-cell>
          <table:table-cell office:value-type="currency" office:value="194889.28000000006" table:content-validation-name="val9" table:style-name="ce64">
            <text:p>£194,889.28</text:p>
          </table:table-cell>
          <table:table-cell office:value-type="currency" office:value="1760.74" table:content-validation-name="val9" table:style-name="ce64">
            <text:p>£1,760.74</text:p>
          </table:table-cell>
          <table:table-cell office:value-type="currency" office:value="3258.75" table:content-validation-name="val9" table:style-name="ce64">
            <text:p>£3,258.75</text:p>
          </table:table-cell>
          <table:table-cell office:value-type="currency" office:value="633" table:content-validation-name="val9" table:style-name="ce64">
            <text:p>£633.00</text:p>
          </table:table-cell>
          <table:table-cell office:value-type="currency" office:value="38632.420000000006" table:content-validation-name="val9" table:style-name="ce64">
            <text:p>£38,632.42</text:p>
          </table:table-cell>
          <table:table-cell office:value-type="currency" office:value="20976.280000000006" table:content-validation-name="val9" table:style-name="ce64">
            <text:p>£20,976.28</text:p>
          </table:table-cell>
          <table:table-cell office:value-type="currency" office:value="260150.47000000006" table:formula="of:=SUM([.AD15:.AI15])" table:style-name="ce65">
            <text:p>£260,150.47</text:p>
          </table:table-cell>
          <table:table-cell office:value-type="currency" office:value="14361.36" table:content-validation-name="val9" table:style-name="ce66">
            <text:p>£14,361.36</text:p>
          </table:table-cell>
          <table:table-cell office:value-type="currency" office:value="35140" table:content-validation-name="val9" table:style-name="ce66">
            <text:p>£35,140.00</text:p>
          </table:table-cell>
          <table:table-cell office:value-type="currency" office:value="49501.36" table:formula="of:=SUM([.AK15:.AL15])" table:style-name="ce67">
            <text:p>£49,501.36</text:p>
          </table:table-cell>
          <table:table-cell office:value-type="currency" office:value="309651.83000000007" table:formula="of:=SUM([.AM15];[.AJ15])" table:style-name="ce65">
            <text:p>£309,651.83</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Legal Services Board</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36" table:content-validation-name="val4" table:style-name="ce87">
            <text:p>36</text:p>
          </table:table-cell>
          <table:table-cell office:value-type="float" office:value="33.64" table:content-validation-name="val5" table:style-name="ce86">
            <text:p>33.64</text:p>
          </table:table-cell>
          <table:table-cell office:value-type="float" office:value="36" table:formula="of:=SUM([.D16];[.F16];[.H16];[.J16];[.L16];[.N16])" table:content-validation-name="val11" table:style-name="ce61">
            <text:p>36</text:p>
          </table:table-cell>
          <table:table-cell office:value-type="float" office:value="33.64" table:formula="of:=SUM([.E16];[.G16];[.I16];[.K16];[.M16];[.O16])" table:content-validation-name="val11" table:style-name="ce61">
            <text:p>34</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16];[.T16];[.V16];[.X16];)" table:style-name="ce62">
            <text:p>0</text:p>
          </table:table-cell>
          <table:table-cell office:value-type="float" office:value="0" table:formula="of:=SUM([.S16];[.U16];[.W16];[.Y16])" table:style-name="ce62">
            <text:p>0</text:p>
          </table:table-cell>
          <table:table-cell office:value-type="float" office:value="36" table:formula="of:=[.P16]+[.Z16]" table:content-validation-name="val11" table:style-name="ce63">
            <text:p>36</text:p>
          </table:table-cell>
          <table:table-cell office:value-type="float" office:value="33.64" table:formula="of:=[.Q16]+[.AA16]" table:content-validation-name="val11" table:style-name="ce63">
            <text:p>34</text:p>
          </table:table-cell>
          <table:table-cell office:value-type="currency" office:value="152766.62" table:content-validation-name="val9" table:style-name="ce64">
            <text:p>£152,766.62</text:p>
          </table:table-cell>
          <table:table-cell table:content-validation-name="val9" table:style-name="ce64"/>
          <table:table-cell table:content-validation-name="val9" table:style-name="ce64"/>
          <table:table-cell table:content-validation-name="val9" table:style-name="ce64"/>
          <table:table-cell office:value-type="currency" office:value="20858.89" table:content-validation-name="val9" table:style-name="ce64">
            <text:p>£20,858.89</text:p>
          </table:table-cell>
          <table:table-cell office:value-type="currency" office:value="17968.84" table:content-validation-name="val9" table:style-name="ce64">
            <text:p>£17,968.84</text:p>
          </table:table-cell>
          <table:table-cell office:value-type="currency" office:value="191594.35" table:formula="of:=SUM([.AD16:.AI16])" table:style-name="ce65">
            <text:p>£191,594.35</text:p>
          </table:table-cell>
          <table:table-cell office:value-type="currency" office:value="0" table:content-validation-name="val9" table:style-name="ce66">
            <text:p>£0.00</text:p>
          </table:table-cell>
          <table:table-cell office:value-type="currency" office:value="0" table:content-validation-name="val9" table:style-name="ce66">
            <text:p>£0.00</text:p>
          </table:table-cell>
          <table:table-cell office:value-type="currency" office:value="0" table:formula="of:=SUM([.AK16:.AL16])" table:style-name="ce67">
            <text:p>£0.00</text:p>
          </table:table-cell>
          <table:table-cell office:value-type="currency" office:value="191594.35" table:formula="of:=SUM([.AM16];[.AJ16])" table:style-name="ce65">
            <text:p>£191,594.35</text:p>
          </table:table-cell>
          <table:table-cell office:value-type="string" table:content-validation-name="val11" table:style-name="ce68">
            <text:p>LSB staff are not civil servants, so are not employed on civil service terms and conditions nor do they have a defined benefit pension provision.</text:p>
          </table:table-cell>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Parole Board</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10" table:content-validation-name="val4" table:style-name="ce92">
            <text:p>10</text:p>
          </table:table-cell>
          <table:table-cell office:value-type="float" office:value="8.6" table:content-validation-name="val5" table:style-name="ce95">
            <text:p>8.6</text:p>
          </table:table-cell>
          <table:table-cell office:value-type="float" office:value="84" table:content-validation-name="val4" table:style-name="ce91">
            <text:p>84</text:p>
          </table:table-cell>
          <table:table-cell office:value-type="float" office:value="82.6" table:content-validation-name="val5" table:style-name="ce90">
            <text:p>82.6</text:p>
          </table:table-cell>
          <table:table-cell office:value-type="float" office:value="27" table:content-validation-name="val4" table:style-name="ce91">
            <text:p>27</text:p>
          </table:table-cell>
          <table:table-cell office:value-type="float" office:value="26.1" table:content-validation-name="val5" table:style-name="ce90">
            <text:p>26.1</text:p>
          </table:table-cell>
          <table:table-cell office:value-type="float" office:value="8" table:content-validation-name="val4" table:style-name="ce91">
            <text:p>8</text:p>
          </table:table-cell>
          <table:table-cell office:value-type="float" office:value="7.6" table:content-validation-name="val5" table:style-name="ce90">
            <text:p>7.6</text:p>
          </table:table-cell>
          <table:table-cell office:value-type="float" office:value="1" table:content-validation-name="val4" table:style-name="ce91">
            <text:p>1</text:p>
          </table:table-cell>
          <table:table-cell office:value-type="float" office:value="1" table:content-validation-name="val5" table:style-name="ce90">
            <text:p>1</text:p>
          </table:table-cell>
          <table:table-cell office:value-type="float" office:value="0" table:content-validation-name="val4" table:style-name="ce91">
            <text:p>0</text:p>
          </table:table-cell>
          <table:table-cell office:value-type="float" office:value="0" table:content-validation-name="val5" table:style-name="ce90">
            <text:p>0</text:p>
          </table:table-cell>
          <table:table-cell office:value-type="float" office:value="130" table:formula="of:=SUM([.D17];[.F17];[.H17];[.J17];[.L17];[.N17])" table:content-validation-name="val11" table:style-name="ce61">
            <text:p>130</text:p>
          </table:table-cell>
          <table:table-cell office:value-type="float" office:value="125.89999999999998" table:formula="of:=SUM([.E17];[.G17];[.I17];[.K17];[.M17];[.O17])" table:content-validation-name="val11" table:style-name="ce61">
            <text:p>126</text:p>
          </table:table-cell>
          <table:table-cell office:value-type="float" office:value="13" table:content-validation-name="val4" table:style-name="ce98">
            <text:p>13</text:p>
          </table:table-cell>
          <table:table-cell office:value-type="float" office:value="12" table:content-validation-name="val5" table:style-name="ce96">
            <text:p>12</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13" table:formula="of:=SUM([.R17];[.T17];[.V17];[.X17];)" table:style-name="ce62">
            <text:p>13</text:p>
          </table:table-cell>
          <table:table-cell office:value-type="float" office:value="12" table:formula="of:=SUM([.S17];[.U17];[.W17];[.Y17])" table:style-name="ce62">
            <text:p>12</text:p>
          </table:table-cell>
          <table:table-cell office:value-type="float" office:value="143" table:formula="of:=[.P17]+[.Z17]" table:content-validation-name="val11" table:style-name="ce63">
            <text:p>143</text:p>
          </table:table-cell>
          <table:table-cell office:value-type="float" office:value="137.89999999999998" table:formula="of:=[.Q17]+[.AA17]" table:content-validation-name="val11" table:style-name="ce63">
            <text:p>138</text:p>
          </table:table-cell>
          <table:table-cell office:value-type="currency" office:value="285349.40000000002" table:content-validation-name="val9" table:style-name="ce64">
            <text:p>£285,349.40</text:p>
          </table:table-cell>
          <table:table-cell office:value-type="currency" office:value="1763.1" table:content-validation-name="val9" table:style-name="ce64">
            <text:p>£1,763.10</text:p>
          </table:table-cell>
          <table:table-cell office:value-type="currency" office:value="1400" table:content-validation-name="val9" table:style-name="ce64">
            <text:p>£1,400.00</text:p>
          </table:table-cell>
          <table:table-cell office:value-type="currency" office:value="2259.1999999999998" table:content-validation-name="val9" table:style-name="ce64">
            <text:p>£2,259.20</text:p>
          </table:table-cell>
          <table:table-cell office:value-type="currency" office:value="45673.2" table:content-validation-name="val9" table:style-name="ce64">
            <text:p>£45,673.20</text:p>
          </table:table-cell>
          <table:table-cell office:value-type="currency" office:value="28828.9" table:content-validation-name="val9" table:style-name="ce64">
            <text:p>£28,828.90</text:p>
          </table:table-cell>
          <table:table-cell office:value-type="currency" office:value="365273.80000000005" table:formula="of:=SUM([.AD17:.AI17])" table:style-name="ce65">
            <text:p>£365,273.80</text:p>
          </table:table-cell>
          <table:table-cell office:value-type="currency" office:value="30800" table:content-validation-name="val9" table:style-name="ce66">
            <text:p>£30,800.00</text:p>
          </table:table-cell>
          <table:table-cell table:content-validation-name="val9" table:style-name="ce66"/>
          <table:table-cell office:value-type="currency" office:value="30800" table:formula="of:=SUM([.AK17:.AL17])" table:style-name="ce67">
            <text:p>£30,800.00</text:p>
          </table:table-cell>
          <table:table-cell office:value-type="currency" office:value="396073.80000000005" table:formula="of:=SUM([.AM17];[.AJ17])" table:style-name="ce65">
            <text:p>£396,073.8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Youth Justice Board for England and Wales</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5" table:content-validation-name="val4" table:style-name="ce91">
            <text:p>5</text:p>
          </table:table-cell>
          <table:table-cell office:value-type="float" office:value="4.7" table:content-validation-name="val5" table:style-name="ce90">
            <text:p>4.7</text:p>
          </table:table-cell>
          <table:table-cell office:value-type="float" office:value="8" table:content-validation-name="val4" table:style-name="ce91">
            <text:p>8</text:p>
          </table:table-cell>
          <table:table-cell office:value-type="float" office:value="7.4" table:content-validation-name="val5" table:style-name="ce90">
            <text:p>7.4</text:p>
          </table:table-cell>
          <table:table-cell office:value-type="float" office:value="42" table:content-validation-name="val4" table:style-name="ce91">
            <text:p>42</text:p>
          </table:table-cell>
          <table:table-cell office:value-type="float" office:value="41.3" table:content-validation-name="val5" table:style-name="ce90">
            <text:p>41.3</text:p>
          </table:table-cell>
          <table:table-cell office:value-type="float" office:value="30" table:content-validation-name="val4" table:style-name="ce91">
            <text:p>30</text:p>
          </table:table-cell>
          <table:table-cell office:value-type="float" office:value="28.2" table:content-validation-name="val5" table:style-name="ce90">
            <text:p>28.2</text:p>
          </table:table-cell>
          <table:table-cell office:value-type="float" office:value="1" table:content-validation-name="val4" table:style-name="ce91">
            <text:p>1</text:p>
          </table:table-cell>
          <table:table-cell office:value-type="float" office:value="1" table:content-validation-name="val5" table:style-name="ce90">
            <text:p>1</text:p>
          </table:table-cell>
          <table:table-cell office:value-type="float" office:value="0" table:content-validation-name="val4" table:style-name="ce91">
            <text:p>0</text:p>
          </table:table-cell>
          <table:table-cell office:value-type="float" office:value="0" table:content-validation-name="val5" table:style-name="ce90">
            <text:p>0</text:p>
          </table:table-cell>
          <table:table-cell office:value-type="float" office:value="86" table:formula="of:=SUM([.D18];[.F18];[.H18];[.J18];[.L18];[.N18])" table:content-validation-name="val11" table:style-name="ce61">
            <text:p>86</text:p>
          </table:table-cell>
          <table:table-cell office:value-type="float" office:value="82.6" table:formula="of:=SUM([.E18];[.G18];[.I18];[.K18];[.M18];[.O18])" table:content-validation-name="val11" table:style-name="ce61">
            <text:p>83</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18];[.T18];[.V18];[.X18];)" table:style-name="ce62">
            <text:p>0</text:p>
          </table:table-cell>
          <table:table-cell office:value-type="float" office:value="0" table:formula="of:=SUM([.S18];[.U18];[.W18];[.Y18])" table:style-name="ce62">
            <text:p>0</text:p>
          </table:table-cell>
          <table:table-cell office:value-type="float" office:value="86" table:formula="of:=[.P18]+[.Z18]" table:content-validation-name="val11" table:style-name="ce63">
            <text:p>86</text:p>
          </table:table-cell>
          <table:table-cell office:value-type="float" office:value="82.6" table:formula="of:=[.Q18]+[.AA18]" table:content-validation-name="val11" table:style-name="ce63">
            <text:p>83</text:p>
          </table:table-cell>
          <table:table-cell office:value-type="currency" office:value="192459.85" table:content-validation-name="val9" table:style-name="ce64">
            <text:p>£192,459.85</text:p>
          </table:table-cell>
          <table:table-cell office:value-type="currency" office:value="1144.6600000000001" table:content-validation-name="val9" table:style-name="ce64">
            <text:p>£1,144.66</text:p>
          </table:table-cell>
          <table:table-cell office:value-type="currency" office:value="800" table:content-validation-name="val9" table:style-name="ce64">
            <text:p>£800.00</text:p>
          </table:table-cell>
          <table:table-cell office:value-type="currency" office:value="600.63" table:content-validation-name="val9" table:style-name="ce64">
            <text:p>£600.63</text:p>
          </table:table-cell>
          <table:table-cell office:value-type="currency" office:value="100861.62" table:content-validation-name="val9" table:style-name="ce64">
            <text:p>£100,861.62</text:p>
          </table:table-cell>
          <table:table-cell office:value-type="currency" office:value="55099.43" table:content-validation-name="val9" table:style-name="ce64">
            <text:p>£55,099.43</text:p>
          </table:table-cell>
          <table:table-cell office:value-type="currency" office:value="350966.19" table:formula="of:=SUM([.AD18:.AI18])" table:style-name="ce65">
            <text:p>£350,966.19</text:p>
          </table:table-cell>
          <table:table-cell table:content-validation-name="val9" table:style-name="ce66"/>
          <table:table-cell table:content-validation-name="val9" table:style-name="ce66"/>
          <table:table-cell office:value-type="currency" office:value="0" table:formula="of:=SUM([.AK18:.AL18])" table:style-name="ce67">
            <text:p>£0.00</text:p>
          </table:table-cell>
          <table:table-cell office:value-type="currency" office:value="350966.19" table:formula="of:=SUM([.AM18];[.AJ18])" table:style-name="ce65">
            <text:p>£350,966.19</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19];[.F19];[.H19];[.J19];[.L19];[.N19])" table:content-validation-name="val11" table:style-name="ce61">
            <text:p>0</text:p>
          </table:table-cell>
          <table:table-cell office:value-type="float" office:value="0" table:formula="of:=SUM([.E19];[.G19];[.I19];[.K19];[.M19];[.O1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19];[.T19];[.V19];[.X19];)" table:style-name="ce62">
            <text:p>0</text:p>
          </table:table-cell>
          <table:table-cell office:value-type="float" office:value="0" table:formula="of:=SUM([.S19];[.U19];[.W19];[.Y19])" table:style-name="ce62">
            <text:p>0</text:p>
          </table:table-cell>
          <table:table-cell office:value-type="float" office:value="0" table:formula="of:=[.P19]+[.Z19]" table:content-validation-name="val11" table:style-name="ce63">
            <text:p>0</text:p>
          </table:table-cell>
          <table:table-cell office:value-type="float" office:value="0" table:formula="of:=[.Q19]+[.AA1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19:.AI19])" table:style-name="ce65">
            <text:p>£0.00</text:p>
          </table:table-cell>
          <table:table-cell table:content-validation-name="val9" table:style-name="ce66"/>
          <table:table-cell table:content-validation-name="val9" table:style-name="ce66"/>
          <table:table-cell office:value-type="currency" office:value="0" table:formula="of:=SUM([.AK19:.AL19])" table:style-name="ce67">
            <text:p>£0.00</text:p>
          </table:table-cell>
          <table:table-cell office:value-type="currency" office:value="0" table:formula="of:=SUM([.AM19];[.AJ1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0];[.F20];[.H20];[.J20];[.L20];[.N20])" table:content-validation-name="val11" table:style-name="ce61">
            <text:p>0</text:p>
          </table:table-cell>
          <table:table-cell office:value-type="float" office:value="0" table:formula="of:=SUM([.E20];[.G20];[.I20];[.K20];[.M20];[.O2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0];[.T20];[.V20];[.X20];)" table:style-name="ce62">
            <text:p>0</text:p>
          </table:table-cell>
          <table:table-cell office:value-type="float" office:value="0" table:formula="of:=SUM([.S20];[.U20];[.W20];[.Y20])" table:style-name="ce62">
            <text:p>0</text:p>
          </table:table-cell>
          <table:table-cell office:value-type="float" office:value="0" table:formula="of:=[.P20]+[.Z20]" table:content-validation-name="val11" table:style-name="ce63">
            <text:p>0</text:p>
          </table:table-cell>
          <table:table-cell office:value-type="float" office:value="0" table:formula="of:=[.Q20]+[.AA2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0:.AI20])" table:style-name="ce65">
            <text:p>£0.00</text:p>
          </table:table-cell>
          <table:table-cell table:content-validation-name="val9" table:style-name="ce66"/>
          <table:table-cell table:content-validation-name="val9" table:style-name="ce66"/>
          <table:table-cell office:value-type="currency" office:value="0" table:formula="of:=SUM([.AK20:.AL20])" table:style-name="ce67">
            <text:p>£0.00</text:p>
          </table:table-cell>
          <table:table-cell office:value-type="currency" office:value="0" table:formula="of:=SUM([.AM20];[.AJ2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1];[.F21];[.H21];[.J21];[.L21];[.N21])" table:content-validation-name="val11" table:style-name="ce61">
            <text:p>0</text:p>
          </table:table-cell>
          <table:table-cell office:value-type="float" office:value="0" table:formula="of:=SUM([.E21];[.G21];[.I21];[.K21];[.M21];[.O2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1];[.T21];[.V21];[.X21];)" table:style-name="ce62">
            <text:p>0</text:p>
          </table:table-cell>
          <table:table-cell office:value-type="float" office:value="0" table:formula="of:=SUM([.S21];[.U21];[.W21];[.Y21])" table:style-name="ce62">
            <text:p>0</text:p>
          </table:table-cell>
          <table:table-cell office:value-type="float" office:value="0" table:formula="of:=[.P21]+[.Z21]" table:content-validation-name="val11" table:style-name="ce63">
            <text:p>0</text:p>
          </table:table-cell>
          <table:table-cell office:value-type="float" office:value="0" table:formula="of:=[.Q21]+[.AA2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1:.AI21])" table:style-name="ce65">
            <text:p>£0.00</text:p>
          </table:table-cell>
          <table:table-cell table:content-validation-name="val9" table:style-name="ce66"/>
          <table:table-cell table:content-validation-name="val9" table:style-name="ce66"/>
          <table:table-cell office:value-type="currency" office:value="0" table:formula="of:=SUM([.AK21:.AL21])" table:style-name="ce67">
            <text:p>£0.00</text:p>
          </table:table-cell>
          <table:table-cell office:value-type="currency" office:value="0" table:formula="of:=SUM([.AM21];[.AJ2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2];[.F22];[.H22];[.J22];[.L22];[.N22])" table:content-validation-name="val11" table:style-name="ce61">
            <text:p>0</text:p>
          </table:table-cell>
          <table:table-cell office:value-type="float" office:value="0" table:formula="of:=SUM([.E22];[.G22];[.I22];[.K22];[.M22];[.O2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2];[.T22];[.V22];[.X22];)" table:style-name="ce62">
            <text:p>0</text:p>
          </table:table-cell>
          <table:table-cell office:value-type="float" office:value="0" table:formula="of:=SUM([.S22];[.U22];[.W22];[.Y22])" table:style-name="ce62">
            <text:p>0</text:p>
          </table:table-cell>
          <table:table-cell office:value-type="float" office:value="0" table:formula="of:=[.P22]+[.Z22]" table:content-validation-name="val11" table:style-name="ce63">
            <text:p>0</text:p>
          </table:table-cell>
          <table:table-cell office:value-type="float" office:value="0" table:formula="of:=[.Q22]+[.AA2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2:.AI22])" table:style-name="ce65">
            <text:p>£0.00</text:p>
          </table:table-cell>
          <table:table-cell table:content-validation-name="val9" table:style-name="ce66"/>
          <table:table-cell table:content-validation-name="val9" table:style-name="ce66"/>
          <table:table-cell office:value-type="currency" office:value="0" table:formula="of:=SUM([.AK22:.AL22])" table:style-name="ce67">
            <text:p>£0.00</text:p>
          </table:table-cell>
          <table:table-cell office:value-type="currency" office:value="0" table:formula="of:=SUM([.AM22];[.AJ2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3];[.F23];[.H23];[.J23];[.L23];[.N23])" table:content-validation-name="val11" table:style-name="ce61">
            <text:p>0</text:p>
          </table:table-cell>
          <table:table-cell office:value-type="float" office:value="0" table:formula="of:=SUM([.E23];[.G23];[.I23];[.K23];[.M23];[.O2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3];[.T23];[.V23];[.X23];)" table:style-name="ce62">
            <text:p>0</text:p>
          </table:table-cell>
          <table:table-cell office:value-type="float" office:value="0" table:formula="of:=SUM([.S23];[.U23];[.W23];[.Y23])" table:style-name="ce62">
            <text:p>0</text:p>
          </table:table-cell>
          <table:table-cell office:value-type="float" office:value="0" table:formula="of:=[.P23]+[.Z23]" table:content-validation-name="val11" table:style-name="ce63">
            <text:p>0</text:p>
          </table:table-cell>
          <table:table-cell office:value-type="float" office:value="0" table:formula="of:=[.Q23]+[.AA2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3:.AI23])" table:style-name="ce65">
            <text:p>£0.00</text:p>
          </table:table-cell>
          <table:table-cell table:content-validation-name="val9" table:style-name="ce66"/>
          <table:table-cell table:content-validation-name="val9" table:style-name="ce66"/>
          <table:table-cell office:value-type="currency" office:value="0" table:formula="of:=SUM([.AK23:.AL23])" table:style-name="ce67">
            <text:p>£0.00</text:p>
          </table:table-cell>
          <table:table-cell office:value-type="currency" office:value="0" table:formula="of:=SUM([.AM23];[.AJ2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4];[.F24];[.H24];[.J24];[.L24];[.N24])" table:content-validation-name="val11" table:style-name="ce61">
            <text:p>0</text:p>
          </table:table-cell>
          <table:table-cell office:value-type="float" office:value="0" table:formula="of:=SUM([.E24];[.G24];[.I24];[.K24];[.M24];[.O2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4];[.T24];[.V24];[.X24];)" table:style-name="ce62">
            <text:p>0</text:p>
          </table:table-cell>
          <table:table-cell office:value-type="float" office:value="0" table:formula="of:=SUM([.S24];[.U24];[.W24];[.Y24])" table:style-name="ce62">
            <text:p>0</text:p>
          </table:table-cell>
          <table:table-cell office:value-type="float" office:value="0" table:formula="of:=[.P24]+[.Z24]" table:content-validation-name="val11" table:style-name="ce63">
            <text:p>0</text:p>
          </table:table-cell>
          <table:table-cell office:value-type="float" office:value="0" table:formula="of:=[.Q24]+[.AA2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4:.AI24])" table:style-name="ce65">
            <text:p>£0.00</text:p>
          </table:table-cell>
          <table:table-cell table:content-validation-name="val9" table:style-name="ce66"/>
          <table:table-cell table:content-validation-name="val9" table:style-name="ce66"/>
          <table:table-cell office:value-type="currency" office:value="0" table:formula="of:=SUM([.AK24:.AL24])" table:style-name="ce67">
            <text:p>£0.00</text:p>
          </table:table-cell>
          <table:table-cell office:value-type="currency" office:value="0" table:formula="of:=SUM([.AM24];[.AJ2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5];[.F25];[.H25];[.J25];[.L25];[.N25])" table:content-validation-name="val11" table:style-name="ce61">
            <text:p>0</text:p>
          </table:table-cell>
          <table:table-cell office:value-type="float" office:value="0" table:formula="of:=SUM([.E25];[.G25];[.I25];[.K25];[.M25];[.O2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5];[.T25];[.V25];[.X25];)" table:style-name="ce62">
            <text:p>0</text:p>
          </table:table-cell>
          <table:table-cell office:value-type="float" office:value="0" table:formula="of:=SUM([.S25];[.U25];[.W25];[.Y25])" table:style-name="ce62">
            <text:p>0</text:p>
          </table:table-cell>
          <table:table-cell office:value-type="float" office:value="0" table:formula="of:=[.P25]+[.Z25]" table:content-validation-name="val11" table:style-name="ce63">
            <text:p>0</text:p>
          </table:table-cell>
          <table:table-cell office:value-type="float" office:value="0" table:formula="of:=[.Q25]+[.AA2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5:.AI25])" table:style-name="ce65">
            <text:p>£0.00</text:p>
          </table:table-cell>
          <table:table-cell table:content-validation-name="val9" table:style-name="ce66"/>
          <table:table-cell table:content-validation-name="val9" table:style-name="ce66"/>
          <table:table-cell office:value-type="currency" office:value="0" table:formula="of:=SUM([.AK25:.AL25])" table:style-name="ce67">
            <text:p>£0.00</text:p>
          </table:table-cell>
          <table:table-cell office:value-type="currency" office:value="0" table:formula="of:=SUM([.AM25];[.AJ2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6];[.F26];[.H26];[.J26];[.L26];[.N26])" table:content-validation-name="val11" table:style-name="ce61">
            <text:p>0</text:p>
          </table:table-cell>
          <table:table-cell office:value-type="float" office:value="0" table:formula="of:=SUM([.E26];[.G26];[.I26];[.K26];[.M26];[.O2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6];[.T26];[.V26];[.X26];)" table:style-name="ce62">
            <text:p>0</text:p>
          </table:table-cell>
          <table:table-cell office:value-type="float" office:value="0" table:formula="of:=SUM([.S26];[.U26];[.W26];[.Y26])" table:style-name="ce62">
            <text:p>0</text:p>
          </table:table-cell>
          <table:table-cell office:value-type="float" office:value="0" table:formula="of:=[.P26]+[.Z26]" table:content-validation-name="val11" table:style-name="ce63">
            <text:p>0</text:p>
          </table:table-cell>
          <table:table-cell office:value-type="float" office:value="0" table:formula="of:=[.Q26]+[.AA2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6:.AI26])" table:style-name="ce65">
            <text:p>£0.00</text:p>
          </table:table-cell>
          <table:table-cell table:content-validation-name="val9" table:style-name="ce66"/>
          <table:table-cell table:content-validation-name="val9" table:style-name="ce66"/>
          <table:table-cell office:value-type="currency" office:value="0" table:formula="of:=SUM([.AK26:.AL26])" table:style-name="ce67">
            <text:p>£0.00</text:p>
          </table:table-cell>
          <table:table-cell office:value-type="currency" office:value="0" table:formula="of:=SUM([.AM26];[.AJ2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7];[.F27];[.H27];[.J27];[.L27];[.N27])" table:content-validation-name="val11" table:style-name="ce61">
            <text:p>0</text:p>
          </table:table-cell>
          <table:table-cell office:value-type="float" office:value="0" table:formula="of:=SUM([.E27];[.G27];[.I27];[.K27];[.M27];[.O2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7];[.T27];[.V27];[.X27];)" table:style-name="ce62">
            <text:p>0</text:p>
          </table:table-cell>
          <table:table-cell office:value-type="float" office:value="0" table:formula="of:=SUM([.S27];[.U27];[.W27];[.Y27])" table:style-name="ce62">
            <text:p>0</text:p>
          </table:table-cell>
          <table:table-cell office:value-type="float" office:value="0" table:formula="of:=[.P27]+[.Z27]" table:content-validation-name="val11" table:style-name="ce63">
            <text:p>0</text:p>
          </table:table-cell>
          <table:table-cell office:value-type="float" office:value="0" table:formula="of:=[.Q27]+[.AA2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7:.AI27])" table:style-name="ce65">
            <text:p>£0.00</text:p>
          </table:table-cell>
          <table:table-cell table:content-validation-name="val9" table:style-name="ce66"/>
          <table:table-cell table:content-validation-name="val9" table:style-name="ce66"/>
          <table:table-cell office:value-type="currency" office:value="0" table:formula="of:=SUM([.AK27:.AL27])" table:style-name="ce67">
            <text:p>£0.00</text:p>
          </table:table-cell>
          <table:table-cell office:value-type="currency" office:value="0" table:formula="of:=SUM([.AM27];[.AJ2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8];[.F28];[.H28];[.J28];[.L28];[.N28])" table:content-validation-name="val11" table:style-name="ce61">
            <text:p>0</text:p>
          </table:table-cell>
          <table:table-cell office:value-type="float" office:value="0" table:formula="of:=SUM([.E28];[.G28];[.I28];[.K28];[.M28];[.O2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8];[.T28];[.V28];[.X28];)" table:style-name="ce62">
            <text:p>0</text:p>
          </table:table-cell>
          <table:table-cell office:value-type="float" office:value="0" table:formula="of:=SUM([.S28];[.U28];[.W28];[.Y28])" table:style-name="ce62">
            <text:p>0</text:p>
          </table:table-cell>
          <table:table-cell office:value-type="float" office:value="0" table:formula="of:=[.P28]+[.Z28]" table:content-validation-name="val11" table:style-name="ce63">
            <text:p>0</text:p>
          </table:table-cell>
          <table:table-cell office:value-type="float" office:value="0" table:formula="of:=[.Q28]+[.AA2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8:.AI28])" table:style-name="ce65">
            <text:p>£0.00</text:p>
          </table:table-cell>
          <table:table-cell table:content-validation-name="val9" table:style-name="ce66"/>
          <table:table-cell table:content-validation-name="val9" table:style-name="ce66"/>
          <table:table-cell office:value-type="currency" office:value="0" table:formula="of:=SUM([.AK28:.AL28])" table:style-name="ce67">
            <text:p>£0.00</text:p>
          </table:table-cell>
          <table:table-cell office:value-type="currency" office:value="0" table:formula="of:=SUM([.AM28];[.AJ2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9];[.F29];[.H29];[.J29];[.L29];[.N29])" table:content-validation-name="val11" table:style-name="ce61">
            <text:p>0</text:p>
          </table:table-cell>
          <table:table-cell office:value-type="float" office:value="0" table:formula="of:=SUM([.E29];[.G29];[.I29];[.K29];[.M29];[.O2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9];[.T29];[.V29];[.X29];)" table:style-name="ce62">
            <text:p>0</text:p>
          </table:table-cell>
          <table:table-cell office:value-type="float" office:value="0" table:formula="of:=SUM([.S29];[.U29];[.W29];[.Y29])" table:style-name="ce62">
            <text:p>0</text:p>
          </table:table-cell>
          <table:table-cell office:value-type="float" office:value="0" table:formula="of:=[.P29]+[.Z29]" table:content-validation-name="val11" table:style-name="ce63">
            <text:p>0</text:p>
          </table:table-cell>
          <table:table-cell office:value-type="float" office:value="0" table:formula="of:=[.Q29]+[.AA2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9:.AI29])" table:style-name="ce65">
            <text:p>£0.00</text:p>
          </table:table-cell>
          <table:table-cell table:content-validation-name="val9" table:style-name="ce66"/>
          <table:table-cell table:content-validation-name="val9" table:style-name="ce66"/>
          <table:table-cell office:value-type="currency" office:value="0" table:formula="of:=SUM([.AK29:.AL29])" table:style-name="ce67">
            <text:p>£0.00</text:p>
          </table:table-cell>
          <table:table-cell office:value-type="currency" office:value="0" table:formula="of:=SUM([.AM29];[.AJ2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0];[.F30];[.H30];[.J30];[.L30];[.N30])" table:content-validation-name="val11" table:style-name="ce61">
            <text:p>0</text:p>
          </table:table-cell>
          <table:table-cell office:value-type="float" office:value="0" table:formula="of:=SUM([.E30];[.G30];[.I30];[.K30];[.M30];[.O3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0];[.T30];[.V30];[.X30];)" table:style-name="ce62">
            <text:p>0</text:p>
          </table:table-cell>
          <table:table-cell office:value-type="float" office:value="0" table:formula="of:=SUM([.S30];[.U30];[.W30];[.Y30])" table:style-name="ce62">
            <text:p>0</text:p>
          </table:table-cell>
          <table:table-cell office:value-type="float" office:value="0" table:formula="of:=[.P30]+[.Z30]" table:content-validation-name="val11" table:style-name="ce63">
            <text:p>0</text:p>
          </table:table-cell>
          <table:table-cell office:value-type="float" office:value="0" table:formula="of:=[.Q30]+[.AA3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0:.AI30])" table:style-name="ce65">
            <text:p>£0.00</text:p>
          </table:table-cell>
          <table:table-cell table:content-validation-name="val9" table:style-name="ce66"/>
          <table:table-cell table:content-validation-name="val9" table:style-name="ce66"/>
          <table:table-cell office:value-type="currency" office:value="0" table:formula="of:=SUM([.AK30:.AL30])" table:style-name="ce67">
            <text:p>£0.00</text:p>
          </table:table-cell>
          <table:table-cell office:value-type="currency" office:value="0" table:formula="of:=SUM([.AM30];[.AJ3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1];[.F31];[.H31];[.J31];[.L31];[.N31])" table:content-validation-name="val11" table:style-name="ce61">
            <text:p>0</text:p>
          </table:table-cell>
          <table:table-cell office:value-type="float" office:value="0" table:formula="of:=SUM([.E31];[.G31];[.I31];[.K31];[.M31];[.O3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1];[.T31];[.V31];[.X31];)" table:style-name="ce62">
            <text:p>0</text:p>
          </table:table-cell>
          <table:table-cell office:value-type="float" office:value="0" table:formula="of:=SUM([.S31];[.U31];[.W31];[.Y31])" table:style-name="ce62">
            <text:p>0</text:p>
          </table:table-cell>
          <table:table-cell office:value-type="float" office:value="0" table:formula="of:=[.P31]+[.Z31]" table:content-validation-name="val11" table:style-name="ce63">
            <text:p>0</text:p>
          </table:table-cell>
          <table:table-cell office:value-type="float" office:value="0" table:formula="of:=[.Q31]+[.AA3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1:.AI31])" table:style-name="ce65">
            <text:p>£0.00</text:p>
          </table:table-cell>
          <table:table-cell table:content-validation-name="val9" table:style-name="ce66"/>
          <table:table-cell table:content-validation-name="val9" table:style-name="ce66"/>
          <table:table-cell office:value-type="currency" office:value="0" table:formula="of:=SUM([.AK31:.AL31])" table:style-name="ce67">
            <text:p>£0.00</text:p>
          </table:table-cell>
          <table:table-cell office:value-type="currency" office:value="0" table:formula="of:=SUM([.AM31];[.AJ3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2];[.F32];[.H32];[.J32];[.L32];[.N32])" table:content-validation-name="val11" table:style-name="ce61">
            <text:p>0</text:p>
          </table:table-cell>
          <table:table-cell office:value-type="float" office:value="0" table:formula="of:=SUM([.E32];[.G32];[.I32];[.K32];[.M32];[.O3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2];[.T32];[.V32];[.X32];)" table:style-name="ce62">
            <text:p>0</text:p>
          </table:table-cell>
          <table:table-cell office:value-type="float" office:value="0" table:formula="of:=SUM([.S32];[.U32];[.W32];[.Y32])" table:style-name="ce62">
            <text:p>0</text:p>
          </table:table-cell>
          <table:table-cell office:value-type="float" office:value="0" table:formula="of:=[.P32]+[.Z32]" table:content-validation-name="val11" table:style-name="ce63">
            <text:p>0</text:p>
          </table:table-cell>
          <table:table-cell office:value-type="float" office:value="0" table:formula="of:=[.Q32]+[.AA3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2:.AI32])" table:style-name="ce65">
            <text:p>£0.00</text:p>
          </table:table-cell>
          <table:table-cell table:content-validation-name="val9" table:style-name="ce66"/>
          <table:table-cell table:content-validation-name="val9" table:style-name="ce66"/>
          <table:table-cell office:value-type="currency" office:value="0" table:formula="of:=SUM([.AK32:.AL32])" table:style-name="ce67">
            <text:p>£0.00</text:p>
          </table:table-cell>
          <table:table-cell office:value-type="currency" office:value="0" table:formula="of:=SUM([.AM32];[.AJ3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3];[.F33];[.H33];[.J33];[.L33];[.N33])" table:content-validation-name="val11" table:style-name="ce61">
            <text:p>0</text:p>
          </table:table-cell>
          <table:table-cell office:value-type="float" office:value="0" table:formula="of:=SUM([.E33];[.G33];[.I33];[.K33];[.M33];[.O3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3];[.T33];[.V33];[.X33];)" table:style-name="ce62">
            <text:p>0</text:p>
          </table:table-cell>
          <table:table-cell office:value-type="float" office:value="0" table:formula="of:=SUM([.S33];[.U33];[.W33];[.Y33])" table:style-name="ce62">
            <text:p>0</text:p>
          </table:table-cell>
          <table:table-cell office:value-type="float" office:value="0" table:formula="of:=[.P33]+[.Z33]" table:content-validation-name="val11" table:style-name="ce63">
            <text:p>0</text:p>
          </table:table-cell>
          <table:table-cell office:value-type="float" office:value="0" table:formula="of:=[.Q33]+[.AA3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3:.AI33])" table:style-name="ce65">
            <text:p>£0.00</text:p>
          </table:table-cell>
          <table:table-cell table:content-validation-name="val9" table:style-name="ce66"/>
          <table:table-cell table:content-validation-name="val9" table:style-name="ce66"/>
          <table:table-cell office:value-type="currency" office:value="0" table:formula="of:=SUM([.AK33:.AL33])" table:style-name="ce67">
            <text:p>£0.00</text:p>
          </table:table-cell>
          <table:table-cell office:value-type="currency" office:value="0" table:formula="of:=SUM([.AM33];[.AJ3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4];[.F34];[.H34];[.J34];[.L34];[.N34])" table:content-validation-name="val11" table:style-name="ce61">
            <text:p>0</text:p>
          </table:table-cell>
          <table:table-cell office:value-type="float" office:value="0" table:formula="of:=SUM([.E34];[.G34];[.I34];[.K34];[.M34];[.O3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4];[.T34];[.V34];[.X34];)" table:style-name="ce62">
            <text:p>0</text:p>
          </table:table-cell>
          <table:table-cell office:value-type="float" office:value="0" table:formula="of:=SUM([.S34];[.U34];[.W34];[.Y34])" table:style-name="ce62">
            <text:p>0</text:p>
          </table:table-cell>
          <table:table-cell office:value-type="float" office:value="0" table:formula="of:=[.P34]+[.Z34]" table:content-validation-name="val11" table:style-name="ce63">
            <text:p>0</text:p>
          </table:table-cell>
          <table:table-cell office:value-type="float" office:value="0" table:formula="of:=[.Q34]+[.AA3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4:.AI34])" table:style-name="ce65">
            <text:p>£0.00</text:p>
          </table:table-cell>
          <table:table-cell table:content-validation-name="val9" table:style-name="ce66"/>
          <table:table-cell table:content-validation-name="val9" table:style-name="ce66"/>
          <table:table-cell office:value-type="currency" office:value="0" table:formula="of:=SUM([.AK34:.AL34])" table:style-name="ce67">
            <text:p>£0.00</text:p>
          </table:table-cell>
          <table:table-cell office:value-type="currency" office:value="0" table:formula="of:=SUM([.AM34];[.AJ3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5];[.F35];[.H35];[.J35];[.L35];[.N35])" table:content-validation-name="val11" table:style-name="ce61">
            <text:p>0</text:p>
          </table:table-cell>
          <table:table-cell office:value-type="float" office:value="0" table:formula="of:=SUM([.E35];[.G35];[.I35];[.K35];[.M35];[.O3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5];[.T35];[.V35];[.X35];)" table:style-name="ce62">
            <text:p>0</text:p>
          </table:table-cell>
          <table:table-cell office:value-type="float" office:value="0" table:formula="of:=SUM([.S35];[.U35];[.W35];[.Y35])" table:style-name="ce62">
            <text:p>0</text:p>
          </table:table-cell>
          <table:table-cell office:value-type="float" office:value="0" table:formula="of:=[.P35]+[.Z35]" table:content-validation-name="val11" table:style-name="ce63">
            <text:p>0</text:p>
          </table:table-cell>
          <table:table-cell office:value-type="float" office:value="0" table:formula="of:=[.Q35]+[.AA3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5:.AI35])" table:style-name="ce65">
            <text:p>£0.00</text:p>
          </table:table-cell>
          <table:table-cell table:content-validation-name="val9" table:style-name="ce66"/>
          <table:table-cell table:content-validation-name="val9" table:style-name="ce66"/>
          <table:table-cell office:value-type="currency" office:value="0" table:formula="of:=SUM([.AK35:.AL35])" table:style-name="ce67">
            <text:p>£0.00</text:p>
          </table:table-cell>
          <table:table-cell office:value-type="currency" office:value="0" table:formula="of:=SUM([.AM35];[.AJ3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6];[.F36];[.H36];[.J36];[.L36];[.N36])" table:content-validation-name="val11" table:style-name="ce61">
            <text:p>0</text:p>
          </table:table-cell>
          <table:table-cell office:value-type="float" office:value="0" table:formula="of:=SUM([.E36];[.G36];[.I36];[.K36];[.M36];[.O3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6];[.T36];[.V36];[.X36];)" table:style-name="ce62">
            <text:p>0</text:p>
          </table:table-cell>
          <table:table-cell office:value-type="float" office:value="0" table:formula="of:=SUM([.S36];[.U36];[.W36];[.Y36])" table:style-name="ce62">
            <text:p>0</text:p>
          </table:table-cell>
          <table:table-cell office:value-type="float" office:value="0" table:formula="of:=[.P36]+[.Z36]" table:content-validation-name="val11" table:style-name="ce63">
            <text:p>0</text:p>
          </table:table-cell>
          <table:table-cell office:value-type="float" office:value="0" table:formula="of:=[.Q36]+[.AA3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6:.AI36])" table:style-name="ce65">
            <text:p>£0.00</text:p>
          </table:table-cell>
          <table:table-cell table:content-validation-name="val9" table:style-name="ce66"/>
          <table:table-cell table:content-validation-name="val9" table:style-name="ce66"/>
          <table:table-cell office:value-type="currency" office:value="0" table:formula="of:=SUM([.AK36:.AL36])" table:style-name="ce67">
            <text:p>£0.00</text:p>
          </table:table-cell>
          <table:table-cell office:value-type="currency" office:value="0" table:formula="of:=SUM([.AM36];[.AJ3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7];[.F37];[.H37];[.J37];[.L37];[.N37])" table:content-validation-name="val11" table:style-name="ce61">
            <text:p>0</text:p>
          </table:table-cell>
          <table:table-cell office:value-type="float" office:value="0" table:formula="of:=SUM([.E37];[.G37];[.I37];[.K37];[.M37];[.O3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7];[.T37];[.V37];[.X37];)" table:style-name="ce62">
            <text:p>0</text:p>
          </table:table-cell>
          <table:table-cell office:value-type="float" office:value="0" table:formula="of:=SUM([.S37];[.U37];[.W37];[.Y37])" table:style-name="ce62">
            <text:p>0</text:p>
          </table:table-cell>
          <table:table-cell office:value-type="float" office:value="0" table:formula="of:=[.P37]+[.Z37]" table:content-validation-name="val11" table:style-name="ce63">
            <text:p>0</text:p>
          </table:table-cell>
          <table:table-cell office:value-type="float" office:value="0" table:formula="of:=[.Q37]+[.AA3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7:.AI37])" table:style-name="ce65">
            <text:p>£0.00</text:p>
          </table:table-cell>
          <table:table-cell table:content-validation-name="val9" table:style-name="ce66"/>
          <table:table-cell table:content-validation-name="val9" table:style-name="ce66"/>
          <table:table-cell office:value-type="currency" office:value="0" table:formula="of:=SUM([.AK37:.AL37])" table:style-name="ce67">
            <text:p>£0.00</text:p>
          </table:table-cell>
          <table:table-cell office:value-type="currency" office:value="0" table:formula="of:=SUM([.AM37];[.AJ3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8];[.F38];[.H38];[.J38];[.L38];[.N38])" table:content-validation-name="val11" table:style-name="ce61">
            <text:p>0</text:p>
          </table:table-cell>
          <table:table-cell office:value-type="float" office:value="0" table:formula="of:=SUM([.E38];[.G38];[.I38];[.K38];[.M38];[.O3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8];[.T38];[.V38];[.X38];)" table:style-name="ce62">
            <text:p>0</text:p>
          </table:table-cell>
          <table:table-cell office:value-type="float" office:value="0" table:formula="of:=SUM([.S38];[.U38];[.W38];[.Y38])" table:style-name="ce62">
            <text:p>0</text:p>
          </table:table-cell>
          <table:table-cell office:value-type="float" office:value="0" table:formula="of:=[.P38]+[.Z38]" table:content-validation-name="val11" table:style-name="ce63">
            <text:p>0</text:p>
          </table:table-cell>
          <table:table-cell office:value-type="float" office:value="0" table:formula="of:=[.Q38]+[.AA3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8:.AI38])" table:style-name="ce65">
            <text:p>£0.00</text:p>
          </table:table-cell>
          <table:table-cell table:content-validation-name="val9" table:style-name="ce66"/>
          <table:table-cell table:content-validation-name="val9" table:style-name="ce66"/>
          <table:table-cell office:value-type="currency" office:value="0" table:formula="of:=SUM([.AK38:.AL38])" table:style-name="ce67">
            <text:p>£0.00</text:p>
          </table:table-cell>
          <table:table-cell office:value-type="currency" office:value="0" table:formula="of:=SUM([.AM38];[.AJ3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9];[.F39];[.H39];[.J39];[.L39];[.N39])" table:content-validation-name="val11" table:style-name="ce61">
            <text:p>0</text:p>
          </table:table-cell>
          <table:table-cell office:value-type="float" office:value="0" table:formula="of:=SUM([.E39];[.G39];[.I39];[.K39];[.M39];[.O3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9];[.T39];[.V39];[.X39];)" table:style-name="ce62">
            <text:p>0</text:p>
          </table:table-cell>
          <table:table-cell office:value-type="float" office:value="0" table:formula="of:=SUM([.S39];[.U39];[.W39];[.Y39])" table:style-name="ce62">
            <text:p>0</text:p>
          </table:table-cell>
          <table:table-cell office:value-type="float" office:value="0" table:formula="of:=[.P39]+[.Z39]" table:content-validation-name="val11" table:style-name="ce63">
            <text:p>0</text:p>
          </table:table-cell>
          <table:table-cell office:value-type="float" office:value="0" table:formula="of:=[.Q39]+[.AA3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9:.AI39])" table:style-name="ce65">
            <text:p>£0.00</text:p>
          </table:table-cell>
          <table:table-cell table:content-validation-name="val9" table:style-name="ce66"/>
          <table:table-cell table:content-validation-name="val9" table:style-name="ce66"/>
          <table:table-cell office:value-type="currency" office:value="0" table:formula="of:=SUM([.AK39:.AL39])" table:style-name="ce67">
            <text:p>£0.00</text:p>
          </table:table-cell>
          <table:table-cell office:value-type="currency" office:value="0" table:formula="of:=SUM([.AM39];[.AJ3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0];[.F40];[.H40];[.J40];[.L40];[.N40])" table:content-validation-name="val11" table:style-name="ce61">
            <text:p>0</text:p>
          </table:table-cell>
          <table:table-cell office:value-type="float" office:value="0" table:formula="of:=SUM([.E40];[.G40];[.I40];[.K40];[.M40];[.O4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0];[.T40];[.V40];[.X40];)" table:style-name="ce62">
            <text:p>0</text:p>
          </table:table-cell>
          <table:table-cell office:value-type="float" office:value="0" table:formula="of:=SUM([.S40];[.U40];[.W40];[.Y40])" table:style-name="ce62">
            <text:p>0</text:p>
          </table:table-cell>
          <table:table-cell office:value-type="float" office:value="0" table:formula="of:=[.P40]+[.Z40]" table:content-validation-name="val11" table:style-name="ce63">
            <text:p>0</text:p>
          </table:table-cell>
          <table:table-cell office:value-type="float" office:value="0" table:formula="of:=[.Q40]+[.AA4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0:.AI40])" table:style-name="ce65">
            <text:p>£0.00</text:p>
          </table:table-cell>
          <table:table-cell table:content-validation-name="val9" table:style-name="ce66"/>
          <table:table-cell table:content-validation-name="val9" table:style-name="ce66"/>
          <table:table-cell office:value-type="currency" office:value="0" table:formula="of:=SUM([.AK40:.AL40])" table:style-name="ce67">
            <text:p>£0.00</text:p>
          </table:table-cell>
          <table:table-cell office:value-type="currency" office:value="0" table:formula="of:=SUM([.AM40];[.AJ4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1];[.F41];[.H41];[.J41];[.L41];[.N41])" table:content-validation-name="val11" table:style-name="ce61">
            <text:p>0</text:p>
          </table:table-cell>
          <table:table-cell office:value-type="float" office:value="0" table:formula="of:=SUM([.E41];[.G41];[.I41];[.K41];[.M41];[.O4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1];[.T41];[.V41];[.X41];)" table:style-name="ce62">
            <text:p>0</text:p>
          </table:table-cell>
          <table:table-cell office:value-type="float" office:value="0" table:formula="of:=SUM([.S41];[.U41];[.W41];[.Y41])" table:style-name="ce62">
            <text:p>0</text:p>
          </table:table-cell>
          <table:table-cell office:value-type="float" office:value="0" table:formula="of:=[.P41]+[.Z41]" table:content-validation-name="val11" table:style-name="ce63">
            <text:p>0</text:p>
          </table:table-cell>
          <table:table-cell office:value-type="float" office:value="0" table:formula="of:=[.Q41]+[.AA4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1:.AI41])" table:style-name="ce65">
            <text:p>£0.00</text:p>
          </table:table-cell>
          <table:table-cell table:content-validation-name="val9" table:style-name="ce66"/>
          <table:table-cell table:content-validation-name="val9" table:style-name="ce66"/>
          <table:table-cell office:value-type="currency" office:value="0" table:formula="of:=SUM([.AK41:.AL41])" table:style-name="ce67">
            <text:p>£0.00</text:p>
          </table:table-cell>
          <table:table-cell office:value-type="currency" office:value="0" table:formula="of:=SUM([.AM41];[.AJ4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2];[.F42];[.H42];[.J42];[.L42];[.N42])" table:content-validation-name="val11" table:style-name="ce61">
            <text:p>0</text:p>
          </table:table-cell>
          <table:table-cell office:value-type="float" office:value="0" table:formula="of:=SUM([.E42];[.G42];[.I42];[.K42];[.M42];[.O4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2];[.T42];[.V42];[.X42];)" table:style-name="ce62">
            <text:p>0</text:p>
          </table:table-cell>
          <table:table-cell office:value-type="float" office:value="0" table:formula="of:=SUM([.S42];[.U42];[.W42];[.Y42])" table:style-name="ce62">
            <text:p>0</text:p>
          </table:table-cell>
          <table:table-cell office:value-type="float" office:value="0" table:formula="of:=[.P42]+[.Z42]" table:content-validation-name="val11" table:style-name="ce63">
            <text:p>0</text:p>
          </table:table-cell>
          <table:table-cell office:value-type="float" office:value="0" table:formula="of:=[.Q42]+[.AA4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2:.AI42])" table:style-name="ce65">
            <text:p>£0.00</text:p>
          </table:table-cell>
          <table:table-cell table:content-validation-name="val9" table:style-name="ce66"/>
          <table:table-cell table:content-validation-name="val9" table:style-name="ce66"/>
          <table:table-cell office:value-type="currency" office:value="0" table:formula="of:=SUM([.AK42:.AL42])" table:style-name="ce67">
            <text:p>£0.00</text:p>
          </table:table-cell>
          <table:table-cell office:value-type="currency" office:value="0" table:formula="of:=SUM([.AM42];[.AJ4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3];[.F43];[.H43];[.J43];[.L43];[.N43])" table:content-validation-name="val11" table:style-name="ce61">
            <text:p>0</text:p>
          </table:table-cell>
          <table:table-cell office:value-type="float" office:value="0" table:formula="of:=SUM([.E43];[.G43];[.I43];[.K43];[.M43];[.O4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3];[.T43];[.V43];[.X43];)" table:style-name="ce62">
            <text:p>0</text:p>
          </table:table-cell>
          <table:table-cell office:value-type="float" office:value="0" table:formula="of:=SUM([.S43];[.U43];[.W43];[.Y43])" table:style-name="ce62">
            <text:p>0</text:p>
          </table:table-cell>
          <table:table-cell office:value-type="float" office:value="0" table:formula="of:=[.P43]+[.Z43]" table:content-validation-name="val11" table:style-name="ce63">
            <text:p>0</text:p>
          </table:table-cell>
          <table:table-cell office:value-type="float" office:value="0" table:formula="of:=[.Q43]+[.AA4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3:.AI43])" table:style-name="ce65">
            <text:p>£0.00</text:p>
          </table:table-cell>
          <table:table-cell table:content-validation-name="val9" table:style-name="ce66"/>
          <table:table-cell table:content-validation-name="val9" table:style-name="ce66"/>
          <table:table-cell office:value-type="currency" office:value="0" table:formula="of:=SUM([.AK43:.AL43])" table:style-name="ce67">
            <text:p>£0.00</text:p>
          </table:table-cell>
          <table:table-cell office:value-type="currency" office:value="0" table:formula="of:=SUM([.AM43];[.AJ4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4];[.F44];[.H44];[.J44];[.L44];[.N44])" table:content-validation-name="val11" table:style-name="ce61">
            <text:p>0</text:p>
          </table:table-cell>
          <table:table-cell office:value-type="float" office:value="0" table:formula="of:=SUM([.E44];[.G44];[.I44];[.K44];[.M44];[.O4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4];[.T44];[.V44];[.X44];)" table:style-name="ce62">
            <text:p>0</text:p>
          </table:table-cell>
          <table:table-cell office:value-type="float" office:value="0" table:formula="of:=SUM([.S44];[.U44];[.W44];[.Y44])" table:style-name="ce62">
            <text:p>0</text:p>
          </table:table-cell>
          <table:table-cell office:value-type="float" office:value="0" table:formula="of:=[.P44]+[.Z44]" table:content-validation-name="val11" table:style-name="ce63">
            <text:p>0</text:p>
          </table:table-cell>
          <table:table-cell office:value-type="float" office:value="0" table:formula="of:=[.Q44]+[.AA4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4:.AI44])" table:style-name="ce65">
            <text:p>£0.00</text:p>
          </table:table-cell>
          <table:table-cell table:content-validation-name="val9" table:style-name="ce66"/>
          <table:table-cell table:content-validation-name="val9" table:style-name="ce66"/>
          <table:table-cell office:value-type="currency" office:value="0" table:formula="of:=SUM([.AK44:.AL44])" table:style-name="ce67">
            <text:p>£0.00</text:p>
          </table:table-cell>
          <table:table-cell office:value-type="currency" office:value="0" table:formula="of:=SUM([.AM44];[.AJ4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5];[.F45];[.H45];[.J45];[.L45];[.N45])" table:content-validation-name="val11" table:style-name="ce61">
            <text:p>0</text:p>
          </table:table-cell>
          <table:table-cell office:value-type="float" office:value="0" table:formula="of:=SUM([.E45];[.G45];[.I45];[.K45];[.M45];[.O4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5];[.T45];[.V45];[.X45];)" table:style-name="ce62">
            <text:p>0</text:p>
          </table:table-cell>
          <table:table-cell office:value-type="float" office:value="0" table:formula="of:=SUM([.S45];[.U45];[.W45];[.Y45])" table:style-name="ce62">
            <text:p>0</text:p>
          </table:table-cell>
          <table:table-cell office:value-type="float" office:value="0" table:formula="of:=[.P45]+[.Z45]" table:content-validation-name="val11" table:style-name="ce63">
            <text:p>0</text:p>
          </table:table-cell>
          <table:table-cell office:value-type="float" office:value="0" table:formula="of:=[.Q45]+[.AA4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5:.AI45])" table:style-name="ce65">
            <text:p>£0.00</text:p>
          </table:table-cell>
          <table:table-cell table:content-validation-name="val9" table:style-name="ce66"/>
          <table:table-cell table:content-validation-name="val9" table:style-name="ce66"/>
          <table:table-cell office:value-type="currency" office:value="0" table:formula="of:=SUM([.AK45:.AL45])" table:style-name="ce67">
            <text:p>£0.00</text:p>
          </table:table-cell>
          <table:table-cell office:value-type="currency" office:value="0" table:formula="of:=SUM([.AM45];[.AJ4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6];[.F46];[.H46];[.J46];[.L46];[.N46])" table:content-validation-name="val11" table:style-name="ce61">
            <text:p>0</text:p>
          </table:table-cell>
          <table:table-cell office:value-type="float" office:value="0" table:formula="of:=SUM([.E46];[.G46];[.I46];[.K46];[.M46];[.O4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6];[.T46];[.V46];[.X46];)" table:style-name="ce62">
            <text:p>0</text:p>
          </table:table-cell>
          <table:table-cell office:value-type="float" office:value="0" table:formula="of:=SUM([.S46];[.U46];[.W46];[.Y46])" table:style-name="ce62">
            <text:p>0</text:p>
          </table:table-cell>
          <table:table-cell office:value-type="float" office:value="0" table:formula="of:=[.P46]+[.Z46]" table:content-validation-name="val11" table:style-name="ce63">
            <text:p>0</text:p>
          </table:table-cell>
          <table:table-cell office:value-type="float" office:value="0" table:formula="of:=[.Q46]+[.AA4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6:.AI46])" table:style-name="ce65">
            <text:p>£0.00</text:p>
          </table:table-cell>
          <table:table-cell table:content-validation-name="val9" table:style-name="ce66"/>
          <table:table-cell table:content-validation-name="val9" table:style-name="ce66"/>
          <table:table-cell office:value-type="currency" office:value="0" table:formula="of:=SUM([.AK46:.AL46])" table:style-name="ce67">
            <text:p>£0.00</text:p>
          </table:table-cell>
          <table:table-cell office:value-type="currency" office:value="0" table:formula="of:=SUM([.AM46];[.AJ4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7];[.F47];[.H47];[.J47];[.L47];[.N47])" table:content-validation-name="val11" table:style-name="ce61">
            <text:p>0</text:p>
          </table:table-cell>
          <table:table-cell office:value-type="float" office:value="0" table:formula="of:=SUM([.E47];[.G47];[.I47];[.K47];[.M47];[.O4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7];[.T47];[.V47];[.X47];)" table:style-name="ce62">
            <text:p>0</text:p>
          </table:table-cell>
          <table:table-cell office:value-type="float" office:value="0" table:formula="of:=SUM([.S47];[.U47];[.W47];[.Y47])" table:style-name="ce62">
            <text:p>0</text:p>
          </table:table-cell>
          <table:table-cell office:value-type="float" office:value="0" table:formula="of:=[.P47]+[.Z47]" table:content-validation-name="val11" table:style-name="ce63">
            <text:p>0</text:p>
          </table:table-cell>
          <table:table-cell office:value-type="float" office:value="0" table:formula="of:=[.Q47]+[.AA4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7:.AI47])" table:style-name="ce65">
            <text:p>£0.00</text:p>
          </table:table-cell>
          <table:table-cell table:content-validation-name="val9" table:style-name="ce66"/>
          <table:table-cell table:content-validation-name="val9" table:style-name="ce66"/>
          <table:table-cell office:value-type="currency" office:value="0" table:formula="of:=SUM([.AK47:.AL47])" table:style-name="ce67">
            <text:p>£0.00</text:p>
          </table:table-cell>
          <table:table-cell office:value-type="currency" office:value="0" table:formula="of:=SUM([.AM47];[.AJ4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8];[.F48];[.H48];[.J48];[.L48];[.N48])" table:content-validation-name="val11" table:style-name="ce61">
            <text:p>0</text:p>
          </table:table-cell>
          <table:table-cell office:value-type="float" office:value="0" table:formula="of:=SUM([.E48];[.G48];[.I48];[.K48];[.M48];[.O4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8];[.T48];[.V48];[.X48];)" table:style-name="ce62">
            <text:p>0</text:p>
          </table:table-cell>
          <table:table-cell office:value-type="float" office:value="0" table:formula="of:=SUM([.S48];[.U48];[.W48];[.Y48])" table:style-name="ce62">
            <text:p>0</text:p>
          </table:table-cell>
          <table:table-cell office:value-type="float" office:value="0" table:formula="of:=[.P48]+[.Z48]" table:content-validation-name="val11" table:style-name="ce63">
            <text:p>0</text:p>
          </table:table-cell>
          <table:table-cell office:value-type="float" office:value="0" table:formula="of:=[.Q48]+[.AA4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8:.AI48])" table:style-name="ce65">
            <text:p>£0.00</text:p>
          </table:table-cell>
          <table:table-cell table:content-validation-name="val9" table:style-name="ce66"/>
          <table:table-cell table:content-validation-name="val9" table:style-name="ce66"/>
          <table:table-cell office:value-type="currency" office:value="0" table:formula="of:=SUM([.AK48:.AL48])" table:style-name="ce67">
            <text:p>£0.00</text:p>
          </table:table-cell>
          <table:table-cell office:value-type="currency" office:value="0" table:formula="of:=SUM([.AM48];[.AJ4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9];[.F49];[.H49];[.J49];[.L49];[.N49])" table:content-validation-name="val11" table:style-name="ce61">
            <text:p>0</text:p>
          </table:table-cell>
          <table:table-cell office:value-type="float" office:value="0" table:formula="of:=SUM([.E49];[.G49];[.I49];[.K49];[.M49];[.O4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9];[.T49];[.V49];[.X49];)" table:style-name="ce62">
            <text:p>0</text:p>
          </table:table-cell>
          <table:table-cell office:value-type="float" office:value="0" table:formula="of:=SUM([.S49];[.U49];[.W49];[.Y49])" table:style-name="ce62">
            <text:p>0</text:p>
          </table:table-cell>
          <table:table-cell office:value-type="float" office:value="0" table:formula="of:=[.P49]+[.Z49]" table:content-validation-name="val11" table:style-name="ce63">
            <text:p>0</text:p>
          </table:table-cell>
          <table:table-cell office:value-type="float" office:value="0" table:formula="of:=[.Q49]+[.AA4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9:.AI49])" table:style-name="ce65">
            <text:p>£0.00</text:p>
          </table:table-cell>
          <table:table-cell table:content-validation-name="val9" table:style-name="ce66"/>
          <table:table-cell table:content-validation-name="val9" table:style-name="ce66"/>
          <table:table-cell office:value-type="currency" office:value="0" table:formula="of:=SUM([.AK49:.AL49])" table:style-name="ce67">
            <text:p>£0.00</text:p>
          </table:table-cell>
          <table:table-cell office:value-type="currency" office:value="0" table:formula="of:=SUM([.AM49];[.AJ4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0];[.F50];[.H50];[.J50];[.L50];[.N50])" table:content-validation-name="val11" table:style-name="ce61">
            <text:p>0</text:p>
          </table:table-cell>
          <table:table-cell office:value-type="float" office:value="0" table:formula="of:=SUM([.E50];[.G50];[.I50];[.K50];[.M50];[.O5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0];[.T50];[.V50];[.X50];)" table:style-name="ce62">
            <text:p>0</text:p>
          </table:table-cell>
          <table:table-cell office:value-type="float" office:value="0" table:formula="of:=SUM([.S50];[.U50];[.W50];[.Y50])" table:style-name="ce62">
            <text:p>0</text:p>
          </table:table-cell>
          <table:table-cell office:value-type="float" office:value="0" table:formula="of:=[.P50]+[.Z50]" table:content-validation-name="val11" table:style-name="ce63">
            <text:p>0</text:p>
          </table:table-cell>
          <table:table-cell office:value-type="float" office:value="0" table:formula="of:=[.Q50]+[.AA5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0:.AI50])" table:style-name="ce65">
            <text:p>£0.00</text:p>
          </table:table-cell>
          <table:table-cell table:content-validation-name="val9" table:style-name="ce66"/>
          <table:table-cell table:content-validation-name="val9" table:style-name="ce66"/>
          <table:table-cell office:value-type="currency" office:value="0" table:formula="of:=SUM([.AK50:.AL50])" table:style-name="ce67">
            <text:p>£0.00</text:p>
          </table:table-cell>
          <table:table-cell office:value-type="currency" office:value="0" table:formula="of:=SUM([.AM50];[.AJ5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1];[.F51];[.H51];[.J51];[.L51];[.N51])" table:content-validation-name="val11" table:style-name="ce61">
            <text:p>0</text:p>
          </table:table-cell>
          <table:table-cell office:value-type="float" office:value="0" table:formula="of:=SUM([.E51];[.G51];[.I51];[.K51];[.M51];[.O5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1];[.T51];[.V51];[.X51];)" table:style-name="ce62">
            <text:p>0</text:p>
          </table:table-cell>
          <table:table-cell office:value-type="float" office:value="0" table:formula="of:=SUM([.S51];[.U51];[.W51];[.Y51])" table:style-name="ce62">
            <text:p>0</text:p>
          </table:table-cell>
          <table:table-cell office:value-type="float" office:value="0" table:formula="of:=[.P51]+[.Z51]" table:content-validation-name="val11" table:style-name="ce63">
            <text:p>0</text:p>
          </table:table-cell>
          <table:table-cell office:value-type="float" office:value="0" table:formula="of:=[.Q51]+[.AA5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1:.AI51])" table:style-name="ce65">
            <text:p>£0.00</text:p>
          </table:table-cell>
          <table:table-cell table:content-validation-name="val9" table:style-name="ce66"/>
          <table:table-cell table:content-validation-name="val9" table:style-name="ce66"/>
          <table:table-cell office:value-type="currency" office:value="0" table:formula="of:=SUM([.AK51:.AL51])" table:style-name="ce67">
            <text:p>£0.00</text:p>
          </table:table-cell>
          <table:table-cell office:value-type="currency" office:value="0" table:formula="of:=SUM([.AM51];[.AJ5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2];[.F52];[.H52];[.J52];[.L52];[.N52])" table:content-validation-name="val11" table:style-name="ce61">
            <text:p>0</text:p>
          </table:table-cell>
          <table:table-cell office:value-type="float" office:value="0" table:formula="of:=SUM([.E52];[.G52];[.I52];[.K52];[.M52];[.O5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2];[.T52];[.V52];[.X52];)" table:style-name="ce62">
            <text:p>0</text:p>
          </table:table-cell>
          <table:table-cell office:value-type="float" office:value="0" table:formula="of:=SUM([.S52];[.U52];[.W52];[.Y52])" table:style-name="ce62">
            <text:p>0</text:p>
          </table:table-cell>
          <table:table-cell office:value-type="float" office:value="0" table:formula="of:=[.P52]+[.Z52]" table:content-validation-name="val11" table:style-name="ce63">
            <text:p>0</text:p>
          </table:table-cell>
          <table:table-cell office:value-type="float" office:value="0" table:formula="of:=[.Q52]+[.AA5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2:.AI52])" table:style-name="ce65">
            <text:p>£0.00</text:p>
          </table:table-cell>
          <table:table-cell table:content-validation-name="val9" table:style-name="ce66"/>
          <table:table-cell table:content-validation-name="val9" table:style-name="ce66"/>
          <table:table-cell office:value-type="currency" office:value="0" table:formula="of:=SUM([.AK52:.AL52])" table:style-name="ce67">
            <text:p>£0.00</text:p>
          </table:table-cell>
          <table:table-cell office:value-type="currency" office:value="0" table:formula="of:=SUM([.AM52];[.AJ5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12" table:style-name="ro6">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410" table:style-name="ro6">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style-name="ce54"/>
        </table:table-row>
        <table:table-row table:number-rows-repeated="65062" table:style-name="ro6">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983040" table:style-name="ro6">
          <table:table-cell table:number-columns-repeated="42"/>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named-expressions>
          <table:named-range table:name="Print_Area" table:cell-range-address="Data_sheet.$A$4:Data_sheet.$AP$52" table:base-cell-address="Data_sheet.$A$1"/>
        </table:named-expressions>
      </table:table>
      <table:table table:name="List_of_Organisations" table:style-name="ta2">
        <table:table-column table:style-name="co28" table:default-cell-style-name="ce79"/>
        <table:table-column table:style-name="co29" table:default-cell-style-name="ce81"/>
        <table:table-column table:style-name="co30" table:default-cell-style-name="ce81"/>
        <table:table-column table:style-name="co31" table:default-cell-style-name="ce81"/>
        <table:table-column table:style-name="co5" table:number-columns-repeated="16380" table:default-cell-style-name="ce81"/>
        <table:table-row table:style-name="ro6">
          <table:table-cell table:style-name="ce75"/>
          <table:table-cell office:value-type="string" table:style-name="ce76">
            <text:p>Main, parent or sponsoring department</text:p>
          </table:table-cell>
          <table:table-cell office:value-type="string" table:style-name="ce77">
            <text:p>Organisation name</text:p>
          </table:table-cell>
          <table:table-cell office:value-type="string" table:style-name="ce76">
            <text:p>Organisation type</text:p>
          </table:table-cell>
          <table:table-cell table:number-columns-repeated="16380" table:style-name="ce78"/>
        </table:table-row>
        <table:table-row table:style-name="ro30">
          <table:table-cell table:style-name="ce79"/>
          <table:table-cell office:value-type="string" table:style-name="ce80">
            <text:p>Attorney General's Departments</text:p>
          </table:table-cell>
          <table:table-cell office:value-type="string" table:style-name="ce80">
            <text:p>Attorney General's Office</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Crown Prosecution Service</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Crown Prosecution Service Inspectorate</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Government Legal Department</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Serious Fraud Office</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Big Lottery Fun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Cabinet Office</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Civil Service Commiss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Crown Commercial Servic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Charity Commission</text:p>
          </table:table-cell>
          <table:table-cell office:value-type="string" table:style-name="ce80">
            <text:p>Charity Commission</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Competition and Markets Authority</text:p>
          </table:table-cell>
          <table:table-cell office:value-type="string" table:style-name="ce80">
            <text:p>Competition and Markets Authority</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Advisory Conciliation and Arbitration Service</text:p>
          </table:table-cell>
          <table:table-cell office:value-type="string" table:style-name="ce80">
            <text:p>Crown Non 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Arts and Humanities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Biotechnology and Biological Sciences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British Hallmarking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Department for Business, Energy and Industrial Strategy</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ivil Nuclear Police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al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mmittee on Climate Chang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mpanies Hous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mpetition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Economic and Social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Engineering and Physical Sciences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Film Industry Training Boar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Insolvency Serv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Land Registr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Medical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Met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Natural Environment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Nuclear Decommissioning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Oil and Gas Authorit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Science and Technology Facilities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Technology Strategy Board (Innovate UK)</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UK Intellectual Property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UK Space Agency</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United Kingdom Atomic Energy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Department for Communities and Local Government</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Ebbsfleet Development Corporat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Homes and Communities Agenc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Housing Ombudsman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Leasehold Advisory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Planning Inspectorat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Queen Elizabeth II Conference Centr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Valuation Tribunal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ulture, Media and Sport</text:p>
          </table:table-cell>
          <table:table-cell office:value-type="string" table:style-name="ce80">
            <text:p>Arts Council Englan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ulture, Media and Sport</text:p>
          </table:table-cell>
          <table:table-cell office:value-type="string" table:style-name="ce80">
            <text:p>British Film Institut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British Libra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British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Department for Culture, Media and Sport</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Gambling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Geffrye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Historic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Horniman Public Museum and Public Park Trust</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Horserace Betting Levy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Imperial War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Information Commissioner's Offi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Archive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Galle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Heritage Memorial Fu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Museums Liverpoo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Portrait Galle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ural History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Royal Armouri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Royal Museums Greenwich</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Royal Park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cience Museum Group</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ir John Soane's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port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ports Ground Safety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Tate Galle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UK Anti-Doping</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UK Sport</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Victoria and Albert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Visit Britai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Wallace Collect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Construction Industry Training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Department for Education</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Education Fund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Engineering Construction Industry Training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Equality and Human Righ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Higher Education Funding Council for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National College for Teaching and Leadership</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Office for Fair Acces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Skills Fund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Standards and Test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Student Loans Company Lt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The Office of the Children's Commissione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UK Commission for Employment and Skill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gricultural Wages Board for England and Wal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gricultural Wages Committee x 15</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griculture and Horticulture Development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nimal and Plant Health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Centre for Environment, Fisheries and Aquaculture Scien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Consumer Council for Wate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Department for Environment, Food and Rural Affair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Environment Agenc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Joint Nature Conservation Committe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Marine Management Organisat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National Forest Compan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Natural Englan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Royal Botanic Gardens, Kew</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Rural Payments Agency</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Sea Fish Industry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Veterinary Medicines Directorat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Water Services Regulation Authority</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Department for Exiting the European Union</text:p>
          </table:table-cell>
          <table:table-cell office:value-type="string" table:style-name="ce80">
            <text:p>Department for Exiting the European Union</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International Development</text:p>
          </table:table-cell>
          <table:table-cell office:value-type="string" table:style-name="ce80">
            <text:p>Commonwealth Scholarship Commiss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International Development</text:p>
          </table:table-cell>
          <table:table-cell office:value-type="string" table:style-name="ce80">
            <text:p>Department for International Development</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International Development</text:p>
          </table:table-cell>
          <table:table-cell office:value-type="string" table:style-name="ce80">
            <text:p>Independent Commission for Aid Impact</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International Trade</text:p>
          </table:table-cell>
          <table:table-cell office:value-type="string" table:style-name="ce80">
            <text:p>Department for International Trade</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International Trade</text:p>
          </table:table-cell>
          <table:table-cell office:value-type="string" table:style-name="ce80">
            <text:p>UK Export Finan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British Transport Police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epartment for Transport</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irectly Operated Railways Lt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river and Vehicle Licens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river and Vehicle Standards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High Speed 2</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Maritime and Coastguard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Northern Lighthouse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Office of Rail and Road</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Transport Focu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Trinity Hous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Vehicle Certification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Department for Work and Pension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Disabled Peoples Employment Corporat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Health and Safety Executive</text:p>
          </table:table-cell>
          <table:table-cell office:value-type="string" table:style-name="ce80">
            <text:p>Crown Non 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Independent Living Fu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National Employment Savings Trust Corporat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The Pensions Advisory Servi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The Pensions Regulato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Care Quality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Department of Health (excl agencie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ealth and Social Care Information Centr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ealth Education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ealth Research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uman Fertilisation and Embryology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uman Tissue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Medicines and Healthcare Products Regulatory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Monito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National Institute for Health and Care Excellen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NHS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Public Health England</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Food Standards Agency</text:p>
          </table:table-cell>
          <table:table-cell office:value-type="string" table:style-name="ce80">
            <text:p>Food Standards Agenc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British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FCO Service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Foreign and Commonwealth Off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Great Britain - China Centr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Marshall Aid Commemoration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Westminster Foundation for Democrac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Wilton Park Executive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Government Actuary's Department</text:p>
          </table:table-cell>
          <table:table-cell office:value-type="string" table:style-name="ce80">
            <text:p>Government Actuary's Department</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HM Revenue and Customs</text:p>
          </table:table-cell>
          <table:table-cell office:value-type="string" table:style-name="ce80">
            <text:p>HM Revenue and Custom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HM Revenue and Customs</text:p>
          </table:table-cell>
          <table:table-cell office:value-type="string" table:style-name="ce80">
            <text:p>Valuation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Debt Management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Government Internal Audit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HM Treasury</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National Savings and Investment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Office for Budget Responsibil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Disclosure and Barring Servi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Gangmasters Licensing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Home Office (excl agencie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Independent Police Complain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Office of the Immigration Services Commissione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Security Industry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Defence Electronics and Components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Defence Equipment and Support</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Defence Science and Technology Laborator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Ministry of Defen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National Army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National Museum of the Royal Nav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Royal Air Force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UK Hydrographic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Children and Family Court Advisory and Support Servic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Criminal Cases Review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Criminal Injuries Compensation Authorit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HM Courts and Tribunals Serv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Judicial Appointmen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Legal Aid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Legal Services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Ministry of Just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HMPP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Parole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The Office of the Public Guardian</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Youth Justice Board for England and Wal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National Crime Agency</text:p>
          </table:table-cell>
          <table:table-cell office:value-type="string" table:style-name="ce80">
            <text:p>National Crime Agenc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Northern Ireland Office</text:p>
          </table:table-cell>
          <table:table-cell office:value-type="string" table:style-name="ce80">
            <text:p>Northern Ireland Human Righ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Northern Ireland Office</text:p>
          </table:table-cell>
          <table:table-cell office:value-type="string" table:style-name="ce80">
            <text:p>Northern Ireland Off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Office for Standards in Education, Children's Services and Skills</text:p>
          </table:table-cell>
          <table:table-cell office:value-type="string" table:style-name="ce80">
            <text:p>Office for Standards in Education, Children's Services and Skill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Office of Gas and Electricity Market</text:p>
          </table:table-cell>
          <table:table-cell office:value-type="string" table:style-name="ce80">
            <text:p>Office of Gas and Electricity Market</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Office of Qualifications and Examinations Regulation</text:p>
          </table:table-cell>
          <table:table-cell office:value-type="string" table:style-name="ce80">
            <text:p>Office of Qualifications and Examinations Regulation</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Scotland Office</text:p>
          </table:table-cell>
          <table:table-cell office:value-type="string" table:style-name="ce80">
            <text:p>Scotland Off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Security and Intelligence Services</text:p>
          </table:table-cell>
          <table:table-cell office:value-type="string" table:style-name="ce80">
            <text:p>Security and Intelligence Service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UK Supreme Court</text:p>
          </table:table-cell>
          <table:table-cell office:value-type="string" table:style-name="ce80">
            <text:p>UK Supreme Court</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United Kingdom Statistics Authority</text:p>
          </table:table-cell>
          <table:table-cell office:value-type="string" table:style-name="ce80">
            <text:p>United Kingdom Statistics Authorit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Wales Office</text:p>
          </table:table-cell>
          <table:table-cell office:value-type="string" table:style-name="ce80">
            <text:p>Wales Office</text:p>
          </table:table-cell>
          <table:table-cell office:value-type="string" table:style-name="ce80">
            <text:p>Ministerial Department</text:p>
          </table:table-cell>
          <table:table-cell table:number-columns-repeated="16380"/>
        </table:table-row>
        <table:table-row table:number-rows-repeated="1048380" table:style-name="ro36">
          <table:table-cell table:number-columns-repeated="16384"/>
        </table:table-row>
      </table:table>
      <table:table table:name="'file://dom1/data/HQ/102PF/Shared/Group_LCDSSD3/HRD/Business%20Performance%20Team/009%20-%20Cabinet%20Office%20Monthly%20WFMI/10.%2018-19%20Submissions/07.%20October/Rtn%20to%20Cabinet%20Office/20180930%20COWFMI%20(WEB%20publish).xlsx'#Contents" table:style-name="ta5">
        <table:table-source xlink:href="file://dom1/data/HQ/102PF/Shared/Group_LCDSSD3/HRD/Business%20Performance%20Team/009%20-%20Cabinet%20Office%20Monthly%20WFMI/10.%2018-19%20Submissions/07.%20October/Rtn%20to%20Cabinet%20Office/20180930%20COWFMI%20(WEB%20publish).xlsx" table:table-name="Content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7.%20October/Rtn%20to%20Cabinet%20Office/20180930%20COWFMI%20(WEB%20publish).xlsx'#Cover_sheet" table:style-name="ta5">
        <table:table-source xlink:href="file://dom1/data/HQ/102PF/Shared/Group_LCDSSD3/HRD/Business%20Performance%20Team/009%20-%20Cabinet%20Office%20Monthly%20WFMI/10.%2018-19%20Submissions/07.%20October/Rtn%20to%20Cabinet%20Office/20180930%20COWFMI%20(WEB%20publish).xlsx" table:table-name="Cover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7.%20October/Rtn%20to%20Cabinet%20Office/20180930%20COWFMI%20(WEB%20publish).xlsx'#Data_fields" table:style-name="ta5">
        <table:table-source xlink:href="file://dom1/data/HQ/102PF/Shared/Group_LCDSSD3/HRD/Business%20Performance%20Team/009%20-%20Cabinet%20Office%20Monthly%20WFMI/10.%2018-19%20Submissions/07.%20October/Rtn%20to%20Cabinet%20Office/20180930%20COWFMI%20(WEB%20publish).xlsx" table:table-name="Data_field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7.%20October/Rtn%20to%20Cabinet%20Office/20180930%20COWFMI%20(WEB%20publish).xlsx'#Data_sheet" table:style-name="ta5">
        <table:table-source xlink:href="file://dom1/data/HQ/102PF/Shared/Group_LCDSSD3/HRD/Business%20Performance%20Team/009%20-%20Cabinet%20Office%20Monthly%20WFMI/10.%2018-19%20Submissions/07.%20October/Rtn%20to%20Cabinet%20Office/20180930%20COWFMI%20(WEB%20publish).xlsx" table:table-name="Data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7.%20October/Rtn%20to%20Cabinet%20Office/20180930%20COWFMI%20(WEB%20publish).xlsx'#List_of_Organisations" table:style-name="ta5">
        <table:table-source xlink:href="file://dom1/data/HQ/102PF/Shared/Group_LCDSSD3/HRD/Business%20Performance%20Team/009%20-%20Cabinet%20Office%20Monthly%20WFMI/10.%2018-19%20Submissions/07.%20October/Rtn%20to%20Cabinet%20Office/20180930%20COWFMI%20(WEB%20publish).xlsx" table:table-name="List_of_Organisation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7.%20October/Rtn%20to%20Cabinet%20Office/20180930%20COWFMI%20(WEB%20publish).xlsx'#Drop_down_lists" table:style-name="ta5">
        <table:table-source xlink:href="file://dom1/data/HQ/102PF/Shared/Group_LCDSSD3/HRD/Business%20Performance%20Team/009%20-%20Cabinet%20Office%20Monthly%20WFMI/10.%2018-19%20Submissions/07.%20October/Rtn%20to%20Cabinet%20Office/20180930%20COWFMI%20(WEB%20publish).xlsx" table:table-name="Drop_down_lists" table:mode="copy-results-only"/>
        <table:table-column/>
        <table:table-row table:number-rows-repeated="1048576">
          <table:table-cell table:number-columns-repeated="16384"/>
        </table:table-row>
      </table:table>
      <table:named-expressions>
        <table:named-expression table:name="Main_Department" table:expression="of:=[.#REF!]" table:base-cell-address="Contents.$A$1"/>
      </table:named-expressions>
      <table:database-ranges>
        <table:database-range table:target-range-address="List_of_Organisations.B1:List_of_Organisations.D19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date-style style:name="N36">
      <number:month number:style="long" number:textual="true"/>
      <number:text> </number:text>
      <number:year number:style="long"/>
    </number:date-style>
    <number:currency-style style:name="N37" number:language="en" number:country="GB">
      <number:currency-symbol number:language="en" number:country="GB">£</number:currency-symbol>
      <number:number number:decimal-places="2" number:min-integer-digits="1" number:grouping="true"/>
    </number:currency-style>
    <style:style style:name="cf1" style:family="table-cell" style:data-style-name="N0">
      <style:table-cell-properties fo:background-color="#FF0000"/>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7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Wilson, Andrew</meta:initial-creator>
    <dc:creator>Kilmartin, Maddie</dc:creator>
    <meta:creation-date>2018-12-13T10:36:55Z</meta:creation-date>
    <dc:date>2019-02-28T08:47:58Z</dc:date>
  </office:meta>
</office:document-meta>
</file>